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2" office:value-type="float" office:value="4.864213">
            <text:p>4,864213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1.L21" table:end-x="0.028cm" table:end-y="0.065cm" draw:z-index="0" draw:style-name="gr1" draw:text-style-name="P1" svg:width="17.992cm" svg:height="9.036cm" svg:x="0.101cm" svg:y="0.1cm">
              <draw:object draw:notify-on-update-of-ranges="Feuille1.M2:Feuille1.M2 Feuille1.A1:Feuille1.A44 Feuille1.M3:Feuille1.M3 Feuille1.B1:Feuille1.B44 Feuille1.M4:Feuille1.M4 Feuille1.C1:Feuille1.C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float" office:value="4.739555">
            <text:p>4,739555</text:p>
          </table:table-cell>
          <table:table-cell office:value-type="float" office:value="4.842758">
            <text:p>4,842758</text:p>
          </table:table-cell>
          <table:table-cell table:formula="of:=[.B2]-[.A2]" office:value-type="float" office:value="0.103203">
            <text:p>0,103203</text:p>
          </table:table-cell>
          <table:table-cell table:number-columns-repeated="9"/>
          <table:table-cell office:value-type="string">
            <text:p>price</text:p>
          </table:table-cell>
        </table:table-row>
        <table:table-row table:style-name="ro2">
          <table:table-cell office:value-type="float" office:value="4.798153">
            <text:p>4,798153</text:p>
          </table:table-cell>
          <table:table-cell office:value-type="float" office:value="4.826195">
            <text:p>4,826195</text:p>
          </table:table-cell>
          <table:table-cell table:formula="of:=[.B3]-[.A3]" office:value-type="float" office:value="0.0280420000000001">
            <text:p>0,028042</text:p>
          </table:table-cell>
          <table:table-cell table:number-columns-repeated="9"/>
          <table:table-cell office:value-type="string">
            <text:p>hedge</text:p>
          </table:table-cell>
        </table:table-row>
        <table:table-row table:style-name="ro1">
          <table:table-cell office:value-type="float" office:value="5.050029">
            <text:p>5,050029</text:p>
          </table:table-cell>
          <table:table-cell office:value-type="float" office:value="5.019917">
            <text:p>5,019917</text:p>
          </table:table-cell>
          <table:table-cell table:formula="of:=[.B4]-[.A4]" office:value-type="float" office:value="-0.0301119999999999">
            <text:p>-0,030112</text:p>
          </table:table-cell>
          <table:table-cell table:number-columns-repeated="9"/>
          <table:table-cell office:value-type="string">
            <text:p>p&amp;L</text:p>
          </table:table-cell>
        </table:table-row>
        <table:table-row table:style-name="ro1">
          <table:table-cell office:value-type="float" office:value="5.085205">
            <text:p>5,085205</text:p>
          </table:table-cell>
          <table:table-cell office:value-type="float" office:value="4.95492">
            <text:p>4,95492</text:p>
          </table:table-cell>
          <table:table-cell table:formula="of:=[.B5]-[.A5]" office:value-type="float" office:value="-0.130285">
            <text:p>-0,130285</text:p>
          </table:table-cell>
          <table:table-cell table:number-columns-repeated="10"/>
        </table:table-row>
        <table:table-row table:style-name="ro1">
          <table:table-cell office:value-type="float" office:value="5.254314">
            <text:p>5,254314</text:p>
          </table:table-cell>
          <table:table-cell office:value-type="float" office:value="5.245767">
            <text:p>5,245767</text:p>
          </table:table-cell>
          <table:table-cell table:formula="of:=[.B6]-[.A6]" office:value-type="float" office:value="-0.00854700000000008">
            <text:p>-0,008547</text:p>
          </table:table-cell>
          <table:table-cell table:number-columns-repeated="10"/>
        </table:table-row>
        <table:table-row table:style-name="ro1">
          <table:table-cell office:value-type="float" office:value="5.325972">
            <text:p>5,325972</text:p>
          </table:table-cell>
          <table:table-cell office:value-type="float" office:value="5.308394">
            <text:p>5,308394</text:p>
          </table:table-cell>
          <table:table-cell table:formula="of:=[.B7]-[.A7]" office:value-type="float" office:value="-0.0175780000000003">
            <text:p>-0,017578</text:p>
          </table:table-cell>
          <table:table-cell table:number-columns-repeated="10"/>
        </table:table-row>
        <table:table-row table:style-name="ro1">
          <table:table-cell office:value-type="float" office:value="5.937461">
            <text:p>5,937461</text:p>
          </table:table-cell>
          <table:table-cell office:value-type="float" office:value="5.819611">
            <text:p>5,819611</text:p>
          </table:table-cell>
          <table:table-cell table:formula="of:=[.B8]-[.A8]" office:value-type="float" office:value="-0.11785">
            <text:p>-0,11785</text:p>
          </table:table-cell>
          <table:table-cell table:number-columns-repeated="10"/>
        </table:table-row>
        <table:table-row table:style-name="ro1">
          <table:table-cell office:value-type="float" office:value="6.037222">
            <text:p>6,037222</text:p>
          </table:table-cell>
          <table:table-cell office:value-type="float" office:value="5.884098">
            <text:p>5,884098</text:p>
          </table:table-cell>
          <table:table-cell table:formula="of:=[.B9]-[.A9]" office:value-type="float" office:value="-0.153124">
            <text:p>-0,153124</text:p>
          </table:table-cell>
          <table:table-cell table:number-columns-repeated="10"/>
        </table:table-row>
        <table:table-row table:style-name="ro1">
          <table:table-cell office:value-type="float" office:value="6.304131">
            <text:p>6,304131</text:p>
          </table:table-cell>
          <table:table-cell office:value-type="float" office:value="6.08552">
            <text:p>6,08552</text:p>
          </table:table-cell>
          <table:table-cell table:formula="of:=[.B10]-[.A10]" office:value-type="float" office:value="-0.218611">
            <text:p>-0,218611</text:p>
          </table:table-cell>
          <table:table-cell table:number-columns-repeated="10"/>
        </table:table-row>
        <table:table-row table:style-name="ro1">
          <table:table-cell office:value-type="float" office:value="6.350504">
            <text:p>6,350504</text:p>
          </table:table-cell>
          <table:table-cell office:value-type="float" office:value="6.269467">
            <text:p>6,269467</text:p>
          </table:table-cell>
          <table:table-cell table:formula="of:=[.B11]-[.A11]" office:value-type="float" office:value="-0.0810370000000003">
            <text:p>-0,081037</text:p>
          </table:table-cell>
          <table:table-cell table:number-columns-repeated="10"/>
        </table:table-row>
        <table:table-row table:style-name="ro1">
          <table:table-cell office:value-type="float" office:value="6.482839">
            <text:p>6,482839</text:p>
          </table:table-cell>
          <table:table-cell office:value-type="float" office:value="6.415573">
            <text:p>6,415573</text:p>
          </table:table-cell>
          <table:table-cell table:formula="of:=[.B12]-[.A12]" office:value-type="float" office:value="-0.0672660000000001">
            <text:p>-0,067266</text:p>
          </table:table-cell>
          <table:table-cell table:number-columns-repeated="10"/>
        </table:table-row>
        <table:table-row table:style-name="ro1">
          <table:table-cell office:value-type="float" office:value="6.457297">
            <text:p>6,457297</text:p>
          </table:table-cell>
          <table:table-cell office:value-type="float" office:value="6.37707">
            <text:p>6,37707</text:p>
          </table:table-cell>
          <table:table-cell table:formula="of:=[.B13]-[.A13]" office:value-type="float" office:value="-0.0802269999999998">
            <text:p>-0,080227</text:p>
          </table:table-cell>
          <table:table-cell table:number-columns-repeated="10"/>
        </table:table-row>
        <table:table-row table:style-name="ro1">
          <table:table-cell office:value-type="float" office:value="6.497203">
            <text:p>6,497203</text:p>
          </table:table-cell>
          <table:table-cell office:value-type="float" office:value="6.380064">
            <text:p>6,380064</text:p>
          </table:table-cell>
          <table:table-cell table:formula="of:=[.B14]-[.A14]" office:value-type="float" office:value="-0.117139">
            <text:p>-0,117139</text:p>
          </table:table-cell>
          <table:table-cell table:number-columns-repeated="10"/>
        </table:table-row>
        <table:table-row table:style-name="ro1">
          <table:table-cell office:value-type="float" office:value="5.657783">
            <text:p>5,657783</text:p>
          </table:table-cell>
          <table:table-cell office:value-type="float" office:value="5.607145">
            <text:p>5,607145</text:p>
          </table:table-cell>
          <table:table-cell table:formula="of:=[.B15]-[.A15]" office:value-type="float" office:value="-0.0506380000000002">
            <text:p>-0,050638</text:p>
          </table:table-cell>
          <table:table-cell table:number-columns-repeated="10"/>
        </table:table-row>
        <table:table-row table:style-name="ro1">
          <table:table-cell office:value-type="float" office:value="5.44238">
            <text:p>5,44238</text:p>
          </table:table-cell>
          <table:table-cell office:value-type="float" office:value="5.607266">
            <text:p>5,607266</text:p>
          </table:table-cell>
          <table:table-cell table:formula="of:=[.B16]-[.A16]" office:value-type="float" office:value="0.164886">
            <text:p>0,164886</text:p>
          </table:table-cell>
          <table:table-cell table:number-columns-repeated="10"/>
        </table:table-row>
        <table:table-row table:style-name="ro1">
          <table:table-cell office:value-type="float" office:value="5.325211">
            <text:p>5,325211</text:p>
          </table:table-cell>
          <table:table-cell office:value-type="float" office:value="5.572879">
            <text:p>5,572879</text:p>
          </table:table-cell>
          <table:table-cell table:formula="of:=[.B17]-[.A17]" office:value-type="float" office:value="0.247668">
            <text:p>0,247668</text:p>
          </table:table-cell>
          <table:table-cell table:number-columns-repeated="10"/>
        </table:table-row>
        <table:table-row table:style-name="ro1">
          <table:table-cell office:value-type="float" office:value="5.470559">
            <text:p>5,470559</text:p>
          </table:table-cell>
          <table:table-cell office:value-type="float" office:value="5.67031">
            <text:p>5,67031</text:p>
          </table:table-cell>
          <table:table-cell table:formula="of:=[.B18]-[.A18]" office:value-type="float" office:value="0.199751">
            <text:p>0,199751</text:p>
          </table:table-cell>
          <table:table-cell table:number-columns-repeated="10"/>
        </table:table-row>
        <table:table-row table:style-name="ro1">
          <table:table-cell office:value-type="float" office:value="6.098039">
            <text:p>6,098039</text:p>
          </table:table-cell>
          <table:table-cell office:value-type="float" office:value="6.048456">
            <text:p>6,048456</text:p>
          </table:table-cell>
          <table:table-cell table:formula="of:=[.B19]-[.A19]" office:value-type="float" office:value="-0.0495830000000002">
            <text:p>-0,049583</text:p>
          </table:table-cell>
          <table:table-cell table:number-columns-repeated="10"/>
        </table:table-row>
        <table:table-row table:style-name="ro1">
          <table:table-cell office:value-type="float" office:value="6.670977">
            <text:p>6,670977</text:p>
          </table:table-cell>
          <table:table-cell office:value-type="float" office:value="6.565359">
            <text:p>6,565359</text:p>
          </table:table-cell>
          <table:table-cell table:formula="of:=[.B20]-[.A20]" office:value-type="float" office:value="-0.105618">
            <text:p>-0,105618</text:p>
          </table:table-cell>
          <table:table-cell table:number-columns-repeated="10"/>
        </table:table-row>
        <table:table-row table:style-name="ro1">
          <table:table-cell office:value-type="float" office:value="6.618479">
            <text:p>6,618479</text:p>
          </table:table-cell>
          <table:table-cell office:value-type="float" office:value="6.606676">
            <text:p>6,606676</text:p>
          </table:table-cell>
          <table:table-cell table:formula="of:=[.B21]-[.A21]" office:value-type="float" office:value="-0.0118029999999996">
            <text:p>-0,011803</text:p>
          </table:table-cell>
          <table:table-cell table:number-columns-repeated="10"/>
        </table:table-row>
        <table:table-row table:style-name="ro1">
          <table:table-cell office:value-type="float" office:value="6.706681">
            <text:p>6,706681</text:p>
          </table:table-cell>
          <table:table-cell office:value-type="float" office:value="6.649902">
            <text:p>6,649902</text:p>
          </table:table-cell>
          <table:table-cell table:formula="of:=[.B22]-[.A22]" office:value-type="float" office:value="-0.0567789999999997">
            <text:p>-0,056779</text:p>
          </table:table-cell>
          <table:table-cell table:number-columns-repeated="10"/>
        </table:table-row>
        <table:table-row table:style-name="ro1">
          <table:table-cell office:value-type="float" office:value="6.386349">
            <text:p>6,386349</text:p>
          </table:table-cell>
          <table:table-cell office:value-type="float" office:value="6.344379">
            <text:p>6,344379</text:p>
          </table:table-cell>
          <table:table-cell table:formula="of:=[.B23]-[.A23]" office:value-type="float" office:value="-0.0419700000000001">
            <text:p>-0,04197</text:p>
          </table:table-cell>
          <table:table-cell table:number-columns-repeated="10"/>
        </table:table-row>
        <table:table-row table:style-name="ro1">
          <table:table-cell office:value-type="float" office:value="6.325692">
            <text:p>6,325692</text:p>
          </table:table-cell>
          <table:table-cell office:value-type="float" office:value="6.21431">
            <text:p>6,21431</text:p>
          </table:table-cell>
          <table:table-cell table:formula="of:=[.B24]-[.A24]" office:value-type="float" office:value="-0.111382">
            <text:p>-0,111382</text:p>
          </table:table-cell>
          <table:table-cell table:number-columns-repeated="10"/>
        </table:table-row>
        <table:table-row table:style-name="ro1">
          <table:table-cell office:value-type="float" office:value="6.263353">
            <text:p>6,263353</text:p>
          </table:table-cell>
          <table:table-cell office:value-type="float" office:value="5.925078">
            <text:p>5,925078</text:p>
          </table:table-cell>
          <table:table-cell table:formula="of:=[.B25]-[.A25]" office:value-type="float" office:value="-0.338275">
            <text:p>-0,338275</text:p>
          </table:table-cell>
          <table:table-cell table:number-columns-repeated="10"/>
        </table:table-row>
        <table:table-row table:style-name="ro1">
          <table:table-cell office:value-type="float" office:value="5.623623">
            <text:p>5,623623</text:p>
          </table:table-cell>
          <table:table-cell office:value-type="float" office:value="5.104351">
            <text:p>5,104351</text:p>
          </table:table-cell>
          <table:table-cell table:formula="of:=[.B26]-[.A26]" office:value-type="float" office:value="-0.519272">
            <text:p>-0,519272</text:p>
          </table:table-cell>
          <table:table-cell table:number-columns-repeated="10"/>
        </table:table-row>
        <table:table-row table:style-name="ro1">
          <table:table-cell office:value-type="float" office:value="6.23987">
            <text:p>6,23987</text:p>
          </table:table-cell>
          <table:table-cell office:value-type="float" office:value="5.764054">
            <text:p>5,764054</text:p>
          </table:table-cell>
          <table:table-cell table:formula="of:=[.B27]-[.A27]" office:value-type="float" office:value="-0.475816">
            <text:p>-0,475816</text:p>
          </table:table-cell>
          <table:table-cell table:number-columns-repeated="10"/>
        </table:table-row>
        <table:table-row table:style-name="ro1">
          <table:table-cell office:value-type="float" office:value="5.875279">
            <text:p>5,875279</text:p>
          </table:table-cell>
          <table:table-cell office:value-type="float" office:value="5.471126">
            <text:p>5,471126</text:p>
          </table:table-cell>
          <table:table-cell table:formula="of:=[.B28]-[.A28]" office:value-type="float" office:value="-0.404153">
            <text:p>-0,404153</text:p>
          </table:table-cell>
          <table:table-cell table:number-columns-repeated="10"/>
        </table:table-row>
        <table:table-row table:style-name="ro1">
          <table:table-cell office:value-type="float" office:value="5.474087">
            <text:p>5,474087</text:p>
          </table:table-cell>
          <table:table-cell office:value-type="float" office:value="5.005042">
            <text:p>5,005042</text:p>
          </table:table-cell>
          <table:table-cell table:formula="of:=[.B29]-[.A29]" office:value-type="float" office:value="-0.469045">
            <text:p>-0,469045</text:p>
          </table:table-cell>
          <table:table-cell table:number-columns-repeated="10"/>
        </table:table-row>
        <table:table-row table:style-name="ro1">
          <table:table-cell office:value-type="float" office:value="4.970724">
            <text:p>4,970724</text:p>
          </table:table-cell>
          <table:table-cell office:value-type="float" office:value="4.699101">
            <text:p>4,699101</text:p>
          </table:table-cell>
          <table:table-cell table:formula="of:=[.B30]-[.A30]" office:value-type="float" office:value="-0.271623">
            <text:p>-0,271623</text:p>
          </table:table-cell>
          <table:table-cell table:number-columns-repeated="10"/>
        </table:table-row>
        <table:table-row table:style-name="ro1">
          <table:table-cell office:value-type="float" office:value="4.541191">
            <text:p>4,541191</text:p>
          </table:table-cell>
          <table:table-cell office:value-type="float" office:value="4.47324">
            <text:p>4,47324</text:p>
          </table:table-cell>
          <table:table-cell table:formula="of:=[.B31]-[.A31]" office:value-type="float" office:value="-0.0679509999999999">
            <text:p>-0,067951</text:p>
          </table:table-cell>
          <table:table-cell table:number-columns-repeated="10"/>
        </table:table-row>
        <table:table-row table:style-name="ro1">
          <table:table-cell office:value-type="float" office:value="4.373115">
            <text:p>4,373115</text:p>
          </table:table-cell>
          <table:table-cell office:value-type="float" office:value="4.278489">
            <text:p>4,278489</text:p>
          </table:table-cell>
          <table:table-cell table:formula="of:=[.B32]-[.A32]" office:value-type="float" office:value="-0.0946259999999999">
            <text:p>-0,094626</text:p>
          </table:table-cell>
          <table:table-cell table:number-columns-repeated="10"/>
        </table:table-row>
        <table:table-row table:style-name="ro1">
          <table:table-cell office:value-type="float" office:value="4.693959">
            <text:p>4,693959</text:p>
          </table:table-cell>
          <table:table-cell office:value-type="float" office:value="4.608548">
            <text:p>4,608548</text:p>
          </table:table-cell>
          <table:table-cell table:formula="of:=[.B33]-[.A33]" office:value-type="float" office:value="-0.0854109999999997">
            <text:p>-0,085411</text:p>
          </table:table-cell>
          <table:table-cell table:number-columns-repeated="10"/>
        </table:table-row>
        <table:table-row table:style-name="ro1">
          <table:table-cell office:value-type="float" office:value="4.757216">
            <text:p>4,757216</text:p>
          </table:table-cell>
          <table:table-cell office:value-type="float" office:value="4.639509">
            <text:p>4,639509</text:p>
          </table:table-cell>
          <table:table-cell table:formula="of:=[.B34]-[.A34]" office:value-type="float" office:value="-0.117706999999999">
            <text:p>-0,117707</text:p>
          </table:table-cell>
          <table:table-cell table:number-columns-repeated="10"/>
        </table:table-row>
        <table:table-row table:style-name="ro1">
          <table:table-cell office:value-type="float" office:value="4.298076">
            <text:p>4,298076</text:p>
          </table:table-cell>
          <table:table-cell office:value-type="float" office:value="4.432983">
            <text:p>4,432983</text:p>
          </table:table-cell>
          <table:table-cell table:formula="of:=[.B35]-[.A35]" office:value-type="float" office:value="0.134907">
            <text:p>0,134907</text:p>
          </table:table-cell>
          <table:table-cell table:number-columns-repeated="10"/>
        </table:table-row>
        <table:table-row table:style-name="ro1">
          <table:table-cell office:value-type="float" office:value="3.693986">
            <text:p>3,693986</text:p>
          </table:table-cell>
          <table:table-cell office:value-type="float" office:value="4.003818">
            <text:p>4,003818</text:p>
          </table:table-cell>
          <table:table-cell table:formula="of:=[.B36]-[.A36]" office:value-type="float" office:value="0.309832">
            <text:p>0,309832</text:p>
          </table:table-cell>
          <table:table-cell table:number-columns-repeated="10"/>
        </table:table-row>
        <table:table-row table:style-name="ro1">
          <table:table-cell office:value-type="float" office:value="3.834385">
            <text:p>3,834385</text:p>
          </table:table-cell>
          <table:table-cell office:value-type="float" office:value="4.132433">
            <text:p>4,132433</text:p>
          </table:table-cell>
          <table:table-cell table:formula="of:=[.B37]-[.A37]" office:value-type="float" office:value="0.298048">
            <text:p>0,298048</text:p>
          </table:table-cell>
          <table:table-cell table:number-columns-repeated="10"/>
        </table:table-row>
        <table:table-row table:style-name="ro1">
          <table:table-cell office:value-type="float" office:value="3.740367">
            <text:p>3,740367</text:p>
          </table:table-cell>
          <table:table-cell office:value-type="float" office:value="4.117827">
            <text:p>4,117827</text:p>
          </table:table-cell>
          <table:table-cell table:formula="of:=[.B38]-[.A38]" office:value-type="float" office:value="0.37746">
            <text:p>0,37746</text:p>
          </table:table-cell>
          <table:table-cell table:number-columns-repeated="10"/>
        </table:table-row>
        <table:table-row table:style-name="ro1">
          <table:table-cell office:value-type="float" office:value="3.29409">
            <text:p>3,29409</text:p>
          </table:table-cell>
          <table:table-cell office:value-type="float" office:value="3.717737">
            <text:p>3,717737</text:p>
          </table:table-cell>
          <table:table-cell table:formula="of:=[.B39]-[.A39]" office:value-type="float" office:value="0.423647">
            <text:p>0,423647</text:p>
          </table:table-cell>
          <table:table-cell table:number-columns-repeated="10"/>
        </table:table-row>
        <table:table-row table:style-name="ro1">
          <table:table-cell office:value-type="float" office:value="3.131929">
            <text:p>3,131929</text:p>
          </table:table-cell>
          <table:table-cell office:value-type="float" office:value="3.522342">
            <text:p>3,522342</text:p>
          </table:table-cell>
          <table:table-cell table:formula="of:=[.B40]-[.A40]" office:value-type="float" office:value="0.390413">
            <text:p>0,390413</text:p>
          </table:table-cell>
          <table:table-cell table:number-columns-repeated="10"/>
        </table:table-row>
        <table:table-row table:style-name="ro1">
          <table:table-cell office:value-type="float" office:value="2.112395">
            <text:p>2,112395</text:p>
          </table:table-cell>
          <table:table-cell office:value-type="float" office:value="2.60605">
            <text:p>2,60605</text:p>
          </table:table-cell>
          <table:table-cell table:formula="of:=[.B41]-[.A41]" office:value-type="float" office:value="0.493655">
            <text:p>0,493655</text:p>
          </table:table-cell>
          <table:table-cell table:number-columns-repeated="10"/>
        </table:table-row>
        <table:table-row table:style-name="ro1">
          <table:table-cell office:value-type="float" office:value="1.706321">
            <text:p>1,706321</text:p>
          </table:table-cell>
          <table:table-cell office:value-type="float" office:value="2.320542">
            <text:p>2,320542</text:p>
          </table:table-cell>
          <table:table-cell table:formula="of:=[.B42]-[.A42]" office:value-type="float" office:value="0.614221">
            <text:p>0,614221</text:p>
          </table:table-cell>
          <table:table-cell table:number-columns-repeated="10"/>
        </table:table-row>
        <table:table-row table:style-name="ro1">
          <table:table-cell office:value-type="float" office:value="1.952302">
            <text:p>1,952302</text:p>
          </table:table-cell>
          <table:table-cell office:value-type="float" office:value="2.579608">
            <text:p>2,579608</text:p>
          </table:table-cell>
          <table:table-cell table:formula="of:=[.B43]-[.A43]" office:value-type="float" office:value="0.627306">
            <text:p>0,627306</text:p>
          </table:table-cell>
          <table:table-cell table:number-columns-repeated="10"/>
        </table:table-row>
        <table:table-row table:style-name="ro1">
          <table:table-cell office:value-type="float" office:value="1.831249">
            <text:p>1,831249</text:p>
          </table:table-cell>
          <table:table-cell office:value-type="float" office:value="2.481887">
            <text:p>2,481887</text:p>
          </table:table-cell>
          <table:table-cell table:formula="of:=[.B44]-[.A44]" office:value-type="float" office:value="0.650638">
            <text:p>0,650638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2" office:value-type="float" office:value="4.853231">
            <text:p>4,853231</text:p>
          </table:table-cell>
          <table:table-cell table:formula="of:=[.B1]-[.A1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.565595">
            <text:p>5,565595</text:p>
          </table:table-cell>
          <table:table-cell office:value-type="float" office:value="5.549695">
            <text:p>5,549695</text:p>
          </table:table-cell>
          <table:table-cell table:formula="of:=[.B2]-[.A2]" office:value-type="float" office:value="-0.0159000000000002">
            <text:p>-0,0159</text:p>
          </table:table-cell>
          <table:table-cell table:number-columns-repeated="10"/>
        </table:table-row>
        <table:table-row table:style-name="ro2">
          <table:table-cell office:value-type="float" office:value="5.807528">
            <text:p>5,807528</text:p>
          </table:table-cell>
          <table:table-cell office:value-type="float" office:value="5.840663">
            <text:p>5,840663</text:p>
          </table:table-cell>
          <table:table-cell table:formula="of:=[.B3]-[.A3]" office:value-type="float" office:value="0.0331350000000006">
            <text:p>0,033135</text:p>
          </table:table-cell>
          <table:table-cell table:number-columns-repeated="9"/>
          <table:table-cell office:value-type="string">
            <text:p>price</text:p>
          </table:table-cell>
        </table:table-row>
        <table:table-row table:style-name="ro2">
          <table:table-cell office:value-type="float" office:value="5.632608">
            <text:p>5,632608</text:p>
          </table:table-cell>
          <table:table-cell office:value-type="float" office:value="5.672176">
            <text:p>5,672176</text:p>
          </table:table-cell>
          <table:table-cell table:formula="of:=[.B4]-[.A4]" office:value-type="float" office:value="0.039568">
            <text:p>0,039568</text:p>
          </table:table-cell>
          <table:table-cell>
            <draw:frame table:end-cell-address="Feuille2.K24" table:end-x="1.577cm" table:end-y="0.279cm" draw:z-index="0" draw:style-name="gr1" draw:text-style-name="P1" svg:width="15.999cm" svg:height="9.018cm" svg:x="1.385cm" svg:y="0.313cm">
              <draw:object draw:notify-on-update-of-ranges="Feuille2.M3:Feuille2.M3 Feuille2.A1:Feuille2.A44 Feuille2.M4:Feuille2.M4 Feuille2.B1:Feuille2.B44 Feuille2.M5:Feuille2.M5 Feuille2.C1:Feuille2.C4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office:value-type="string">
            <text:p>hedge</text:p>
          </table:table-cell>
        </table:table-row>
        <table:table-row table:style-name="ro1">
          <table:table-cell office:value-type="float" office:value="5.574594">
            <text:p>5,574594</text:p>
          </table:table-cell>
          <table:table-cell office:value-type="float" office:value="5.506948">
            <text:p>5,506948</text:p>
          </table:table-cell>
          <table:table-cell table:formula="of:=[.B5]-[.A5]" office:value-type="float" office:value="-0.0676460000000008">
            <text:p>-0,067646</text:p>
          </table:table-cell>
          <table:table-cell table:number-columns-repeated="9"/>
          <table:table-cell office:value-type="string">
            <text:p>p&amp;L</text:p>
          </table:table-cell>
        </table:table-row>
        <table:table-row table:style-name="ro1">
          <table:table-cell office:value-type="float" office:value="5.360149">
            <text:p>5,360149</text:p>
          </table:table-cell>
          <table:table-cell office:value-type="float" office:value="5.229049">
            <text:p>5,229049</text:p>
          </table:table-cell>
          <table:table-cell table:formula="of:=[.B6]-[.A6]" office:value-type="float" office:value="-0.1311">
            <text:p>-0,1311</text:p>
          </table:table-cell>
          <table:table-cell table:number-columns-repeated="10"/>
        </table:table-row>
        <table:table-row table:style-name="ro1">
          <table:table-cell office:value-type="float" office:value="5.48434">
            <text:p>5,48434</text:p>
          </table:table-cell>
          <table:table-cell office:value-type="float" office:value="5.129293">
            <text:p>5,129293</text:p>
          </table:table-cell>
          <table:table-cell table:formula="of:=[.B7]-[.A7]" office:value-type="float" office:value="-0.355047">
            <text:p>-0,355047</text:p>
          </table:table-cell>
          <table:table-cell table:number-columns-repeated="10"/>
        </table:table-row>
        <table:table-row table:style-name="ro1">
          <table:table-cell office:value-type="float" office:value="5.169791">
            <text:p>5,169791</text:p>
          </table:table-cell>
          <table:table-cell office:value-type="float" office:value="4.735823">
            <text:p>4,735823</text:p>
          </table:table-cell>
          <table:table-cell table:formula="of:=[.B8]-[.A8]" office:value-type="float" office:value="-0.433968">
            <text:p>-0,433968</text:p>
          </table:table-cell>
          <table:table-cell table:number-columns-repeated="10"/>
        </table:table-row>
        <table:table-row table:style-name="ro1">
          <table:table-cell office:value-type="float" office:value="5.322138">
            <text:p>5,322138</text:p>
          </table:table-cell>
          <table:table-cell office:value-type="float" office:value="4.945132">
            <text:p>4,945132</text:p>
          </table:table-cell>
          <table:table-cell table:formula="of:=[.B9]-[.A9]" office:value-type="float" office:value="-0.377006">
            <text:p>-0,377006</text:p>
          </table:table-cell>
          <table:table-cell table:number-columns-repeated="10"/>
        </table:table-row>
        <table:table-row table:style-name="ro1">
          <table:table-cell office:value-type="float" office:value="5.249033">
            <text:p>5,249033</text:p>
          </table:table-cell>
          <table:table-cell office:value-type="float" office:value="4.897119">
            <text:p>4,897119</text:p>
          </table:table-cell>
          <table:table-cell table:formula="of:=[.B10]-[.A10]" office:value-type="float" office:value="-0.351914">
            <text:p>-0,351914</text:p>
          </table:table-cell>
          <table:table-cell table:number-columns-repeated="10"/>
        </table:table-row>
        <table:table-row table:style-name="ro1">
          <table:table-cell office:value-type="float" office:value="4.672557">
            <text:p>4,672557</text:p>
          </table:table-cell>
          <table:table-cell office:value-type="float" office:value="4.485361">
            <text:p>4,485361</text:p>
          </table:table-cell>
          <table:table-cell table:formula="of:=[.B11]-[.A11]" office:value-type="float" office:value="-0.187196">
            <text:p>-0,187196</text:p>
          </table:table-cell>
          <table:table-cell table:number-columns-repeated="10"/>
        </table:table-row>
        <table:table-row table:style-name="ro1">
          <table:table-cell office:value-type="float" office:value="5.048137">
            <text:p>5,048137</text:p>
          </table:table-cell>
          <table:table-cell office:value-type="float" office:value="4.801784">
            <text:p>4,801784</text:p>
          </table:table-cell>
          <table:table-cell table:formula="of:=[.B12]-[.A12]" office:value-type="float" office:value="-0.246353">
            <text:p>-0,246353</text:p>
          </table:table-cell>
          <table:table-cell table:number-columns-repeated="10"/>
        </table:table-row>
        <table:table-row table:style-name="ro1">
          <table:table-cell office:value-type="float" office:value="4.717313">
            <text:p>4,717313</text:p>
          </table:table-cell>
          <table:table-cell office:value-type="float" office:value="4.485425">
            <text:p>4,485425</text:p>
          </table:table-cell>
          <table:table-cell table:formula="of:=[.B13]-[.A13]" office:value-type="float" office:value="-0.231888">
            <text:p>-0,231888</text:p>
          </table:table-cell>
          <table:table-cell table:number-columns-repeated="10"/>
        </table:table-row>
        <table:table-row table:style-name="ro1">
          <table:table-cell office:value-type="float" office:value="4.711031">
            <text:p>4,711031</text:p>
          </table:table-cell>
          <table:table-cell office:value-type="float" office:value="4.553813">
            <text:p>4,553813</text:p>
          </table:table-cell>
          <table:table-cell table:formula="of:=[.B14]-[.A14]" office:value-type="float" office:value="-0.157218">
            <text:p>-0,157218</text:p>
          </table:table-cell>
          <table:table-cell table:number-columns-repeated="10"/>
        </table:table-row>
        <table:table-row table:style-name="ro1">
          <table:table-cell office:value-type="float" office:value="4.869029">
            <text:p>4,869029</text:p>
          </table:table-cell>
          <table:table-cell office:value-type="float" office:value="4.584797">
            <text:p>4,584797</text:p>
          </table:table-cell>
          <table:table-cell table:formula="of:=[.B15]-[.A15]" office:value-type="float" office:value="-0.284232">
            <text:p>-0,284232</text:p>
          </table:table-cell>
          <table:table-cell table:number-columns-repeated="10"/>
        </table:table-row>
        <table:table-row table:style-name="ro1">
          <table:table-cell office:value-type="float" office:value="4.246762">
            <text:p>4,246762</text:p>
          </table:table-cell>
          <table:table-cell office:value-type="float" office:value="4.246599">
            <text:p>4,246599</text:p>
          </table:table-cell>
          <table:table-cell table:formula="of:=[.B16]-[.A16]" office:value-type="float" office:value="-0.000163000000000579">
            <text:p>-0,000163</text:p>
          </table:table-cell>
          <table:table-cell table:number-columns-repeated="10"/>
        </table:table-row>
        <table:table-row table:style-name="ro1">
          <table:table-cell office:value-type="float" office:value="4.32884">
            <text:p>4,32884</text:p>
          </table:table-cell>
          <table:table-cell office:value-type="float" office:value="4.260074">
            <text:p>4,260074</text:p>
          </table:table-cell>
          <table:table-cell table:formula="of:=[.B17]-[.A17]" office:value-type="float" office:value="-0.0687659999999992">
            <text:p>-0,068766</text:p>
          </table:table-cell>
          <table:table-cell table:number-columns-repeated="10"/>
        </table:table-row>
        <table:table-row table:style-name="ro1">
          <table:table-cell office:value-type="float" office:value="4.262869">
            <text:p>4,262869</text:p>
          </table:table-cell>
          <table:table-cell office:value-type="float" office:value="4.297687">
            <text:p>4,297687</text:p>
          </table:table-cell>
          <table:table-cell table:formula="of:=[.B18]-[.A18]" office:value-type="float" office:value="0.0348179999999996">
            <text:p>0,034818</text:p>
          </table:table-cell>
          <table:table-cell table:number-columns-repeated="10"/>
        </table:table-row>
        <table:table-row table:style-name="ro1">
          <table:table-cell office:value-type="float" office:value="4.589324">
            <text:p>4,589324</text:p>
          </table:table-cell>
          <table:table-cell office:value-type="float" office:value="4.743792">
            <text:p>4,743792</text:p>
          </table:table-cell>
          <table:table-cell table:formula="of:=[.B19]-[.A19]" office:value-type="float" office:value="0.154468000000001">
            <text:p>0,154468</text:p>
          </table:table-cell>
          <table:table-cell table:number-columns-repeated="10"/>
        </table:table-row>
        <table:table-row table:style-name="ro1">
          <table:table-cell office:value-type="float" office:value="4.284008">
            <text:p>4,284008</text:p>
          </table:table-cell>
          <table:table-cell office:value-type="float" office:value="4.498377">
            <text:p>4,498377</text:p>
          </table:table-cell>
          <table:table-cell table:formula="of:=[.B20]-[.A20]" office:value-type="float" office:value="0.214369">
            <text:p>0,214369</text:p>
          </table:table-cell>
          <table:table-cell table:number-columns-repeated="10"/>
        </table:table-row>
        <table:table-row table:style-name="ro1">
          <table:table-cell office:value-type="float" office:value="3.972782">
            <text:p>3,972782</text:p>
          </table:table-cell>
          <table:table-cell office:value-type="float" office:value="4.414017">
            <text:p>4,414017</text:p>
          </table:table-cell>
          <table:table-cell table:formula="of:=[.B21]-[.A21]" office:value-type="float" office:value="0.441235">
            <text:p>0,441235</text:p>
          </table:table-cell>
          <table:table-cell table:number-columns-repeated="10"/>
        </table:table-row>
        <table:table-row table:style-name="ro1">
          <table:table-cell office:value-type="float" office:value="4.16191">
            <text:p>4,16191</text:p>
          </table:table-cell>
          <table:table-cell office:value-type="float" office:value="4.521133">
            <text:p>4,521133</text:p>
          </table:table-cell>
          <table:table-cell table:formula="of:=[.B22]-[.A22]" office:value-type="float" office:value="0.359223">
            <text:p>0,359223</text:p>
          </table:table-cell>
          <table:table-cell table:number-columns-repeated="10"/>
        </table:table-row>
        <table:table-row table:style-name="ro1">
          <table:table-cell office:value-type="float" office:value="4.291207">
            <text:p>4,291207</text:p>
          </table:table-cell>
          <table:table-cell office:value-type="float" office:value="4.670734">
            <text:p>4,670734</text:p>
          </table:table-cell>
          <table:table-cell table:formula="of:=[.B23]-[.A23]" office:value-type="float" office:value="0.379526999999999">
            <text:p>0,379527</text:p>
          </table:table-cell>
          <table:table-cell table:number-columns-repeated="10"/>
        </table:table-row>
        <table:table-row table:style-name="ro1">
          <table:table-cell office:value-type="float" office:value="4.777353">
            <text:p>4,777353</text:p>
          </table:table-cell>
          <table:table-cell office:value-type="float" office:value="5.146629">
            <text:p>5,146629</text:p>
          </table:table-cell>
          <table:table-cell table:formula="of:=[.B24]-[.A24]" office:value-type="float" office:value="0.369276">
            <text:p>0,369276</text:p>
          </table:table-cell>
          <table:table-cell table:number-columns-repeated="10"/>
        </table:table-row>
        <table:table-row table:style-name="ro1">
          <table:table-cell office:value-type="float" office:value="4.899545">
            <text:p>4,899545</text:p>
          </table:table-cell>
          <table:table-cell office:value-type="float" office:value="5.204293">
            <text:p>5,204293</text:p>
          </table:table-cell>
          <table:table-cell table:formula="of:=[.B25]-[.A25]" office:value-type="float" office:value="0.304748">
            <text:p>0,304748</text:p>
          </table:table-cell>
          <table:table-cell table:number-columns-repeated="10"/>
        </table:table-row>
        <table:table-row table:style-name="ro1">
          <table:table-cell office:value-type="float" office:value="4.247884">
            <text:p>4,247884</text:p>
          </table:table-cell>
          <table:table-cell office:value-type="float" office:value="4.710655">
            <text:p>4,710655</text:p>
          </table:table-cell>
          <table:table-cell table:formula="of:=[.B26]-[.A26]" office:value-type="float" office:value="0.462771">
            <text:p>0,462771</text:p>
          </table:table-cell>
          <table:table-cell table:number-columns-repeated="10"/>
        </table:table-row>
        <table:table-row table:style-name="ro1">
          <table:table-cell office:value-type="float" office:value="4.178272">
            <text:p>4,178272</text:p>
          </table:table-cell>
          <table:table-cell office:value-type="float" office:value="4.773307">
            <text:p>4,773307</text:p>
          </table:table-cell>
          <table:table-cell table:formula="of:=[.B27]-[.A27]" office:value-type="float" office:value="0.595035">
            <text:p>0,595035</text:p>
          </table:table-cell>
          <table:table-cell table:number-columns-repeated="10"/>
        </table:table-row>
        <table:table-row table:style-name="ro1">
          <table:table-cell office:value-type="float" office:value="4.445415">
            <text:p>4,445415</text:p>
          </table:table-cell>
          <table:table-cell office:value-type="float" office:value="4.844752">
            <text:p>4,844752</text:p>
          </table:table-cell>
          <table:table-cell table:formula="of:=[.B28]-[.A28]" office:value-type="float" office:value="0.399337">
            <text:p>0,399337</text:p>
          </table:table-cell>
          <table:table-cell table:number-columns-repeated="10"/>
        </table:table-row>
        <table:table-row table:style-name="ro1">
          <table:table-cell office:value-type="float" office:value="4.063715">
            <text:p>4,063715</text:p>
          </table:table-cell>
          <table:table-cell office:value-type="float" office:value="4.565312">
            <text:p>4,565312</text:p>
          </table:table-cell>
          <table:table-cell table:formula="of:=[.B29]-[.A29]" office:value-type="float" office:value="0.501596999999999">
            <text:p>0,501597</text:p>
          </table:table-cell>
          <table:table-cell table:number-columns-repeated="10"/>
        </table:table-row>
        <table:table-row table:style-name="ro1">
          <table:table-cell office:value-type="float" office:value="4.198776">
            <text:p>4,198776</text:p>
          </table:table-cell>
          <table:table-cell office:value-type="float" office:value="4.696471">
            <text:p>4,696471</text:p>
          </table:table-cell>
          <table:table-cell table:formula="of:=[.B30]-[.A30]" office:value-type="float" office:value="0.497695">
            <text:p>0,497695</text:p>
          </table:table-cell>
          <table:table-cell table:number-columns-repeated="10"/>
        </table:table-row>
        <table:table-row table:style-name="ro1">
          <table:table-cell office:value-type="float" office:value="4.460316">
            <text:p>4,460316</text:p>
          </table:table-cell>
          <table:table-cell office:value-type="float" office:value="4.88506">
            <text:p>4,88506</text:p>
          </table:table-cell>
          <table:table-cell table:formula="of:=[.B31]-[.A31]" office:value-type="float" office:value="0.424744">
            <text:p>0,424744</text:p>
          </table:table-cell>
          <table:table-cell table:number-columns-repeated="10"/>
        </table:table-row>
        <table:table-row table:style-name="ro1">
          <table:table-cell office:value-type="float" office:value="4.147282">
            <text:p>4,147282</text:p>
          </table:table-cell>
          <table:table-cell office:value-type="float" office:value="4.699134">
            <text:p>4,699134</text:p>
          </table:table-cell>
          <table:table-cell table:formula="of:=[.B32]-[.A32]" office:value-type="float" office:value="0.551852">
            <text:p>0,551852</text:p>
          </table:table-cell>
          <table:table-cell table:number-columns-repeated="10"/>
        </table:table-row>
        <table:table-row table:style-name="ro1">
          <table:table-cell office:value-type="float" office:value="4.633991">
            <text:p>4,633991</text:p>
          </table:table-cell>
          <table:table-cell office:value-type="float" office:value="4.985928">
            <text:p>4,985928</text:p>
          </table:table-cell>
          <table:table-cell table:formula="of:=[.B33]-[.A33]" office:value-type="float" office:value="0.351936999999999">
            <text:p>0,351937</text:p>
          </table:table-cell>
          <table:table-cell table:number-columns-repeated="10"/>
        </table:table-row>
        <table:table-row table:style-name="ro1">
          <table:table-cell office:value-type="float" office:value="4.500908">
            <text:p>4,500908</text:p>
          </table:table-cell>
          <table:table-cell office:value-type="float" office:value="4.968989">
            <text:p>4,968989</text:p>
          </table:table-cell>
          <table:table-cell table:formula="of:=[.B34]-[.A34]" office:value-type="float" office:value="0.468081">
            <text:p>0,468081</text:p>
          </table:table-cell>
          <table:table-cell table:number-columns-repeated="10"/>
        </table:table-row>
        <table:table-row table:style-name="ro1">
          <table:table-cell office:value-type="float" office:value="4.654178">
            <text:p>4,654178</text:p>
          </table:table-cell>
          <table:table-cell office:value-type="float" office:value="5.134158">
            <text:p>5,134158</text:p>
          </table:table-cell>
          <table:table-cell table:formula="of:=[.B35]-[.A35]" office:value-type="float" office:value="0.47998">
            <text:p>0,47998</text:p>
          </table:table-cell>
          <table:table-cell table:number-columns-repeated="10"/>
        </table:table-row>
        <table:table-row table:style-name="ro1">
          <table:table-cell office:value-type="float" office:value="5.731999">
            <text:p>5,731999</text:p>
          </table:table-cell>
          <table:table-cell office:value-type="float" office:value="6.084323">
            <text:p>6,084323</text:p>
          </table:table-cell>
          <table:table-cell table:formula="of:=[.B36]-[.A36]" office:value-type="float" office:value="0.352324">
            <text:p>0,352324</text:p>
          </table:table-cell>
          <table:table-cell table:number-columns-repeated="10"/>
        </table:table-row>
        <table:table-row table:style-name="ro1">
          <table:table-cell office:value-type="float" office:value="5.592356">
            <text:p>5,592356</text:p>
          </table:table-cell>
          <table:table-cell office:value-type="float" office:value="6.102079">
            <text:p>6,102079</text:p>
          </table:table-cell>
          <table:table-cell table:formula="of:=[.B37]-[.A37]" office:value-type="float" office:value="0.509723">
            <text:p>0,509723</text:p>
          </table:table-cell>
          <table:table-cell table:number-columns-repeated="10"/>
        </table:table-row>
        <table:table-row table:style-name="ro1">
          <table:table-cell office:value-type="float" office:value="5.217188">
            <text:p>5,217188</text:p>
          </table:table-cell>
          <table:table-cell office:value-type="float" office:value="5.790734">
            <text:p>5,790734</text:p>
          </table:table-cell>
          <table:table-cell table:formula="of:=[.B38]-[.A38]" office:value-type="float" office:value="0.573545999999999">
            <text:p>0,573546</text:p>
          </table:table-cell>
          <table:table-cell table:number-columns-repeated="10"/>
        </table:table-row>
        <table:table-row table:style-name="ro1">
          <table:table-cell office:value-type="float" office:value="5.55024">
            <text:p>5,55024</text:p>
          </table:table-cell>
          <table:table-cell office:value-type="float" office:value="6.210908">
            <text:p>6,210908</text:p>
          </table:table-cell>
          <table:table-cell table:formula="of:=[.B39]-[.A39]" office:value-type="float" office:value="0.660668">
            <text:p>0,660668</text:p>
          </table:table-cell>
          <table:table-cell table:number-columns-repeated="10"/>
        </table:table-row>
        <table:table-row table:style-name="ro1">
          <table:table-cell office:value-type="float" office:value="5.552579">
            <text:p>5,552579</text:p>
          </table:table-cell>
          <table:table-cell office:value-type="float" office:value="6.2667">
            <text:p>6,2667</text:p>
          </table:table-cell>
          <table:table-cell table:formula="of:=[.B40]-[.A40]" office:value-type="float" office:value="0.714121">
            <text:p>0,714121</text:p>
          </table:table-cell>
          <table:table-cell table:number-columns-repeated="10"/>
        </table:table-row>
        <table:table-row table:style-name="ro1">
          <table:table-cell office:value-type="float" office:value="6.108706">
            <text:p>6,108706</text:p>
          </table:table-cell>
          <table:table-cell office:value-type="float" office:value="7.065761">
            <text:p>7,065761</text:p>
          </table:table-cell>
          <table:table-cell table:formula="of:=[.B41]-[.A41]" office:value-type="float" office:value="0.957055">
            <text:p>0,957055</text:p>
          </table:table-cell>
          <table:table-cell table:number-columns-repeated="10"/>
        </table:table-row>
        <table:table-row table:style-name="ro1">
          <table:table-cell office:value-type="float" office:value="7.502288">
            <text:p>7,502288</text:p>
          </table:table-cell>
          <table:table-cell office:value-type="float" office:value="8.284977">
            <text:p>8,284977</text:p>
          </table:table-cell>
          <table:table-cell table:formula="of:=[.B42]-[.A42]" office:value-type="float" office:value="0.782689">
            <text:p>0,782689</text:p>
          </table:table-cell>
          <table:table-cell table:number-columns-repeated="10"/>
        </table:table-row>
        <table:table-row table:style-name="ro1">
          <table:table-cell office:value-type="float" office:value="7.543485">
            <text:p>7,543485</text:p>
          </table:table-cell>
          <table:table-cell office:value-type="float" office:value="8.231386">
            <text:p>8,231386</text:p>
          </table:table-cell>
          <table:table-cell table:formula="of:=[.B43]-[.A43]" office:value-type="float" office:value="0.687901">
            <text:p>0,687901</text:p>
          </table:table-cell>
          <table:table-cell table:number-columns-repeated="10"/>
        </table:table-row>
        <table:table-row table:style-name="ro1">
          <table:table-cell office:value-type="float" office:value="7.380772">
            <text:p>7,380772</text:p>
          </table:table-cell>
          <table:table-cell office:value-type="float" office:value="8.084136">
            <text:p>8,084136</text:p>
          </table:table-cell>
          <table:table-cell table:formula="of:=[.B44]-[.A44]" office:value-type="float" office:value="0.703364000000001">
            <text:p>0,703364</text:p>
          </table:table-cell>
          <table:table-cell table:number-columns-repeated="10"/>
        </table:table-row>
      </table:table>
      <table:table table:name="Feuille3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4.850896">
            <text:p>4,850896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3.K21" table:end-x="0.293cm" table:end-y="0.067cm" draw:z-index="0" draw:style-name="gr1" draw:text-style-name="P1" svg:width="15.999cm" svg:height="8.999cm" svg:x="0.101cm" svg:y="0.1cm">
              <draw:object draw:notify-on-update-of-ranges="Feuille3.A1:Feuille3.A44 Feuille3.B1:Feuille3.B44 Feuille3.C1:Feuille3.C4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.857214">
            <text:p>3,857214</text:p>
          </table:table-cell>
          <table:table-cell office:value-type="float" office:value="4.134978">
            <text:p>4,134978</text:p>
          </table:table-cell>
          <table:table-cell table:formula="of:=[.B2]-[.A2]" office:value-type="float" office:value="0.277764">
            <text:p>0,277764</text:p>
          </table:table-cell>
          <table:table-cell/>
        </table:table-row>
        <table:table-row table:style-name="ro1">
          <table:table-cell office:value-type="float" office:value="4.028254">
            <text:p>4,028254</text:p>
          </table:table-cell>
          <table:table-cell office:value-type="float" office:value="4.238168">
            <text:p>4,238168</text:p>
          </table:table-cell>
          <table:table-cell table:formula="of:=[.B3]-[.A3]" office:value-type="float" office:value="0.209914">
            <text:p>0,209914</text:p>
          </table:table-cell>
          <table:table-cell/>
        </table:table-row>
        <table:table-row table:style-name="ro1">
          <table:table-cell office:value-type="float" office:value="4.211357">
            <text:p>4,211357</text:p>
          </table:table-cell>
          <table:table-cell office:value-type="float" office:value="4.331724">
            <text:p>4,331724</text:p>
          </table:table-cell>
          <table:table-cell table:formula="of:=[.B4]-[.A4]" office:value-type="float" office:value="0.120367000000001">
            <text:p>0,120367</text:p>
          </table:table-cell>
          <table:table-cell/>
        </table:table-row>
        <table:table-row table:style-name="ro1">
          <table:table-cell office:value-type="float" office:value="4.327527">
            <text:p>4,327527</text:p>
          </table:table-cell>
          <table:table-cell office:value-type="float" office:value="4.505519">
            <text:p>4,505519</text:p>
          </table:table-cell>
          <table:table-cell table:formula="of:=[.B5]-[.A5]" office:value-type="float" office:value="0.177992">
            <text:p>0,177992</text:p>
          </table:table-cell>
          <table:table-cell/>
        </table:table-row>
        <table:table-row table:style-name="ro1">
          <table:table-cell office:value-type="float" office:value="4.00387">
            <text:p>4,00387</text:p>
          </table:table-cell>
          <table:table-cell office:value-type="float" office:value="4.393257">
            <text:p>4,393257</text:p>
          </table:table-cell>
          <table:table-cell table:formula="of:=[.B6]-[.A6]" office:value-type="float" office:value="0.389387">
            <text:p>0,389387</text:p>
          </table:table-cell>
          <table:table-cell/>
        </table:table-row>
        <table:table-row table:style-name="ro1">
          <table:table-cell office:value-type="float" office:value="3.943769">
            <text:p>3,943769</text:p>
          </table:table-cell>
          <table:table-cell office:value-type="float" office:value="4.175088">
            <text:p>4,175088</text:p>
          </table:table-cell>
          <table:table-cell table:formula="of:=[.B7]-[.A7]" office:value-type="float" office:value="0.231319">
            <text:p>0,231319</text:p>
          </table:table-cell>
          <table:table-cell/>
        </table:table-row>
        <table:table-row table:style-name="ro1">
          <table:table-cell office:value-type="float" office:value="4.144083">
            <text:p>4,144083</text:p>
          </table:table-cell>
          <table:table-cell office:value-type="float" office:value="4.373368">
            <text:p>4,373368</text:p>
          </table:table-cell>
          <table:table-cell table:formula="of:=[.B8]-[.A8]" office:value-type="float" office:value="0.229285">
            <text:p>0,229285</text:p>
          </table:table-cell>
          <table:table-cell/>
        </table:table-row>
        <table:table-row table:style-name="ro1">
          <table:table-cell office:value-type="float" office:value="4.076976">
            <text:p>4,076976</text:p>
          </table:table-cell>
          <table:table-cell office:value-type="float" office:value="4.162553">
            <text:p>4,162553</text:p>
          </table:table-cell>
          <table:table-cell table:formula="of:=[.B9]-[.A9]" office:value-type="float" office:value="0.0855769999999998">
            <text:p>0,085577</text:p>
          </table:table-cell>
          <table:table-cell/>
        </table:table-row>
        <table:table-row table:style-name="ro1">
          <table:table-cell office:value-type="float" office:value="3.408563">
            <text:p>3,408563</text:p>
          </table:table-cell>
          <table:table-cell office:value-type="float" office:value="3.578328">
            <text:p>3,578328</text:p>
          </table:table-cell>
          <table:table-cell table:formula="of:=[.B10]-[.A10]" office:value-type="float" office:value="0.169765">
            <text:p>0,169765</text:p>
          </table:table-cell>
          <table:table-cell/>
        </table:table-row>
        <table:table-row table:style-name="ro1">
          <table:table-cell office:value-type="float" office:value="2.994683">
            <text:p>2,994683</text:p>
          </table:table-cell>
          <table:table-cell office:value-type="float" office:value="3.164703">
            <text:p>3,164703</text:p>
          </table:table-cell>
          <table:table-cell table:formula="of:=[.B11]-[.A11]" office:value-type="float" office:value="0.17002">
            <text:p>0,17002</text:p>
          </table:table-cell>
          <table:table-cell/>
        </table:table-row>
        <table:table-row table:style-name="ro1">
          <table:table-cell office:value-type="float" office:value="3.147791">
            <text:p>3,147791</text:p>
          </table:table-cell>
          <table:table-cell office:value-type="float" office:value="3.201039">
            <text:p>3,201039</text:p>
          </table:table-cell>
          <table:table-cell table:formula="of:=[.B12]-[.A12]" office:value-type="float" office:value="0.0532480000000004">
            <text:p>0,053248</text:p>
          </table:table-cell>
          <table:table-cell/>
        </table:table-row>
        <table:table-row table:style-name="ro1">
          <table:table-cell office:value-type="float" office:value="3.335546">
            <text:p>3,335546</text:p>
          </table:table-cell>
          <table:table-cell office:value-type="float" office:value="3.429583">
            <text:p>3,429583</text:p>
          </table:table-cell>
          <table:table-cell table:formula="of:=[.B13]-[.A13]" office:value-type="float" office:value="0.0940370000000002">
            <text:p>0,094037</text:p>
          </table:table-cell>
          <table:table-cell/>
        </table:table-row>
        <table:table-row table:style-name="ro1">
          <table:table-cell office:value-type="float" office:value="3.431561">
            <text:p>3,431561</text:p>
          </table:table-cell>
          <table:table-cell office:value-type="float" office:value="3.543329">
            <text:p>3,543329</text:p>
          </table:table-cell>
          <table:table-cell table:formula="of:=[.B14]-[.A14]" office:value-type="float" office:value="0.111768">
            <text:p>0,111768</text:p>
          </table:table-cell>
          <table:table-cell/>
        </table:table-row>
        <table:table-row table:style-name="ro1">
          <table:table-cell office:value-type="float" office:value="2.972039">
            <text:p>2,972039</text:p>
          </table:table-cell>
          <table:table-cell office:value-type="float" office:value="3.321639">
            <text:p>3,321639</text:p>
          </table:table-cell>
          <table:table-cell table:formula="of:=[.B15]-[.A15]" office:value-type="float" office:value="0.3496">
            <text:p>0,3496</text:p>
          </table:table-cell>
          <table:table-cell/>
        </table:table-row>
        <table:table-row table:style-name="ro1">
          <table:table-cell office:value-type="float" office:value="2.727117">
            <text:p>2,727117</text:p>
          </table:table-cell>
          <table:table-cell office:value-type="float" office:value="3.413034">
            <text:p>3,413034</text:p>
          </table:table-cell>
          <table:table-cell table:formula="of:=[.B16]-[.A16]" office:value-type="float" office:value="0.685917">
            <text:p>0,685917</text:p>
          </table:table-cell>
          <table:table-cell/>
        </table:table-row>
        <table:table-row table:style-name="ro1">
          <table:table-cell office:value-type="float" office:value="2.660699">
            <text:p>2,660699</text:p>
          </table:table-cell>
          <table:table-cell office:value-type="float" office:value="3.49635">
            <text:p>3,49635</text:p>
          </table:table-cell>
          <table:table-cell table:formula="of:=[.B17]-[.A17]" office:value-type="float" office:value="0.835651">
            <text:p>0,835651</text:p>
          </table:table-cell>
          <table:table-cell/>
        </table:table-row>
        <table:table-row table:style-name="ro1">
          <table:table-cell office:value-type="float" office:value="2.042694">
            <text:p>2,042694</text:p>
          </table:table-cell>
          <table:table-cell office:value-type="float" office:value="2.989039">
            <text:p>2,989039</text:p>
          </table:table-cell>
          <table:table-cell table:formula="of:=[.B18]-[.A18]" office:value-type="float" office:value="0.946345">
            <text:p>0,946345</text:p>
          </table:table-cell>
          <table:table-cell/>
        </table:table-row>
        <table:table-row table:style-name="ro1">
          <table:table-cell office:value-type="float" office:value="1.995208">
            <text:p>1,995208</text:p>
          </table:table-cell>
          <table:table-cell office:value-type="float" office:value="2.962404">
            <text:p>2,962404</text:p>
          </table:table-cell>
          <table:table-cell table:formula="of:=[.B19]-[.A19]" office:value-type="float" office:value="0.967196">
            <text:p>0,967196</text:p>
          </table:table-cell>
          <table:table-cell/>
        </table:table-row>
        <table:table-row table:style-name="ro1">
          <table:table-cell office:value-type="float" office:value="1.561327">
            <text:p>1,561327</text:p>
          </table:table-cell>
          <table:table-cell office:value-type="float" office:value="2.604007">
            <text:p>2,604007</text:p>
          </table:table-cell>
          <table:table-cell table:formula="of:=[.B20]-[.A20]" office:value-type="float" office:value="1.04268">
            <text:p>1,04268</text:p>
          </table:table-cell>
          <table:table-cell/>
        </table:table-row>
        <table:table-row table:style-name="ro1">
          <table:table-cell office:value-type="float" office:value="1.611968">
            <text:p>1,611968</text:p>
          </table:table-cell>
          <table:table-cell office:value-type="float" office:value="2.811602">
            <text:p>2,811602</text:p>
          </table:table-cell>
          <table:table-cell table:formula="of:=[.B21]-[.A21]" office:value-type="float" office:value="1.199634">
            <text:p>1,199634</text:p>
          </table:table-cell>
          <table:table-cell/>
        </table:table-row>
        <table:table-row table:style-name="ro1">
          <table:table-cell office:value-type="float" office:value="1.636067">
            <text:p>1,636067</text:p>
          </table:table-cell>
          <table:table-cell office:value-type="float" office:value="2.759741">
            <text:p>2,759741</text:p>
          </table:table-cell>
          <table:table-cell table:formula="of:=[.B22]-[.A22]" office:value-type="float" office:value="1.123674">
            <text:p>1,123674</text:p>
          </table:table-cell>
          <table:table-cell/>
        </table:table-row>
        <table:table-row table:style-name="ro1">
          <table:table-cell office:value-type="float" office:value="2.254804">
            <text:p>2,254804</text:p>
          </table:table-cell>
          <table:table-cell office:value-type="float" office:value="3.26608">
            <text:p>3,26608</text:p>
          </table:table-cell>
          <table:table-cell table:formula="of:=[.B23]-[.A23]" office:value-type="float" office:value="1.011276">
            <text:p>1,011276</text:p>
          </table:table-cell>
          <table:table-cell/>
        </table:table-row>
        <table:table-row table:style-name="ro1">
          <table:table-cell office:value-type="float" office:value="2.49697">
            <text:p>2,49697</text:p>
          </table:table-cell>
          <table:table-cell office:value-type="float" office:value="3.656832">
            <text:p>3,656832</text:p>
          </table:table-cell>
          <table:table-cell table:formula="of:=[.B24]-[.A24]" office:value-type="float" office:value="1.159862">
            <text:p>1,159862</text:p>
          </table:table-cell>
          <table:table-cell/>
        </table:table-row>
        <table:table-row table:style-name="ro1">
          <table:table-cell office:value-type="float" office:value="2.617906">
            <text:p>2,617906</text:p>
          </table:table-cell>
          <table:table-cell office:value-type="float" office:value="3.742044">
            <text:p>3,742044</text:p>
          </table:table-cell>
          <table:table-cell table:formula="of:=[.B25]-[.A25]" office:value-type="float" office:value="1.124138">
            <text:p>1,124138</text:p>
          </table:table-cell>
          <table:table-cell/>
        </table:table-row>
        <table:table-row table:style-name="ro1">
          <table:table-cell office:value-type="float" office:value="2.533595">
            <text:p>2,533595</text:p>
          </table:table-cell>
          <table:table-cell office:value-type="float" office:value="3.695116">
            <text:p>3,695116</text:p>
          </table:table-cell>
          <table:table-cell table:formula="of:=[.B26]-[.A26]" office:value-type="float" office:value="1.161521">
            <text:p>1,161521</text:p>
          </table:table-cell>
          <table:table-cell/>
        </table:table-row>
        <table:table-row table:style-name="ro1">
          <table:table-cell office:value-type="float" office:value="1.932052">
            <text:p>1,932052</text:p>
          </table:table-cell>
          <table:table-cell office:value-type="float" office:value="3.187926">
            <text:p>3,187926</text:p>
          </table:table-cell>
          <table:table-cell table:formula="of:=[.B27]-[.A27]" office:value-type="float" office:value="1.255874">
            <text:p>1,255874</text:p>
          </table:table-cell>
          <table:table-cell/>
        </table:table-row>
        <table:table-row table:style-name="ro1">
          <table:table-cell office:value-type="float" office:value="1.826227">
            <text:p>1,826227</text:p>
          </table:table-cell>
          <table:table-cell office:value-type="float" office:value="2.985017">
            <text:p>2,985017</text:p>
          </table:table-cell>
          <table:table-cell table:formula="of:=[.B28]-[.A28]" office:value-type="float" office:value="1.15879">
            <text:p>1,15879</text:p>
          </table:table-cell>
          <table:table-cell/>
        </table:table-row>
        <table:table-row table:style-name="ro1">
          <table:table-cell office:value-type="float" office:value="1.967873">
            <text:p>1,967873</text:p>
          </table:table-cell>
          <table:table-cell office:value-type="float" office:value="3.018128">
            <text:p>3,018128</text:p>
          </table:table-cell>
          <table:table-cell table:formula="of:=[.B29]-[.A29]" office:value-type="float" office:value="1.050255">
            <text:p>1,050255</text:p>
          </table:table-cell>
          <table:table-cell/>
        </table:table-row>
        <table:table-row table:style-name="ro1">
          <table:table-cell office:value-type="float" office:value="1.585056">
            <text:p>1,585056</text:p>
          </table:table-cell>
          <table:table-cell office:value-type="float" office:value="2.67087">
            <text:p>2,67087</text:p>
          </table:table-cell>
          <table:table-cell table:formula="of:=[.B30]-[.A30]" office:value-type="float" office:value="1.085814">
            <text:p>1,085814</text:p>
          </table:table-cell>
          <table:table-cell/>
        </table:table-row>
        <table:table-row table:style-name="ro1">
          <table:table-cell office:value-type="float" office:value="1.459607">
            <text:p>1,459607</text:p>
          </table:table-cell>
          <table:table-cell office:value-type="float" office:value="2.605702">
            <text:p>2,605702</text:p>
          </table:table-cell>
          <table:table-cell table:formula="of:=[.B31]-[.A31]" office:value-type="float" office:value="1.146095">
            <text:p>1,146095</text:p>
          </table:table-cell>
          <table:table-cell/>
        </table:table-row>
        <table:table-row table:style-name="ro1">
          <table:table-cell office:value-type="float" office:value="2.192938">
            <text:p>2,192938</text:p>
          </table:table-cell>
          <table:table-cell office:value-type="float" office:value="3.171372">
            <text:p>3,171372</text:p>
          </table:table-cell>
          <table:table-cell table:formula="of:=[.B32]-[.A32]" office:value-type="float" office:value="0.978434">
            <text:p>0,978434</text:p>
          </table:table-cell>
          <table:table-cell/>
        </table:table-row>
        <table:table-row table:style-name="ro1">
          <table:table-cell office:value-type="float" office:value="1.904952">
            <text:p>1,904952</text:p>
          </table:table-cell>
          <table:table-cell office:value-type="float" office:value="2.980819">
            <text:p>2,980819</text:p>
          </table:table-cell>
          <table:table-cell table:formula="of:=[.B33]-[.A33]" office:value-type="float" office:value="1.075867">
            <text:p>1,075867</text:p>
          </table:table-cell>
          <table:table-cell/>
        </table:table-row>
        <table:table-row table:style-name="ro1">
          <table:table-cell office:value-type="float" office:value="1.814798">
            <text:p>1,814798</text:p>
          </table:table-cell>
          <table:table-cell office:value-type="float" office:value="3.03022">
            <text:p>3,03022</text:p>
          </table:table-cell>
          <table:table-cell table:formula="of:=[.B34]-[.A34]" office:value-type="float" office:value="1.215422">
            <text:p>1,215422</text:p>
          </table:table-cell>
          <table:table-cell/>
        </table:table-row>
        <table:table-row table:style-name="ro1">
          <table:table-cell office:value-type="float" office:value="1.540697">
            <text:p>1,540697</text:p>
          </table:table-cell>
          <table:table-cell office:value-type="float" office:value="2.826151">
            <text:p>2,826151</text:p>
          </table:table-cell>
          <table:table-cell table:formula="of:=[.B35]-[.A35]" office:value-type="float" office:value="1.285454">
            <text:p>1,285454</text:p>
          </table:table-cell>
          <table:table-cell/>
        </table:table-row>
        <table:table-row table:style-name="ro1">
          <table:table-cell office:value-type="float" office:value="1.538217">
            <text:p>1,538217</text:p>
          </table:table-cell>
          <table:table-cell office:value-type="float" office:value="2.755446">
            <text:p>2,755446</text:p>
          </table:table-cell>
          <table:table-cell table:formula="of:=[.B36]-[.A36]" office:value-type="float" office:value="1.217229">
            <text:p>1,217229</text:p>
          </table:table-cell>
          <table:table-cell/>
        </table:table-row>
        <table:table-row table:style-name="ro1">
          <table:table-cell office:value-type="float" office:value="1.689614">
            <text:p>1,689614</text:p>
          </table:table-cell>
          <table:table-cell office:value-type="float" office:value="3.052831">
            <text:p>3,052831</text:p>
          </table:table-cell>
          <table:table-cell table:formula="of:=[.B37]-[.A37]" office:value-type="float" office:value="1.363217">
            <text:p>1,363217</text:p>
          </table:table-cell>
          <table:table-cell/>
        </table:table-row>
        <table:table-row table:style-name="ro1">
          <table:table-cell office:value-type="float" office:value="1.811898">
            <text:p>1,811898</text:p>
          </table:table-cell>
          <table:table-cell office:value-type="float" office:value="3.063647">
            <text:p>3,063647</text:p>
          </table:table-cell>
          <table:table-cell table:formula="of:=[.B38]-[.A38]" office:value-type="float" office:value="1.251749">
            <text:p>1,251749</text:p>
          </table:table-cell>
          <table:table-cell/>
        </table:table-row>
        <table:table-row table:style-name="ro1">
          <table:table-cell office:value-type="float" office:value="1.294224">
            <text:p>1,294224</text:p>
          </table:table-cell>
          <table:table-cell office:value-type="float" office:value="2.580763">
            <text:p>2,580763</text:p>
          </table:table-cell>
          <table:table-cell table:formula="of:=[.B39]-[.A39]" office:value-type="float" office:value="1.286539">
            <text:p>1,286539</text:p>
          </table:table-cell>
          <table:table-cell/>
        </table:table-row>
        <table:table-row table:style-name="ro1">
          <table:table-cell office:value-type="float" office:value="1.355511">
            <text:p>1,355511</text:p>
          </table:table-cell>
          <table:table-cell office:value-type="float" office:value="2.56454">
            <text:p>2,56454</text:p>
          </table:table-cell>
          <table:table-cell table:formula="of:=[.B40]-[.A40]" office:value-type="float" office:value="1.209029">
            <text:p>1,209029</text:p>
          </table:table-cell>
          <table:table-cell/>
        </table:table-row>
        <table:table-row table:style-name="ro1">
          <table:table-cell office:value-type="float" office:value="1.855388">
            <text:p>1,855388</text:p>
          </table:table-cell>
          <table:table-cell office:value-type="float" office:value="3.006784">
            <text:p>3,006784</text:p>
          </table:table-cell>
          <table:table-cell table:formula="of:=[.B41]-[.A41]" office:value-type="float" office:value="1.151396">
            <text:p>1,151396</text:p>
          </table:table-cell>
          <table:table-cell/>
        </table:table-row>
        <table:table-row table:style-name="ro1">
          <table:table-cell office:value-type="float" office:value="1.764428">
            <text:p>1,764428</text:p>
          </table:table-cell>
          <table:table-cell office:value-type="float" office:value="2.944009">
            <text:p>2,944009</text:p>
          </table:table-cell>
          <table:table-cell table:formula="of:=[.B42]-[.A42]" office:value-type="float" office:value="1.179581">
            <text:p>1,179581</text:p>
          </table:table-cell>
          <table:table-cell/>
        </table:table-row>
        <table:table-row table:style-name="ro1">
          <table:table-cell office:value-type="float" office:value="1.955258">
            <text:p>1,955258</text:p>
          </table:table-cell>
          <table:table-cell office:value-type="float" office:value="3.121027">
            <text:p>3,121027</text:p>
          </table:table-cell>
          <table:table-cell table:formula="of:=[.B43]-[.A43]" office:value-type="float" office:value="1.165769">
            <text:p>1,165769</text:p>
          </table:table-cell>
          <table:table-cell/>
        </table:table-row>
        <table:table-row table:style-name="ro1">
          <table:table-cell office:value-type="float" office:value="2.078794">
            <text:p>2,078794</text:p>
          </table:table-cell>
          <table:table-cell office:value-type="float" office:value="3.039504">
            <text:p>3,039504</text:p>
          </table:table-cell>
          <table:table-cell table:formula="of:=[.B44]-[.A44]" office:value-type="float" office:value="0.96071">
            <text:p>0,96071</text:p>
          </table:table-cell>
          <table:table-cell/>
        </table:table-row>
      </table:table>
      <table:table table:name="Feuille4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4.872438">
            <text:p>4,872438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4.K21" table:end-x="0.293cm" table:end-y="0.067cm" draw:z-index="0" draw:style-name="gr1" draw:text-style-name="P1" svg:width="15.999cm" svg:height="8.999cm" svg:x="0.101cm" svg:y="0.1cm">
              <draw:object draw:notify-on-update-of-ranges="Feuille4.A1:Feuille4.A44 Feuille4.B1:Feuille4.B44 Feuille4.C1:Feuille4.C4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.683315">
            <text:p>4,683315</text:p>
          </table:table-cell>
          <table:table-cell office:value-type="float" office:value="4.777585">
            <text:p>4,777585</text:p>
          </table:table-cell>
          <table:table-cell table:formula="of:=[.B2]-[.A2]" office:value-type="float" office:value="0.0942699999999999">
            <text:p>0,09427</text:p>
          </table:table-cell>
          <table:table-cell/>
        </table:table-row>
        <table:table-row table:style-name="ro1">
          <table:table-cell office:value-type="float" office:value="5.31723">
            <text:p>5,31723</text:p>
          </table:table-cell>
          <table:table-cell office:value-type="float" office:value="5.297406">
            <text:p>5,297406</text:p>
          </table:table-cell>
          <table:table-cell table:formula="of:=[.B3]-[.A3]" office:value-type="float" office:value="-0.0198240000000007">
            <text:p>-0,019824</text:p>
          </table:table-cell>
          <table:table-cell/>
        </table:table-row>
        <table:table-row table:style-name="ro1">
          <table:table-cell office:value-type="float" office:value="5.495771">
            <text:p>5,495771</text:p>
          </table:table-cell>
          <table:table-cell office:value-type="float" office:value="5.531207">
            <text:p>5,531207</text:p>
          </table:table-cell>
          <table:table-cell table:formula="of:=[.B4]-[.A4]" office:value-type="float" office:value="0.0354360000000007">
            <text:p>0,035436</text:p>
          </table:table-cell>
          <table:table-cell/>
        </table:table-row>
        <table:table-row table:style-name="ro1">
          <table:table-cell office:value-type="float" office:value="5.041555">
            <text:p>5,041555</text:p>
          </table:table-cell>
          <table:table-cell office:value-type="float" office:value="5.294624">
            <text:p>5,294624</text:p>
          </table:table-cell>
          <table:table-cell table:formula="of:=[.B5]-[.A5]" office:value-type="float" office:value="0.253069">
            <text:p>0,253069</text:p>
          </table:table-cell>
          <table:table-cell/>
        </table:table-row>
        <table:table-row table:style-name="ro1">
          <table:table-cell office:value-type="float" office:value="4.714082">
            <text:p>4,714082</text:p>
          </table:table-cell>
          <table:table-cell office:value-type="float" office:value="5.19758">
            <text:p>5,19758</text:p>
          </table:table-cell>
          <table:table-cell table:formula="of:=[.B6]-[.A6]" office:value-type="float" office:value="0.483498">
            <text:p>0,483498</text:p>
          </table:table-cell>
          <table:table-cell/>
        </table:table-row>
        <table:table-row table:style-name="ro1">
          <table:table-cell office:value-type="float" office:value="4.572735">
            <text:p>4,572735</text:p>
          </table:table-cell>
          <table:table-cell office:value-type="float" office:value="5.033298">
            <text:p>5,033298</text:p>
          </table:table-cell>
          <table:table-cell table:formula="of:=[.B7]-[.A7]" office:value-type="float" office:value="0.460563000000001">
            <text:p>0,460563</text:p>
          </table:table-cell>
          <table:table-cell/>
        </table:table-row>
        <table:table-row table:style-name="ro1">
          <table:table-cell office:value-type="float" office:value="5.072337">
            <text:p>5,072337</text:p>
          </table:table-cell>
          <table:table-cell office:value-type="float" office:value="5.381422">
            <text:p>5,381422</text:p>
          </table:table-cell>
          <table:table-cell table:formula="of:=[.B8]-[.A8]" office:value-type="float" office:value="0.309085">
            <text:p>0,309085</text:p>
          </table:table-cell>
          <table:table-cell/>
        </table:table-row>
        <table:table-row table:style-name="ro1">
          <table:table-cell office:value-type="float" office:value="5.175996">
            <text:p>5,175996</text:p>
          </table:table-cell>
          <table:table-cell office:value-type="float" office:value="5.393203">
            <text:p>5,393203</text:p>
          </table:table-cell>
          <table:table-cell table:formula="of:=[.B9]-[.A9]" office:value-type="float" office:value="0.217207">
            <text:p>0,217207</text:p>
          </table:table-cell>
          <table:table-cell/>
        </table:table-row>
        <table:table-row table:style-name="ro1">
          <table:table-cell office:value-type="float" office:value="5.258032">
            <text:p>5,258032</text:p>
          </table:table-cell>
          <table:table-cell office:value-type="float" office:value="5.518516">
            <text:p>5,518516</text:p>
          </table:table-cell>
          <table:table-cell table:formula="of:=[.B10]-[.A10]" office:value-type="float" office:value="0.260484">
            <text:p>0,260484</text:p>
          </table:table-cell>
          <table:table-cell/>
        </table:table-row>
        <table:table-row table:style-name="ro1">
          <table:table-cell office:value-type="float" office:value="5.258615">
            <text:p>5,258615</text:p>
          </table:table-cell>
          <table:table-cell office:value-type="float" office:value="5.606231">
            <text:p>5,606231</text:p>
          </table:table-cell>
          <table:table-cell table:formula="of:=[.B11]-[.A11]" office:value-type="float" office:value="0.347616">
            <text:p>0,347616</text:p>
          </table:table-cell>
          <table:table-cell/>
        </table:table-row>
        <table:table-row table:style-name="ro1">
          <table:table-cell office:value-type="float" office:value="4.993087">
            <text:p>4,993087</text:p>
          </table:table-cell>
          <table:table-cell office:value-type="float" office:value="5.438646">
            <text:p>5,438646</text:p>
          </table:table-cell>
          <table:table-cell table:formula="of:=[.B12]-[.A12]" office:value-type="float" office:value="0.445559">
            <text:p>0,445559</text:p>
          </table:table-cell>
          <table:table-cell/>
        </table:table-row>
        <table:table-row table:style-name="ro1">
          <table:table-cell office:value-type="float" office:value="4.607647">
            <text:p>4,607647</text:p>
          </table:table-cell>
          <table:table-cell office:value-type="float" office:value="5.143137">
            <text:p>5,143137</text:p>
          </table:table-cell>
          <table:table-cell table:formula="of:=[.B13]-[.A13]" office:value-type="float" office:value="0.53549">
            <text:p>0,53549</text:p>
          </table:table-cell>
          <table:table-cell/>
        </table:table-row>
        <table:table-row table:style-name="ro1">
          <table:table-cell office:value-type="float" office:value="5.062927">
            <text:p>5,062927</text:p>
          </table:table-cell>
          <table:table-cell office:value-type="float" office:value="5.475029">
            <text:p>5,475029</text:p>
          </table:table-cell>
          <table:table-cell table:formula="of:=[.B14]-[.A14]" office:value-type="float" office:value="0.412102">
            <text:p>0,412102</text:p>
          </table:table-cell>
          <table:table-cell/>
        </table:table-row>
        <table:table-row table:style-name="ro1">
          <table:table-cell office:value-type="float" office:value="4.810614">
            <text:p>4,810614</text:p>
          </table:table-cell>
          <table:table-cell office:value-type="float" office:value="5.20071">
            <text:p>5,20071</text:p>
          </table:table-cell>
          <table:table-cell table:formula="of:=[.B15]-[.A15]" office:value-type="float" office:value="0.390096">
            <text:p>0,390096</text:p>
          </table:table-cell>
          <table:table-cell/>
        </table:table-row>
        <table:table-row table:style-name="ro1">
          <table:table-cell office:value-type="float" office:value="5.494184">
            <text:p>5,494184</text:p>
          </table:table-cell>
          <table:table-cell office:value-type="float" office:value="5.734242">
            <text:p>5,734242</text:p>
          </table:table-cell>
          <table:table-cell table:formula="of:=[.B16]-[.A16]" office:value-type="float" office:value="0.240058">
            <text:p>0,240058</text:p>
          </table:table-cell>
          <table:table-cell/>
        </table:table-row>
        <table:table-row table:style-name="ro1">
          <table:table-cell office:value-type="float" office:value="5.201133">
            <text:p>5,201133</text:p>
          </table:table-cell>
          <table:table-cell office:value-type="float" office:value="5.506287">
            <text:p>5,506287</text:p>
          </table:table-cell>
          <table:table-cell table:formula="of:=[.B17]-[.A17]" office:value-type="float" office:value="0.305154000000001">
            <text:p>0,305154</text:p>
          </table:table-cell>
          <table:table-cell/>
        </table:table-row>
        <table:table-row table:style-name="ro1">
          <table:table-cell office:value-type="float" office:value="5.102162">
            <text:p>5,102162</text:p>
          </table:table-cell>
          <table:table-cell office:value-type="float" office:value="5.493176">
            <text:p>5,493176</text:p>
          </table:table-cell>
          <table:table-cell table:formula="of:=[.B18]-[.A18]" office:value-type="float" office:value="0.391014">
            <text:p>0,391014</text:p>
          </table:table-cell>
          <table:table-cell/>
        </table:table-row>
        <table:table-row table:style-name="ro1">
          <table:table-cell office:value-type="float" office:value="5.650365">
            <text:p>5,650365</text:p>
          </table:table-cell>
          <table:table-cell office:value-type="float" office:value="5.876239">
            <text:p>5,876239</text:p>
          </table:table-cell>
          <table:table-cell table:formula="of:=[.B19]-[.A19]" office:value-type="float" office:value="0.225874">
            <text:p>0,225874</text:p>
          </table:table-cell>
          <table:table-cell/>
        </table:table-row>
        <table:table-row table:style-name="ro1">
          <table:table-cell office:value-type="float" office:value="5.418989">
            <text:p>5,418989</text:p>
          </table:table-cell>
          <table:table-cell office:value-type="float" office:value="5.829796">
            <text:p>5,829796</text:p>
          </table:table-cell>
          <table:table-cell table:formula="of:=[.B20]-[.A20]" office:value-type="float" office:value="0.410807">
            <text:p>0,410807</text:p>
          </table:table-cell>
          <table:table-cell/>
        </table:table-row>
        <table:table-row table:style-name="ro1">
          <table:table-cell office:value-type="float" office:value="4.370886">
            <text:p>4,370886</text:p>
          </table:table-cell>
          <table:table-cell office:value-type="float" office:value="4.832355">
            <text:p>4,832355</text:p>
          </table:table-cell>
          <table:table-cell table:formula="of:=[.B21]-[.A21]" office:value-type="float" office:value="0.461469">
            <text:p>0,461469</text:p>
          </table:table-cell>
          <table:table-cell/>
        </table:table-row>
        <table:table-row table:style-name="ro1">
          <table:table-cell office:value-type="float" office:value="3.957856">
            <text:p>3,957856</text:p>
          </table:table-cell>
          <table:table-cell office:value-type="float" office:value="4.388057">
            <text:p>4,388057</text:p>
          </table:table-cell>
          <table:table-cell table:formula="of:=[.B22]-[.A22]" office:value-type="float" office:value="0.430201">
            <text:p>0,430201</text:p>
          </table:table-cell>
          <table:table-cell/>
        </table:table-row>
        <table:table-row table:style-name="ro1">
          <table:table-cell office:value-type="float" office:value="4.435797">
            <text:p>4,435797</text:p>
          </table:table-cell>
          <table:table-cell office:value-type="float" office:value="4.83606">
            <text:p>4,83606</text:p>
          </table:table-cell>
          <table:table-cell table:formula="of:=[.B23]-[.A23]" office:value-type="float" office:value="0.400263">
            <text:p>0,400263</text:p>
          </table:table-cell>
          <table:table-cell/>
        </table:table-row>
        <table:table-row table:style-name="ro1">
          <table:table-cell office:value-type="float" office:value="4.086061">
            <text:p>4,086061</text:p>
          </table:table-cell>
          <table:table-cell office:value-type="float" office:value="4.62809">
            <text:p>4,62809</text:p>
          </table:table-cell>
          <table:table-cell table:formula="of:=[.B24]-[.A24]" office:value-type="float" office:value="0.542029">
            <text:p>0,542029</text:p>
          </table:table-cell>
          <table:table-cell/>
        </table:table-row>
        <table:table-row table:style-name="ro1">
          <table:table-cell office:value-type="float" office:value="3.803505">
            <text:p>3,803505</text:p>
          </table:table-cell>
          <table:table-cell office:value-type="float" office:value="4.328576">
            <text:p>4,328576</text:p>
          </table:table-cell>
          <table:table-cell table:formula="of:=[.B25]-[.A25]" office:value-type="float" office:value="0.525071">
            <text:p>0,525071</text:p>
          </table:table-cell>
          <table:table-cell/>
        </table:table-row>
        <table:table-row table:style-name="ro1">
          <table:table-cell office:value-type="float" office:value="4.608228">
            <text:p>4,608228</text:p>
          </table:table-cell>
          <table:table-cell office:value-type="float" office:value="4.737077">
            <text:p>4,737077</text:p>
          </table:table-cell>
          <table:table-cell table:formula="of:=[.B26]-[.A26]" office:value-type="float" office:value="0.128849">
            <text:p>0,128849</text:p>
          </table:table-cell>
          <table:table-cell/>
        </table:table-row>
        <table:table-row table:style-name="ro1">
          <table:table-cell office:value-type="float" office:value="4.169173">
            <text:p>4,169173</text:p>
          </table:table-cell>
          <table:table-cell office:value-type="float" office:value="4.211311">
            <text:p>4,211311</text:p>
          </table:table-cell>
          <table:table-cell table:formula="of:=[.B27]-[.A27]" office:value-type="float" office:value="0.0421380000000005">
            <text:p>0,042138</text:p>
          </table:table-cell>
          <table:table-cell/>
        </table:table-row>
        <table:table-row table:style-name="ro1">
          <table:table-cell office:value-type="float" office:value="4.34513">
            <text:p>4,34513</text:p>
          </table:table-cell>
          <table:table-cell office:value-type="float" office:value="4.42673">
            <text:p>4,42673</text:p>
          </table:table-cell>
          <table:table-cell table:formula="of:=[.B28]-[.A28]" office:value-type="float" office:value="0.0815999999999999">
            <text:p>0,0816</text:p>
          </table:table-cell>
          <table:table-cell/>
        </table:table-row>
        <table:table-row table:style-name="ro1">
          <table:table-cell office:value-type="float" office:value="4.383437">
            <text:p>4,383437</text:p>
          </table:table-cell>
          <table:table-cell office:value-type="float" office:value="4.150348">
            <text:p>4,150348</text:p>
          </table:table-cell>
          <table:table-cell table:formula="of:=[.B29]-[.A29]" office:value-type="float" office:value="-0.233089">
            <text:p>-0,233089</text:p>
          </table:table-cell>
          <table:table-cell/>
        </table:table-row>
        <table:table-row table:style-name="ro1">
          <table:table-cell office:value-type="float" office:value="4.745881">
            <text:p>4,745881</text:p>
          </table:table-cell>
          <table:table-cell office:value-type="float" office:value="4.5148">
            <text:p>4,5148</text:p>
          </table:table-cell>
          <table:table-cell table:formula="of:=[.B30]-[.A30]" office:value-type="float" office:value="-0.231081">
            <text:p>-0,231081</text:p>
          </table:table-cell>
          <table:table-cell/>
        </table:table-row>
        <table:table-row table:style-name="ro1">
          <table:table-cell office:value-type="float" office:value="4.02418">
            <text:p>4,02418</text:p>
          </table:table-cell>
          <table:table-cell office:value-type="float" office:value="3.41801">
            <text:p>3,41801</text:p>
          </table:table-cell>
          <table:table-cell table:formula="of:=[.B31]-[.A31]" office:value-type="float" office:value="-0.606170000000001">
            <text:p>-0,60617</text:p>
          </table:table-cell>
          <table:table-cell/>
        </table:table-row>
        <table:table-row table:style-name="ro1">
          <table:table-cell office:value-type="float" office:value="3.761939">
            <text:p>3,761939</text:p>
          </table:table-cell>
          <table:table-cell office:value-type="float" office:value="3.123456">
            <text:p>3,123456</text:p>
          </table:table-cell>
          <table:table-cell table:formula="of:=[.B32]-[.A32]" office:value-type="float" office:value="-0.638483">
            <text:p>-0,638483</text:p>
          </table:table-cell>
          <table:table-cell/>
        </table:table-row>
        <table:table-row table:style-name="ro1">
          <table:table-cell office:value-type="float" office:value="3.869164">
            <text:p>3,869164</text:p>
          </table:table-cell>
          <table:table-cell office:value-type="float" office:value="3.149588">
            <text:p>3,149588</text:p>
          </table:table-cell>
          <table:table-cell table:formula="of:=[.B33]-[.A33]" office:value-type="float" office:value="-0.719576">
            <text:p>-0,719576</text:p>
          </table:table-cell>
          <table:table-cell/>
        </table:table-row>
        <table:table-row table:style-name="ro1">
          <table:table-cell office:value-type="float" office:value="3.769533">
            <text:p>3,769533</text:p>
          </table:table-cell>
          <table:table-cell office:value-type="float" office:value="3.160037">
            <text:p>3,160037</text:p>
          </table:table-cell>
          <table:table-cell table:formula="of:=[.B34]-[.A34]" office:value-type="float" office:value="-0.609496">
            <text:p>-0,609496</text:p>
          </table:table-cell>
          <table:table-cell/>
        </table:table-row>
        <table:table-row table:style-name="ro1">
          <table:table-cell office:value-type="float" office:value="4.667371">
            <text:p>4,667371</text:p>
          </table:table-cell>
          <table:table-cell office:value-type="float" office:value="3.938554">
            <text:p>3,938554</text:p>
          </table:table-cell>
          <table:table-cell table:formula="of:=[.B35]-[.A35]" office:value-type="float" office:value="-0.728817">
            <text:p>-0,728817</text:p>
          </table:table-cell>
          <table:table-cell/>
        </table:table-row>
        <table:table-row table:style-name="ro1">
          <table:table-cell office:value-type="float" office:value="4.187362">
            <text:p>4,187362</text:p>
          </table:table-cell>
          <table:table-cell office:value-type="float" office:value="3.514857">
            <text:p>3,514857</text:p>
          </table:table-cell>
          <table:table-cell table:formula="of:=[.B36]-[.A36]" office:value-type="float" office:value="-0.672505">
            <text:p>-0,672505</text:p>
          </table:table-cell>
          <table:table-cell/>
        </table:table-row>
        <table:table-row table:style-name="ro1">
          <table:table-cell office:value-type="float" office:value="3.974678">
            <text:p>3,974678</text:p>
          </table:table-cell>
          <table:table-cell office:value-type="float" office:value="2.93155">
            <text:p>2,93155</text:p>
          </table:table-cell>
          <table:table-cell table:formula="of:=[.B37]-[.A37]" office:value-type="float" office:value="-1.043128">
            <text:p>-1,043128</text:p>
          </table:table-cell>
          <table:table-cell/>
        </table:table-row>
        <table:table-row table:style-name="ro1">
          <table:table-cell office:value-type="float" office:value="3.952748">
            <text:p>3,952748</text:p>
          </table:table-cell>
          <table:table-cell office:value-type="float" office:value="2.84977">
            <text:p>2,84977</text:p>
          </table:table-cell>
          <table:table-cell table:formula="of:=[.B38]-[.A38]" office:value-type="float" office:value="-1.102978">
            <text:p>-1,102978</text:p>
          </table:table-cell>
          <table:table-cell/>
        </table:table-row>
        <table:table-row table:style-name="ro1">
          <table:table-cell office:value-type="float" office:value="3.351473">
            <text:p>3,351473</text:p>
          </table:table-cell>
          <table:table-cell office:value-type="float" office:value="2.240368">
            <text:p>2,240368</text:p>
          </table:table-cell>
          <table:table-cell table:formula="of:=[.B39]-[.A39]" office:value-type="float" office:value="-1.111105">
            <text:p>-1,111105</text:p>
          </table:table-cell>
          <table:table-cell/>
        </table:table-row>
        <table:table-row table:style-name="ro1">
          <table:table-cell office:value-type="float" office:value="3.140695">
            <text:p>3,140695</text:p>
          </table:table-cell>
          <table:table-cell office:value-type="float" office:value="2.156777">
            <text:p>2,156777</text:p>
          </table:table-cell>
          <table:table-cell table:formula="of:=[.B40]-[.A40]" office:value-type="float" office:value="-0.983918">
            <text:p>-0,983918</text:p>
          </table:table-cell>
          <table:table-cell/>
        </table:table-row>
        <table:table-row table:style-name="ro1">
          <table:table-cell office:value-type="float" office:value="2.836975">
            <text:p>2,836975</text:p>
          </table:table-cell>
          <table:table-cell office:value-type="float" office:value="1.727245">
            <text:p>1,727245</text:p>
          </table:table-cell>
          <table:table-cell table:formula="of:=[.B41]-[.A41]" office:value-type="float" office:value="-1.10973">
            <text:p>-1,10973</text:p>
          </table:table-cell>
          <table:table-cell/>
        </table:table-row>
        <table:table-row table:style-name="ro1">
          <table:table-cell office:value-type="float" office:value="3.260765">
            <text:p>3,260765</text:p>
          </table:table-cell>
          <table:table-cell office:value-type="float" office:value="2.024748">
            <text:p>2,024748</text:p>
          </table:table-cell>
          <table:table-cell table:formula="of:=[.B42]-[.A42]" office:value-type="float" office:value="-1.236017">
            <text:p>-1,236017</text:p>
          </table:table-cell>
          <table:table-cell/>
        </table:table-row>
        <table:table-row table:style-name="ro1">
          <table:table-cell office:value-type="float" office:value="2.307893">
            <text:p>2,307893</text:p>
          </table:table-cell>
          <table:table-cell office:value-type="float" office:value="1.055664">
            <text:p>1,055664</text:p>
          </table:table-cell>
          <table:table-cell table:formula="of:=[.B43]-[.A43]" office:value-type="float" office:value="-1.252229">
            <text:p>-1,252229</text:p>
          </table:table-cell>
          <table:table-cell/>
        </table:table-row>
        <table:table-row table:style-name="ro1">
          <table:table-cell office:value-type="float" office:value="1.742986">
            <text:p>1,742986</text:p>
          </table:table-cell>
          <table:table-cell office:value-type="float" office:value="0.703099">
            <text:p>0,703099</text:p>
          </table:table-cell>
          <table:table-cell table:formula="of:=[.B44]-[.A44]" office:value-type="float" office:value="-1.039887">
            <text:p>-1,039887</text:p>
          </table:table-cell>
          <table:table-cell/>
        </table:table-row>
      </table:table>
      <table:table table:name="Feuille5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.877505">
            <text:p>0,877505</text:p>
          </table:table-cell>
          <table:table-cell table:formula="of:=[.B1]-[.A1]" office:value-type="float" office:value="0">
            <text:p>0</text:p>
          </table:table-cell>
          <table:table-cell>
            <draw:frame table:end-cell-address="Feuille5.R36" table:end-x="1.282cm" table:end-y="0.134cm" draw:z-index="0" draw:style-name="gr1" draw:text-style-name="P1" svg:width="32.784cm" svg:height="15.834cm" svg:x="0.112cm" svg:y="0.106cm">
              <draw:object draw:notify-on-update-of-ranges="Feuille5.A1:Feuille5.A108 Feuille5.B1:Feuille5.B108 Feuille5.C1:Feuille5.C10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0.947805">
            <text:p>0,947805</text:p>
          </table:table-cell>
          <table:table-cell office:value-type="float" office:value="0.96464">
            <text:p>0,96464</text:p>
          </table:table-cell>
          <table:table-cell table:formula="of:=[.B2]-[.A2]" office:value-type="float" office:value="0.0168349999999999">
            <text:p>0,016835</text:p>
          </table:table-cell>
          <table:table-cell/>
        </table:table-row>
        <table:table-row table:style-name="ro1">
          <table:table-cell office:value-type="float" office:value="0.928682">
            <text:p>0,928682</text:p>
          </table:table-cell>
          <table:table-cell office:value-type="float" office:value="0.959289">
            <text:p>0,959289</text:p>
          </table:table-cell>
          <table:table-cell table:formula="of:=[.B3]-[.A3]" office:value-type="float" office:value="0.0306069999999999">
            <text:p>0,030607</text:p>
          </table:table-cell>
          <table:table-cell/>
        </table:table-row>
        <table:table-row table:style-name="ro1">
          <table:table-cell office:value-type="float" office:value="0.845384">
            <text:p>0,845384</text:p>
          </table:table-cell>
          <table:table-cell office:value-type="float" office:value="0.954448">
            <text:p>0,954448</text:p>
          </table:table-cell>
          <table:table-cell table:formula="of:=[.B4]-[.A4]" office:value-type="float" office:value="0.109064">
            <text:p>0,109064</text:p>
          </table:table-cell>
          <table:table-cell/>
        </table:table-row>
        <table:table-row table:style-name="ro1">
          <table:table-cell office:value-type="float" office:value="0.890342">
            <text:p>0,890342</text:p>
          </table:table-cell>
          <table:table-cell office:value-type="float" office:value="0.97779">
            <text:p>0,97779</text:p>
          </table:table-cell>
          <table:table-cell table:formula="of:=[.B5]-[.A5]" office:value-type="float" office:value="0.087448">
            <text:p>0,087448</text:p>
          </table:table-cell>
          <table:table-cell/>
        </table:table-row>
        <table:table-row table:style-name="ro1">
          <table:table-cell office:value-type="float" office:value="0.790273">
            <text:p>0,790273</text:p>
          </table:table-cell>
          <table:table-cell office:value-type="float" office:value="0.768329">
            <text:p>0,768329</text:p>
          </table:table-cell>
          <table:table-cell table:formula="of:=[.B6]-[.A6]" office:value-type="float" office:value="-0.0219440000000001">
            <text:p>-0,021944</text:p>
          </table:table-cell>
          <table:table-cell/>
        </table:table-row>
        <table:table-row table:style-name="ro1">
          <table:table-cell office:value-type="float" office:value="0.896837">
            <text:p>0,896837</text:p>
          </table:table-cell>
          <table:table-cell office:value-type="float" office:value="0.914528">
            <text:p>0,914528</text:p>
          </table:table-cell>
          <table:table-cell table:formula="of:=[.B7]-[.A7]" office:value-type="float" office:value="0.017691">
            <text:p>0,017691</text:p>
          </table:table-cell>
          <table:table-cell/>
        </table:table-row>
        <table:table-row table:style-name="ro1">
          <table:table-cell office:value-type="float" office:value="0.933563">
            <text:p>0,933563</text:p>
          </table:table-cell>
          <table:table-cell office:value-type="float" office:value="0.955866">
            <text:p>0,955866</text:p>
          </table:table-cell>
          <table:table-cell table:formula="of:=[.B8]-[.A8]" office:value-type="float" office:value="0.0223030000000001">
            <text:p>0,022303</text:p>
          </table:table-cell>
          <table:table-cell/>
        </table:table-row>
        <table:table-row table:style-name="ro1">
          <table:table-cell office:value-type="float" office:value="1.012516">
            <text:p>1,012516</text:p>
          </table:table-cell>
          <table:table-cell office:value-type="float" office:value="1.011465">
            <text:p>1,011465</text:p>
          </table:table-cell>
          <table:table-cell table:formula="of:=[.B9]-[.A9]" office:value-type="float" office:value="-0.00105099999999991">
            <text:p>-0,001051</text:p>
          </table:table-cell>
          <table:table-cell/>
        </table:table-row>
        <table:table-row table:style-name="ro1">
          <table:table-cell office:value-type="float" office:value="1.097727">
            <text:p>1,097727</text:p>
          </table:table-cell>
          <table:table-cell office:value-type="float" office:value="1.084673">
            <text:p>1,084673</text:p>
          </table:table-cell>
          <table:table-cell table:formula="of:=[.B10]-[.A10]" office:value-type="float" office:value="-0.0130539999999999">
            <text:p>-0,013054</text:p>
          </table:table-cell>
          <table:table-cell/>
        </table:table-row>
        <table:table-row table:style-name="ro1">
          <table:table-cell office:value-type="float" office:value="0.866922">
            <text:p>0,866922</text:p>
          </table:table-cell>
          <table:table-cell office:value-type="float" office:value="0.846594">
            <text:p>0,846594</text:p>
          </table:table-cell>
          <table:table-cell table:formula="of:=[.B11]-[.A11]" office:value-type="float" office:value="-0.020328">
            <text:p>-0,020328</text:p>
          </table:table-cell>
          <table:table-cell/>
        </table:table-row>
        <table:table-row table:style-name="ro1">
          <table:table-cell office:value-type="float" office:value="0.776853">
            <text:p>0,776853</text:p>
          </table:table-cell>
          <table:table-cell office:value-type="float" office:value="0.734459">
            <text:p>0,734459</text:p>
          </table:table-cell>
          <table:table-cell table:formula="of:=[.B12]-[.A12]" office:value-type="float" office:value="-0.042394">
            <text:p>-0,042394</text:p>
          </table:table-cell>
          <table:table-cell/>
        </table:table-row>
        <table:table-row table:style-name="ro1">
          <table:table-cell office:value-type="float" office:value="0.600592">
            <text:p>0,600592</text:p>
          </table:table-cell>
          <table:table-cell office:value-type="float" office:value="0.587598">
            <text:p>0,587598</text:p>
          </table:table-cell>
          <table:table-cell table:formula="of:=[.B13]-[.A13]" office:value-type="float" office:value="-0.0129940000000001">
            <text:p>-0,012994</text:p>
          </table:table-cell>
          <table:table-cell/>
        </table:table-row>
        <table:table-row table:style-name="ro1">
          <table:table-cell office:value-type="float" office:value="0.705398">
            <text:p>0,705398</text:p>
          </table:table-cell>
          <table:table-cell office:value-type="float" office:value="0.658979">
            <text:p>0,658979</text:p>
          </table:table-cell>
          <table:table-cell table:formula="of:=[.B14]-[.A14]" office:value-type="float" office:value="-0.046419">
            <text:p>-0,046419</text:p>
          </table:table-cell>
          <table:table-cell/>
        </table:table-row>
        <table:table-row table:style-name="ro1">
          <table:table-cell office:value-type="float" office:value="0.6644">
            <text:p>0,6644</text:p>
          </table:table-cell>
          <table:table-cell office:value-type="float" office:value="0.603012">
            <text:p>0,603012</text:p>
          </table:table-cell>
          <table:table-cell table:formula="of:=[.B15]-[.A15]" office:value-type="float" office:value="-0.061388">
            <text:p>-0,061388</text:p>
          </table:table-cell>
          <table:table-cell/>
        </table:table-row>
        <table:table-row table:style-name="ro1">
          <table:table-cell office:value-type="float" office:value="0.428727">
            <text:p>0,428727</text:p>
          </table:table-cell>
          <table:table-cell office:value-type="float" office:value="0.40941">
            <text:p>0,40941</text:p>
          </table:table-cell>
          <table:table-cell table:formula="of:=[.B16]-[.A16]" office:value-type="float" office:value="-0.019317">
            <text:p>-0,019317</text:p>
          </table:table-cell>
          <table:table-cell/>
        </table:table-row>
        <table:table-row table:style-name="ro1">
          <table:table-cell office:value-type="float" office:value="0.364872">
            <text:p>0,364872</text:p>
          </table:table-cell>
          <table:table-cell office:value-type="float" office:value="0.332049">
            <text:p>0,332049</text:p>
          </table:table-cell>
          <table:table-cell table:formula="of:=[.B17]-[.A17]" office:value-type="float" office:value="-0.032823">
            <text:p>-0,032823</text:p>
          </table:table-cell>
          <table:table-cell/>
        </table:table-row>
        <table:table-row table:style-name="ro1">
          <table:table-cell office:value-type="float" office:value="0.380617">
            <text:p>0,380617</text:p>
          </table:table-cell>
          <table:table-cell office:value-type="float" office:value="0.336407">
            <text:p>0,336407</text:p>
          </table:table-cell>
          <table:table-cell table:formula="of:=[.B18]-[.A18]" office:value-type="float" office:value="-0.04421">
            <text:p>-0,04421</text:p>
          </table:table-cell>
          <table:table-cell/>
        </table:table-row>
        <table:table-row table:style-name="ro1">
          <table:table-cell office:value-type="float" office:value="0.39709">
            <text:p>0,39709</text:p>
          </table:table-cell>
          <table:table-cell office:value-type="float" office:value="0.312815">
            <text:p>0,312815</text:p>
          </table:table-cell>
          <table:table-cell table:formula="of:=[.B19]-[.A19]" office:value-type="float" office:value="-0.084275">
            <text:p>-0,084275</text:p>
          </table:table-cell>
          <table:table-cell/>
        </table:table-row>
        <table:table-row table:style-name="ro1">
          <table:table-cell office:value-type="float" office:value="0.384222">
            <text:p>0,384222</text:p>
          </table:table-cell>
          <table:table-cell office:value-type="float" office:value="0.318848">
            <text:p>0,318848</text:p>
          </table:table-cell>
          <table:table-cell table:formula="of:=[.B20]-[.A20]" office:value-type="float" office:value="-0.065374">
            <text:p>-0,065374</text:p>
          </table:table-cell>
          <table:table-cell/>
        </table:table-row>
        <table:table-row table:style-name="ro1">
          <table:table-cell office:value-type="float" office:value="0.430263">
            <text:p>0,430263</text:p>
          </table:table-cell>
          <table:table-cell office:value-type="float" office:value="0.359228">
            <text:p>0,359228</text:p>
          </table:table-cell>
          <table:table-cell table:formula="of:=[.B21]-[.A21]" office:value-type="float" office:value="-0.071035">
            <text:p>-0,071035</text:p>
          </table:table-cell>
          <table:table-cell/>
        </table:table-row>
        <table:table-row table:style-name="ro1">
          <table:table-cell office:value-type="float" office:value="0.494498">
            <text:p>0,494498</text:p>
          </table:table-cell>
          <table:table-cell office:value-type="float" office:value="0.396434">
            <text:p>0,396434</text:p>
          </table:table-cell>
          <table:table-cell table:formula="of:=[.B22]-[.A22]" office:value-type="float" office:value="-0.098064">
            <text:p>-0,098064</text:p>
          </table:table-cell>
          <table:table-cell/>
        </table:table-row>
        <table:table-row table:style-name="ro1">
          <table:table-cell office:value-type="float" office:value="0.349525">
            <text:p>0,349525</text:p>
          </table:table-cell>
          <table:table-cell office:value-type="float" office:value="0.258523">
            <text:p>0,258523</text:p>
          </table:table-cell>
          <table:table-cell table:formula="of:=[.B23]-[.A23]" office:value-type="float" office:value="-0.091002">
            <text:p>-0,091002</text:p>
          </table:table-cell>
          <table:table-cell/>
        </table:table-row>
        <table:table-row table:style-name="ro1">
          <table:table-cell office:value-type="float" office:value="0.326179">
            <text:p>0,326179</text:p>
          </table:table-cell>
          <table:table-cell office:value-type="float" office:value="0.231072">
            <text:p>0,231072</text:p>
          </table:table-cell>
          <table:table-cell table:formula="of:=[.B24]-[.A24]" office:value-type="float" office:value="-0.095107">
            <text:p>-0,095107</text:p>
          </table:table-cell>
          <table:table-cell/>
        </table:table-row>
        <table:table-row table:style-name="ro1">
          <table:table-cell office:value-type="float" office:value="0.297854">
            <text:p>0,297854</text:p>
          </table:table-cell>
          <table:table-cell office:value-type="float" office:value="0.240383">
            <text:p>0,240383</text:p>
          </table:table-cell>
          <table:table-cell table:formula="of:=[.B25]-[.A25]" office:value-type="float" office:value="-0.057471">
            <text:p>-0,057471</text:p>
          </table:table-cell>
          <table:table-cell/>
        </table:table-row>
        <table:table-row table:style-name="ro1">
          <table:table-cell office:value-type="float" office:value="0.25808">
            <text:p>0,25808</text:p>
          </table:table-cell>
          <table:table-cell office:value-type="float" office:value="0.153867">
            <text:p>0,153867</text:p>
          </table:table-cell>
          <table:table-cell table:formula="of:=[.B26]-[.A26]" office:value-type="float" office:value="-0.104213">
            <text:p>-0,104213</text:p>
          </table:table-cell>
          <table:table-cell/>
        </table:table-row>
        <table:table-row table:style-name="ro1">
          <table:table-cell office:value-type="float" office:value="0.227338">
            <text:p>0,227338</text:p>
          </table:table-cell>
          <table:table-cell office:value-type="float" office:value="0.143612">
            <text:p>0,143612</text:p>
          </table:table-cell>
          <table:table-cell table:formula="of:=[.B27]-[.A27]" office:value-type="float" office:value="-0.083726">
            <text:p>-0,083726</text:p>
          </table:table-cell>
          <table:table-cell/>
        </table:table-row>
        <table:table-row table:style-name="ro1">
          <table:table-cell office:value-type="float" office:value="0.234917">
            <text:p>0,234917</text:p>
          </table:table-cell>
          <table:table-cell office:value-type="float" office:value="0.162356">
            <text:p>0,162356</text:p>
          </table:table-cell>
          <table:table-cell table:formula="of:=[.B28]-[.A28]" office:value-type="float" office:value="-0.072561">
            <text:p>-0,072561</text:p>
          </table:table-cell>
          <table:table-cell/>
        </table:table-row>
        <table:table-row table:style-name="ro1">
          <table:table-cell office:value-type="float" office:value="0.154739">
            <text:p>0,154739</text:p>
          </table:table-cell>
          <table:table-cell office:value-type="float" office:value="0.063899">
            <text:p>0,063899</text:p>
          </table:table-cell>
          <table:table-cell table:formula="of:=[.B29]-[.A29]" office:value-type="float" office:value="-0.09084">
            <text:p>-0,09084</text:p>
          </table:table-cell>
          <table:table-cell/>
        </table:table-row>
        <table:table-row table:style-name="ro1">
          <table:table-cell office:value-type="float" office:value="0.107987">
            <text:p>0,107987</text:p>
          </table:table-cell>
          <table:table-cell office:value-type="float" office:value="0.034162">
            <text:p>0,034162</text:p>
          </table:table-cell>
          <table:table-cell table:formula="of:=[.B30]-[.A30]" office:value-type="float" office:value="-0.073825">
            <text:p>-0,073825</text:p>
          </table:table-cell>
          <table:table-cell/>
        </table:table-row>
        <table:table-row table:style-name="ro1">
          <table:table-cell office:value-type="float" office:value="0.091962">
            <text:p>0,091962</text:p>
          </table:table-cell>
          <table:table-cell office:value-type="float" office:value="0.016302">
            <text:p>0,016302</text:p>
          </table:table-cell>
          <table:table-cell table:formula="of:=[.B31]-[.A31]" office:value-type="float" office:value="-0.07566">
            <text:p>-0,07566</text:p>
          </table:table-cell>
          <table:table-cell/>
        </table:table-row>
        <table:table-row table:style-name="ro1">
          <table:table-cell office:value-type="float" office:value="0.101925">
            <text:p>0,101925</text:p>
          </table:table-cell>
          <table:table-cell office:value-type="float" office:value="0.026096">
            <text:p>0,026096</text:p>
          </table:table-cell>
          <table:table-cell table:formula="of:=[.B32]-[.A32]" office:value-type="float" office:value="-0.075829">
            <text:p>-0,075829</text:p>
          </table:table-cell>
          <table:table-cell/>
        </table:table-row>
        <table:table-row table:style-name="ro1">
          <table:table-cell office:value-type="float" office:value="0.09179">
            <text:p>0,09179</text:p>
          </table:table-cell>
          <table:table-cell office:value-type="float" office:value="0.027109">
            <text:p>0,027109</text:p>
          </table:table-cell>
          <table:table-cell table:formula="of:=[.B33]-[.A33]" office:value-type="float" office:value="-0.064681">
            <text:p>-0,064681</text:p>
          </table:table-cell>
          <table:table-cell/>
        </table:table-row>
        <table:table-row table:style-name="ro1">
          <table:table-cell office:value-type="float" office:value="0.090225">
            <text:p>0,090225</text:p>
          </table:table-cell>
          <table:table-cell office:value-type="float" office:value="0.028905">
            <text:p>0,028905</text:p>
          </table:table-cell>
          <table:table-cell table:formula="of:=[.B34]-[.A34]" office:value-type="float" office:value="-0.06132">
            <text:p>-0,06132</text:p>
          </table:table-cell>
          <table:table-cell/>
        </table:table-row>
        <table:table-row table:style-name="ro1">
          <table:table-cell office:value-type="float" office:value="0.085291">
            <text:p>0,085291</text:p>
          </table:table-cell>
          <table:table-cell office:value-type="float" office:value="0.035691">
            <text:p>0,035691</text:p>
          </table:table-cell>
          <table:table-cell table:formula="of:=[.B35]-[.A35]" office:value-type="float" office:value="-0.0496">
            <text:p>-0,0496</text:p>
          </table:table-cell>
          <table:table-cell/>
        </table:table-row>
        <table:table-row table:style-name="ro1">
          <table:table-cell office:value-type="float" office:value="0.082941">
            <text:p>0,082941</text:p>
          </table:table-cell>
          <table:table-cell office:value-type="float" office:value="0.04537">
            <text:p>0,04537</text:p>
          </table:table-cell>
          <table:table-cell table:formula="of:=[.B36]-[.A36]" office:value-type="float" office:value="-0.037571">
            <text:p>-0,037571</text:p>
          </table:table-cell>
          <table:table-cell/>
        </table:table-row>
        <table:table-row table:style-name="ro1">
          <table:table-cell office:value-type="float" office:value="0.119101">
            <text:p>0,119101</text:p>
          </table:table-cell>
          <table:table-cell office:value-type="float" office:value="0.064383">
            <text:p>0,064383</text:p>
          </table:table-cell>
          <table:table-cell table:formula="of:=[.B37]-[.A37]" office:value-type="float" office:value="-0.054718">
            <text:p>-0,054718</text:p>
          </table:table-cell>
          <table:table-cell/>
        </table:table-row>
        <table:table-row table:style-name="ro1">
          <table:table-cell office:value-type="float" office:value="0.084994">
            <text:p>0,084994</text:p>
          </table:table-cell>
          <table:table-cell office:value-type="float" office:value="0.053478">
            <text:p>0,053478</text:p>
          </table:table-cell>
          <table:table-cell table:formula="of:=[.B38]-[.A38]" office:value-type="float" office:value="-0.031516">
            <text:p>-0,031516</text:p>
          </table:table-cell>
          <table:table-cell/>
        </table:table-row>
        <table:table-row table:style-name="ro1">
          <table:table-cell office:value-type="float" office:value="0.093508">
            <text:p>0,093508</text:p>
          </table:table-cell>
          <table:table-cell office:value-type="float" office:value="0.063547">
            <text:p>0,063547</text:p>
          </table:table-cell>
          <table:table-cell table:formula="of:=[.B39]-[.A39]" office:value-type="float" office:value="-0.029961">
            <text:p>-0,029961</text:p>
          </table:table-cell>
          <table:table-cell/>
        </table:table-row>
        <table:table-row table:style-name="ro1">
          <table:table-cell office:value-type="float" office:value="0.086373">
            <text:p>0,086373</text:p>
          </table:table-cell>
          <table:table-cell office:value-type="float" office:value="0.061848">
            <text:p>0,061848</text:p>
          </table:table-cell>
          <table:table-cell table:formula="of:=[.B40]-[.A40]" office:value-type="float" office:value="-0.024525">
            <text:p>-0,024525</text:p>
          </table:table-cell>
          <table:table-cell/>
        </table:table-row>
        <table:table-row table:style-name="ro1">
          <table:table-cell office:value-type="float" office:value="0.10997">
            <text:p>0,10997</text:p>
          </table:table-cell>
          <table:table-cell office:value-type="float" office:value="0.069223">
            <text:p>0,069223</text:p>
          </table:table-cell>
          <table:table-cell table:formula="of:=[.B41]-[.A41]" office:value-type="float" office:value="-0.040747">
            <text:p>-0,040747</text:p>
          </table:table-cell>
          <table:table-cell/>
        </table:table-row>
        <table:table-row table:style-name="ro1">
          <table:table-cell office:value-type="float" office:value="0.080172">
            <text:p>0,080172</text:p>
          </table:table-cell>
          <table:table-cell office:value-type="float" office:value="0.053112">
            <text:p>0,053112</text:p>
          </table:table-cell>
          <table:table-cell table:formula="of:=[.B42]-[.A42]" office:value-type="float" office:value="-0.02706">
            <text:p>-0,02706</text:p>
          </table:table-cell>
          <table:table-cell/>
        </table:table-row>
        <table:table-row table:style-name="ro1">
          <table:table-cell office:value-type="float" office:value="0.108999">
            <text:p>0,108999</text:p>
          </table:table-cell>
          <table:table-cell office:value-type="float" office:value="0.071438">
            <text:p>0,071438</text:p>
          </table:table-cell>
          <table:table-cell table:formula="of:=[.B43]-[.A43]" office:value-type="float" office:value="-0.037561">
            <text:p>-0,037561</text:p>
          </table:table-cell>
          <table:table-cell/>
        </table:table-row>
        <table:table-row table:style-name="ro1">
          <table:table-cell office:value-type="float" office:value="0.119001">
            <text:p>0,119001</text:p>
          </table:table-cell>
          <table:table-cell office:value-type="float" office:value="0.093614">
            <text:p>0,093614</text:p>
          </table:table-cell>
          <table:table-cell table:formula="of:=[.B44]-[.A44]" office:value-type="float" office:value="-0.025387">
            <text:p>-0,025387</text:p>
          </table:table-cell>
          <table:table-cell/>
        </table:table-row>
        <table:table-row table:style-name="ro1">
          <table:table-cell office:value-type="float" office:value="0.124191">
            <text:p>0,124191</text:p>
          </table:table-cell>
          <table:table-cell office:value-type="float" office:value="0.091686">
            <text:p>0,091686</text:p>
          </table:table-cell>
          <table:table-cell table:formula="of:=[.B45]-[.A45]" office:value-type="float" office:value="-0.032505">
            <text:p>-0,032505</text:p>
          </table:table-cell>
          <table:table-cell/>
        </table:table-row>
        <table:table-row table:style-name="ro1">
          <table:table-cell office:value-type="float" office:value="0.143106">
            <text:p>0,143106</text:p>
          </table:table-cell>
          <table:table-cell office:value-type="float" office:value="0.097302">
            <text:p>0,097302</text:p>
          </table:table-cell>
          <table:table-cell table:formula="of:=[.B46]-[.A46]" office:value-type="float" office:value="-0.045804">
            <text:p>-0,045804</text:p>
          </table:table-cell>
          <table:table-cell/>
        </table:table-row>
        <table:table-row table:style-name="ro1">
          <table:table-cell office:value-type="float" office:value="0.132345">
            <text:p>0,132345</text:p>
          </table:table-cell>
          <table:table-cell office:value-type="float" office:value="0.07694">
            <text:p>0,07694</text:p>
          </table:table-cell>
          <table:table-cell table:formula="of:=[.B47]-[.A47]" office:value-type="float" office:value="-0.055405">
            <text:p>-0,055405</text:p>
          </table:table-cell>
          <table:table-cell/>
        </table:table-row>
        <table:table-row table:style-name="ro1">
          <table:table-cell office:value-type="float" office:value="0.180181">
            <text:p>0,180181</text:p>
          </table:table-cell>
          <table:table-cell office:value-type="float" office:value="0.143136">
            <text:p>0,143136</text:p>
          </table:table-cell>
          <table:table-cell table:formula="of:=[.B48]-[.A48]" office:value-type="float" office:value="-0.037045">
            <text:p>-0,037045</text:p>
          </table:table-cell>
          <table:table-cell/>
        </table:table-row>
        <table:table-row table:style-name="ro1">
          <table:table-cell office:value-type="float" office:value="0.207972">
            <text:p>0,207972</text:p>
          </table:table-cell>
          <table:table-cell office:value-type="float" office:value="0.147849">
            <text:p>0,147849</text:p>
          </table:table-cell>
          <table:table-cell table:formula="of:=[.B49]-[.A49]" office:value-type="float" office:value="-0.060123">
            <text:p>-0,060123</text:p>
          </table:table-cell>
          <table:table-cell/>
        </table:table-row>
        <table:table-row table:style-name="ro1">
          <table:table-cell office:value-type="float" office:value="0.143189">
            <text:p>0,143189</text:p>
          </table:table-cell>
          <table:table-cell office:value-type="float" office:value="0.109859">
            <text:p>0,109859</text:p>
          </table:table-cell>
          <table:table-cell table:formula="of:=[.B50]-[.A50]" office:value-type="float" office:value="-0.03333">
            <text:p>-0,03333</text:p>
          </table:table-cell>
          <table:table-cell/>
        </table:table-row>
        <table:table-row table:style-name="ro1">
          <table:table-cell office:value-type="float" office:value="0.101036">
            <text:p>0,101036</text:p>
          </table:table-cell>
          <table:table-cell office:value-type="float" office:value="0.047338">
            <text:p>0,047338</text:p>
          </table:table-cell>
          <table:table-cell table:formula="of:=[.B51]-[.A51]" office:value-type="float" office:value="-0.053698">
            <text:p>-0,053698</text:p>
          </table:table-cell>
          <table:table-cell/>
        </table:table-row>
        <table:table-row table:style-name="ro1">
          <table:table-cell office:value-type="float" office:value="0.057849">
            <text:p>0,057849</text:p>
          </table:table-cell>
          <table:table-cell office:value-type="float" office:value="0.005159">
            <text:p>0,005159</text:p>
          </table:table-cell>
          <table:table-cell table:formula="of:=[.B52]-[.A52]" office:value-type="float" office:value="-0.05269">
            <text:p>-0,05269</text:p>
          </table:table-cell>
          <table:table-cell/>
        </table:table-row>
        <table:table-row table:style-name="ro1">
          <table:table-cell office:value-type="float" office:value="0.043057">
            <text:p>0,043057</text:p>
          </table:table-cell>
          <table:table-cell office:value-type="float" office:value="0.001923">
            <text:p>0,001923</text:p>
          </table:table-cell>
          <table:table-cell table:formula="of:=[.B53]-[.A53]" office:value-type="float" office:value="-0.041134">
            <text:p>-0,041134</text:p>
          </table:table-cell>
          <table:table-cell/>
        </table:table-row>
        <table:table-row table:style-name="ro1">
          <table:table-cell office:value-type="float" office:value="0.059589">
            <text:p>0,059589</text:p>
          </table:table-cell>
          <table:table-cell office:value-type="float" office:value="0.010297">
            <text:p>0,010297</text:p>
          </table:table-cell>
          <table:table-cell table:formula="of:=[.B54]-[.A54]" office:value-type="float" office:value="-0.049292">
            <text:p>-0,049292</text:p>
          </table:table-cell>
          <table:table-cell/>
        </table:table-row>
        <table:table-row table:style-name="ro1">
          <table:table-cell office:value-type="float" office:value="0.061547">
            <text:p>0,061547</text:p>
          </table:table-cell>
          <table:table-cell office:value-type="float" office:value="0.006178">
            <text:p>0,006178</text:p>
          </table:table-cell>
          <table:table-cell table:formula="of:=[.B55]-[.A55]" office:value-type="float" office:value="-0.055369">
            <text:p>-0,055369</text:p>
          </table:table-cell>
          <table:table-cell/>
        </table:table-row>
        <table:table-row table:style-name="ro1">
          <table:table-cell office:value-type="float" office:value="0.13589">
            <text:p>0,13589</text:p>
          </table:table-cell>
          <table:table-cell office:value-type="float" office:value="0.059636">
            <text:p>0,059636</text:p>
          </table:table-cell>
          <table:table-cell table:formula="of:=[.B56]-[.A56]" office:value-type="float" office:value="-0.076254">
            <text:p>-0,076254</text:p>
          </table:table-cell>
          <table:table-cell/>
        </table:table-row>
        <table:table-row table:style-name="ro1">
          <table:table-cell office:value-type="float" office:value="0.156622">
            <text:p>0,156622</text:p>
          </table:table-cell>
          <table:table-cell office:value-type="float" office:value="0.078829">
            <text:p>0,078829</text:p>
          </table:table-cell>
          <table:table-cell table:formula="of:=[.B57]-[.A57]" office:value-type="float" office:value="-0.077793">
            <text:p>-0,077793</text:p>
          </table:table-cell>
          <table:table-cell/>
        </table:table-row>
        <table:table-row table:style-name="ro1">
          <table:table-cell office:value-type="float" office:value="0.161353">
            <text:p>0,161353</text:p>
          </table:table-cell>
          <table:table-cell office:value-type="float" office:value="0.095633">
            <text:p>0,095633</text:p>
          </table:table-cell>
          <table:table-cell table:formula="of:=[.B58]-[.A58]" office:value-type="float" office:value="-0.06572">
            <text:p>-0,06572</text:p>
          </table:table-cell>
          <table:table-cell/>
        </table:table-row>
        <table:table-row table:style-name="ro1">
          <table:table-cell office:value-type="float" office:value="0.242151">
            <text:p>0,242151</text:p>
          </table:table-cell>
          <table:table-cell office:value-type="float" office:value="0.129618">
            <text:p>0,129618</text:p>
          </table:table-cell>
          <table:table-cell table:formula="of:=[.B59]-[.A59]" office:value-type="float" office:value="-0.112533">
            <text:p>-0,112533</text:p>
          </table:table-cell>
          <table:table-cell/>
        </table:table-row>
        <table:table-row table:style-name="ro1">
          <table:table-cell office:value-type="float" office:value="0.24138">
            <text:p>0,24138</text:p>
          </table:table-cell>
          <table:table-cell office:value-type="float" office:value="0.116749">
            <text:p>0,116749</text:p>
          </table:table-cell>
          <table:table-cell table:formula="of:=[.B60]-[.A60]" office:value-type="float" office:value="-0.124631">
            <text:p>-0,124631</text:p>
          </table:table-cell>
          <table:table-cell/>
        </table:table-row>
        <table:table-row table:style-name="ro1">
          <table:table-cell office:value-type="float" office:value="0.210571">
            <text:p>0,210571</text:p>
          </table:table-cell>
          <table:table-cell office:value-type="float" office:value="0.068999">
            <text:p>0,068999</text:p>
          </table:table-cell>
          <table:table-cell table:formula="of:=[.B61]-[.A61]" office:value-type="float" office:value="-0.141572">
            <text:p>-0,141572</text:p>
          </table:table-cell>
          <table:table-cell/>
        </table:table-row>
        <table:table-row table:style-name="ro1">
          <table:table-cell office:value-type="float" office:value="0.142687">
            <text:p>0,142687</text:p>
          </table:table-cell>
          <table:table-cell office:value-type="float" office:value="0.024092">
            <text:p>0,024092</text:p>
          </table:table-cell>
          <table:table-cell table:formula="of:=[.B62]-[.A62]" office:value-type="float" office:value="-0.118595">
            <text:p>-0,118595</text:p>
          </table:table-cell>
          <table:table-cell/>
        </table:table-row>
        <table:table-row table:style-name="ro1">
          <table:table-cell office:value-type="float" office:value="0.206073">
            <text:p>0,206073</text:p>
          </table:table-cell>
          <table:table-cell office:value-type="float" office:value="0.073562">
            <text:p>0,073562</text:p>
          </table:table-cell>
          <table:table-cell table:formula="of:=[.B63]-[.A63]" office:value-type="float" office:value="-0.132511">
            <text:p>-0,132511</text:p>
          </table:table-cell>
          <table:table-cell/>
        </table:table-row>
        <table:table-row table:style-name="ro1">
          <table:table-cell office:value-type="float" office:value="0.295669">
            <text:p>0,295669</text:p>
          </table:table-cell>
          <table:table-cell office:value-type="float" office:value="0.132678">
            <text:p>0,132678</text:p>
          </table:table-cell>
          <table:table-cell table:formula="of:=[.B64]-[.A64]" office:value-type="float" office:value="-0.162991">
            <text:p>-0,162991</text:p>
          </table:table-cell>
          <table:table-cell/>
        </table:table-row>
        <table:table-row table:style-name="ro1">
          <table:table-cell office:value-type="float" office:value="0.239487">
            <text:p>0,239487</text:p>
          </table:table-cell>
          <table:table-cell office:value-type="float" office:value="0.120126">
            <text:p>0,120126</text:p>
          </table:table-cell>
          <table:table-cell table:formula="of:=[.B65]-[.A65]" office:value-type="float" office:value="-0.119361">
            <text:p>-0,119361</text:p>
          </table:table-cell>
          <table:table-cell/>
        </table:table-row>
        <table:table-row table:style-name="ro1">
          <table:table-cell office:value-type="float" office:value="0.225205">
            <text:p>0,225205</text:p>
          </table:table-cell>
          <table:table-cell office:value-type="float" office:value="0.102181">
            <text:p>0,102181</text:p>
          </table:table-cell>
          <table:table-cell table:formula="of:=[.B66]-[.A66]" office:value-type="float" office:value="-0.123024">
            <text:p>-0,123024</text:p>
          </table:table-cell>
          <table:table-cell/>
        </table:table-row>
        <table:table-row table:style-name="ro1">
          <table:table-cell office:value-type="float" office:value="0.18107">
            <text:p>0,18107</text:p>
          </table:table-cell>
          <table:table-cell office:value-type="float" office:value="0.085188">
            <text:p>0,085188</text:p>
          </table:table-cell>
          <table:table-cell table:formula="of:=[.B67]-[.A67]" office:value-type="float" office:value="-0.095882">
            <text:p>-0,095882</text:p>
          </table:table-cell>
          <table:table-cell/>
        </table:table-row>
        <table:table-row table:style-name="ro1">
          <table:table-cell office:value-type="float" office:value="0.259488">
            <text:p>0,259488</text:p>
          </table:table-cell>
          <table:table-cell office:value-type="float" office:value="0.172594">
            <text:p>0,172594</text:p>
          </table:table-cell>
          <table:table-cell table:formula="of:=[.B68]-[.A68]" office:value-type="float" office:value="-0.086894">
            <text:p>-0,086894</text:p>
          </table:table-cell>
          <table:table-cell/>
        </table:table-row>
        <table:table-row table:style-name="ro1">
          <table:table-cell office:value-type="float" office:value="0.160992">
            <text:p>0,160992</text:p>
          </table:table-cell>
          <table:table-cell office:value-type="float" office:value="0.081384">
            <text:p>0,081384</text:p>
          </table:table-cell>
          <table:table-cell table:formula="of:=[.B69]-[.A69]" office:value-type="float" office:value="-0.079608">
            <text:p>-0,079608</text:p>
          </table:table-cell>
          <table:table-cell/>
        </table:table-row>
        <table:table-row table:style-name="ro1">
          <table:table-cell office:value-type="float" office:value="0.150641">
            <text:p>0,150641</text:p>
          </table:table-cell>
          <table:table-cell office:value-type="float" office:value="0.121306">
            <text:p>0,121306</text:p>
          </table:table-cell>
          <table:table-cell table:formula="of:=[.B70]-[.A70]" office:value-type="float" office:value="-0.029335">
            <text:p>-0,029335</text:p>
          </table:table-cell>
          <table:table-cell/>
        </table:table-row>
        <table:table-row table:style-name="ro1">
          <table:table-cell office:value-type="float" office:value="0.1626">
            <text:p>0,1626</text:p>
          </table:table-cell>
          <table:table-cell office:value-type="float" office:value="0.107632">
            <text:p>0,107632</text:p>
          </table:table-cell>
          <table:table-cell table:formula="of:=[.B71]-[.A71]" office:value-type="float" office:value="-0.054968">
            <text:p>-0,054968</text:p>
          </table:table-cell>
          <table:table-cell/>
        </table:table-row>
        <table:table-row table:style-name="ro1">
          <table:table-cell office:value-type="float" office:value="0.161223">
            <text:p>0,161223</text:p>
          </table:table-cell>
          <table:table-cell office:value-type="float" office:value="0.118312">
            <text:p>0,118312</text:p>
          </table:table-cell>
          <table:table-cell table:formula="of:=[.B72]-[.A72]" office:value-type="float" office:value="-0.042911">
            <text:p>-0,042911</text:p>
          </table:table-cell>
          <table:table-cell/>
        </table:table-row>
        <table:table-row table:style-name="ro1">
          <table:table-cell office:value-type="float" office:value="0.108144">
            <text:p>0,108144</text:p>
          </table:table-cell>
          <table:table-cell office:value-type="float" office:value="0.073162">
            <text:p>0,073162</text:p>
          </table:table-cell>
          <table:table-cell table:formula="of:=[.B73]-[.A73]" office:value-type="float" office:value="-0.034982">
            <text:p>-0,034982</text:p>
          </table:table-cell>
          <table:table-cell/>
        </table:table-row>
        <table:table-row table:style-name="ro1">
          <table:table-cell office:value-type="float" office:value="0.192919">
            <text:p>0,192919</text:p>
          </table:table-cell>
          <table:table-cell office:value-type="float" office:value="0.145494">
            <text:p>0,145494</text:p>
          </table:table-cell>
          <table:table-cell table:formula="of:=[.B74]-[.A74]" office:value-type="float" office:value="-0.047425">
            <text:p>-0,047425</text:p>
          </table:table-cell>
          <table:table-cell/>
        </table:table-row>
        <table:table-row table:style-name="ro1">
          <table:table-cell office:value-type="float" office:value="0.171443">
            <text:p>0,171443</text:p>
          </table:table-cell>
          <table:table-cell office:value-type="float" office:value="0.1044">
            <text:p>0,1044</text:p>
          </table:table-cell>
          <table:table-cell table:formula="of:=[.B75]-[.A75]" office:value-type="float" office:value="-0.067043">
            <text:p>-0,067043</text:p>
          </table:table-cell>
          <table:table-cell/>
        </table:table-row>
        <table:table-row table:style-name="ro1">
          <table:table-cell office:value-type="float" office:value="0.187962">
            <text:p>0,187962</text:p>
          </table:table-cell>
          <table:table-cell office:value-type="float" office:value="0.110336">
            <text:p>0,110336</text:p>
          </table:table-cell>
          <table:table-cell table:formula="of:=[.B76]-[.A76]" office:value-type="float" office:value="-0.077626">
            <text:p>-0,077626</text:p>
          </table:table-cell>
          <table:table-cell/>
        </table:table-row>
        <table:table-row table:style-name="ro1">
          <table:table-cell office:value-type="float" office:value="0.133586">
            <text:p>0,133586</text:p>
          </table:table-cell>
          <table:table-cell office:value-type="float" office:value="0.07647">
            <text:p>0,07647</text:p>
          </table:table-cell>
          <table:table-cell table:formula="of:=[.B77]-[.A77]" office:value-type="float" office:value="-0.057116">
            <text:p>-0,057116</text:p>
          </table:table-cell>
          <table:table-cell/>
        </table:table-row>
        <table:table-row table:style-name="ro1">
          <table:table-cell office:value-type="float" office:value="0.183831">
            <text:p>0,183831</text:p>
          </table:table-cell>
          <table:table-cell office:value-type="float" office:value="0.12802">
            <text:p>0,12802</text:p>
          </table:table-cell>
          <table:table-cell table:formula="of:=[.B78]-[.A78]" office:value-type="float" office:value="-0.055811">
            <text:p>-0,055811</text:p>
          </table:table-cell>
          <table:table-cell/>
        </table:table-row>
        <table:table-row table:style-name="ro1">
          <table:table-cell office:value-type="float" office:value="0.159857">
            <text:p>0,159857</text:p>
          </table:table-cell>
          <table:table-cell office:value-type="float" office:value="0.103581">
            <text:p>0,103581</text:p>
          </table:table-cell>
          <table:table-cell table:formula="of:=[.B79]-[.A79]" office:value-type="float" office:value="-0.056276">
            <text:p>-0,056276</text:p>
          </table:table-cell>
          <table:table-cell/>
        </table:table-row>
        <table:table-row table:style-name="ro1">
          <table:table-cell office:value-type="float" office:value="0.234738">
            <text:p>0,234738</text:p>
          </table:table-cell>
          <table:table-cell office:value-type="float" office:value="0.154923">
            <text:p>0,154923</text:p>
          </table:table-cell>
          <table:table-cell table:formula="of:=[.B80]-[.A80]" office:value-type="float" office:value="-0.079815">
            <text:p>-0,079815</text:p>
          </table:table-cell>
          <table:table-cell/>
        </table:table-row>
        <table:table-row table:style-name="ro1">
          <table:table-cell office:value-type="float" office:value="0.278438">
            <text:p>0,278438</text:p>
          </table:table-cell>
          <table:table-cell office:value-type="float" office:value="0.190657">
            <text:p>0,190657</text:p>
          </table:table-cell>
          <table:table-cell table:formula="of:=[.B81]-[.A81]" office:value-type="float" office:value="-0.087781">
            <text:p>-0,087781</text:p>
          </table:table-cell>
          <table:table-cell/>
        </table:table-row>
        <table:table-row table:style-name="ro1">
          <table:table-cell office:value-type="float" office:value="0.285405">
            <text:p>0,285405</text:p>
          </table:table-cell>
          <table:table-cell office:value-type="float" office:value="0.239555">
            <text:p>0,239555</text:p>
          </table:table-cell>
          <table:table-cell table:formula="of:=[.B82]-[.A82]" office:value-type="float" office:value="-0.04585">
            <text:p>-0,04585</text:p>
          </table:table-cell>
          <table:table-cell/>
        </table:table-row>
        <table:table-row table:style-name="ro1">
          <table:table-cell office:value-type="float" office:value="0.206572">
            <text:p>0,206572</text:p>
          </table:table-cell>
          <table:table-cell office:value-type="float" office:value="0.170385">
            <text:p>0,170385</text:p>
          </table:table-cell>
          <table:table-cell table:formula="of:=[.B83]-[.A83]" office:value-type="float" office:value="-0.036187">
            <text:p>-0,036187</text:p>
          </table:table-cell>
          <table:table-cell/>
        </table:table-row>
        <table:table-row table:style-name="ro1">
          <table:table-cell office:value-type="float" office:value="0.260887">
            <text:p>0,260887</text:p>
          </table:table-cell>
          <table:table-cell office:value-type="float" office:value="0.227536">
            <text:p>0,227536</text:p>
          </table:table-cell>
          <table:table-cell table:formula="of:=[.B84]-[.A84]" office:value-type="float" office:value="-0.033351">
            <text:p>-0,033351</text:p>
          </table:table-cell>
          <table:table-cell/>
        </table:table-row>
        <table:table-row table:style-name="ro1">
          <table:table-cell office:value-type="float" office:value="0.300113">
            <text:p>0,300113</text:p>
          </table:table-cell>
          <table:table-cell office:value-type="float" office:value="0.268696">
            <text:p>0,268696</text:p>
          </table:table-cell>
          <table:table-cell table:formula="of:=[.B85]-[.A85]" office:value-type="float" office:value="-0.031417">
            <text:p>-0,031417</text:p>
          </table:table-cell>
          <table:table-cell/>
        </table:table-row>
        <table:table-row table:style-name="ro1">
          <table:table-cell office:value-type="float" office:value="0.272437">
            <text:p>0,272437</text:p>
          </table:table-cell>
          <table:table-cell office:value-type="float" office:value="0.267077">
            <text:p>0,267077</text:p>
          </table:table-cell>
          <table:table-cell table:formula="of:=[.B86]-[.A86]" office:value-type="float" office:value="-0.00535999999999998">
            <text:p>-0,00536</text:p>
          </table:table-cell>
          <table:table-cell/>
        </table:table-row>
        <table:table-row table:style-name="ro1">
          <table:table-cell office:value-type="float" office:value="0.303765">
            <text:p>0,303765</text:p>
          </table:table-cell>
          <table:table-cell office:value-type="float" office:value="0.266663">
            <text:p>0,266663</text:p>
          </table:table-cell>
          <table:table-cell table:formula="of:=[.B87]-[.A87]" office:value-type="float" office:value="-0.037102">
            <text:p>-0,037102</text:p>
          </table:table-cell>
          <table:table-cell/>
        </table:table-row>
        <table:table-row table:style-name="ro1">
          <table:table-cell office:value-type="float" office:value="0.316794">
            <text:p>0,316794</text:p>
          </table:table-cell>
          <table:table-cell office:value-type="float" office:value="0.263755">
            <text:p>0,263755</text:p>
          </table:table-cell>
          <table:table-cell table:formula="of:=[.B88]-[.A88]" office:value-type="float" office:value="-0.053039">
            <text:p>-0,053039</text:p>
          </table:table-cell>
          <table:table-cell/>
        </table:table-row>
        <table:table-row table:style-name="ro1">
          <table:table-cell office:value-type="float" office:value="0.376034">
            <text:p>0,376034</text:p>
          </table:table-cell>
          <table:table-cell office:value-type="float" office:value="0.314779">
            <text:p>0,314779</text:p>
          </table:table-cell>
          <table:table-cell table:formula="of:=[.B89]-[.A89]" office:value-type="float" office:value="-0.061255">
            <text:p>-0,061255</text:p>
          </table:table-cell>
          <table:table-cell/>
        </table:table-row>
        <table:table-row table:style-name="ro1">
          <table:table-cell office:value-type="float" office:value="0.319672">
            <text:p>0,319672</text:p>
          </table:table-cell>
          <table:table-cell office:value-type="float" office:value="0.243684">
            <text:p>0,243684</text:p>
          </table:table-cell>
          <table:table-cell table:formula="of:=[.B90]-[.A90]" office:value-type="float" office:value="-0.075988">
            <text:p>-0,075988</text:p>
          </table:table-cell>
          <table:table-cell/>
        </table:table-row>
        <table:table-row table:style-name="ro1">
          <table:table-cell office:value-type="float" office:value="0.321793">
            <text:p>0,321793</text:p>
          </table:table-cell>
          <table:table-cell office:value-type="float" office:value="0.283996">
            <text:p>0,283996</text:p>
          </table:table-cell>
          <table:table-cell table:formula="of:=[.B91]-[.A91]" office:value-type="float" office:value="-0.037797">
            <text:p>-0,037797</text:p>
          </table:table-cell>
          <table:table-cell/>
        </table:table-row>
        <table:table-row table:style-name="ro1">
          <table:table-cell office:value-type="float" office:value="0.26473">
            <text:p>0,26473</text:p>
          </table:table-cell>
          <table:table-cell office:value-type="float" office:value="0.281939">
            <text:p>0,281939</text:p>
          </table:table-cell>
          <table:table-cell table:formula="of:=[.B92]-[.A92]" office:value-type="float" office:value="0.017209">
            <text:p>0,017209</text:p>
          </table:table-cell>
          <table:table-cell/>
        </table:table-row>
        <table:table-row table:style-name="ro1">
          <table:table-cell office:value-type="float" office:value="0.364993">
            <text:p>0,364993</text:p>
          </table:table-cell>
          <table:table-cell office:value-type="float" office:value="0.354191">
            <text:p>0,354191</text:p>
          </table:table-cell>
          <table:table-cell table:formula="of:=[.B93]-[.A93]" office:value-type="float" office:value="-0.010802">
            <text:p>-0,010802</text:p>
          </table:table-cell>
          <table:table-cell/>
        </table:table-row>
        <table:table-row table:style-name="ro1">
          <table:table-cell office:value-type="float" office:value="0.382239">
            <text:p>0,382239</text:p>
          </table:table-cell>
          <table:table-cell office:value-type="float" office:value="0.465778">
            <text:p>0,465778</text:p>
          </table:table-cell>
          <table:table-cell table:formula="of:=[.B94]-[.A94]" office:value-type="float" office:value="0.083539">
            <text:p>0,083539</text:p>
          </table:table-cell>
          <table:table-cell/>
        </table:table-row>
        <table:table-row table:style-name="ro1">
          <table:table-cell office:value-type="float" office:value="0.346122">
            <text:p>0,346122</text:p>
          </table:table-cell>
          <table:table-cell office:value-type="float" office:value="0.448718">
            <text:p>0,448718</text:p>
          </table:table-cell>
          <table:table-cell table:formula="of:=[.B95]-[.A95]" office:value-type="float" office:value="0.102596">
            <text:p>0,102596</text:p>
          </table:table-cell>
          <table:table-cell/>
        </table:table-row>
        <table:table-row table:style-name="ro1">
          <table:table-cell office:value-type="float" office:value="0.245398">
            <text:p>0,245398</text:p>
          </table:table-cell>
          <table:table-cell office:value-type="float" office:value="0.422171">
            <text:p>0,422171</text:p>
          </table:table-cell>
          <table:table-cell table:formula="of:=[.B96]-[.A96]" office:value-type="float" office:value="0.176773">
            <text:p>0,176773</text:p>
          </table:table-cell>
          <table:table-cell/>
        </table:table-row>
        <table:table-row table:style-name="ro1">
          <table:table-cell office:value-type="float" office:value="0.234699">
            <text:p>0,234699</text:p>
          </table:table-cell>
          <table:table-cell office:value-type="float" office:value="0.412804">
            <text:p>0,412804</text:p>
          </table:table-cell>
          <table:table-cell table:formula="of:=[.B97]-[.A97]" office:value-type="float" office:value="0.178105">
            <text:p>0,178105</text:p>
          </table:table-cell>
          <table:table-cell/>
        </table:table-row>
        <table:table-row table:style-name="ro1">
          <table:table-cell office:value-type="float" office:value="0.142801">
            <text:p>0,142801</text:p>
          </table:table-cell>
          <table:table-cell office:value-type="float" office:value="0.364226">
            <text:p>0,364226</text:p>
          </table:table-cell>
          <table:table-cell table:formula="of:=[.B98]-[.A98]" office:value-type="float" office:value="0.221425">
            <text:p>0,221425</text:p>
          </table:table-cell>
          <table:table-cell/>
        </table:table-row>
        <table:table-row table:style-name="ro1">
          <table:table-cell office:value-type="float" office:value="0.036607">
            <text:p>0,036607</text:p>
          </table:table-cell>
          <table:table-cell office:value-type="float" office:value="0.210701">
            <text:p>0,210701</text:p>
          </table:table-cell>
          <table:table-cell table:formula="of:=[.B99]-[.A99]" office:value-type="float" office:value="0.174094">
            <text:p>0,174094</text:p>
          </table:table-cell>
          <table:table-cell/>
        </table:table-row>
        <table:table-row table:style-name="ro1">
          <table:table-cell office:value-type="float" office:value="0.034537">
            <text:p>0,034537</text:p>
          </table:table-cell>
          <table:table-cell office:value-type="float" office:value="0.221353">
            <text:p>0,221353</text:p>
          </table:table-cell>
          <table:table-cell table:formula="of:=[.B100]-[.A100]" office:value-type="float" office:value="0.186816">
            <text:p>0,186816</text:p>
          </table:table-cell>
          <table:table-cell/>
        </table:table-row>
        <table:table-row table:style-name="ro1">
          <table:table-cell office:value-type="float" office:value="0.038927">
            <text:p>0,038927</text:p>
          </table:table-cell>
          <table:table-cell office:value-type="float" office:value="0.217851">
            <text:p>0,217851</text:p>
          </table:table-cell>
          <table:table-cell table:formula="of:=[.B101]-[.A101]" office:value-type="float" office:value="0.178924">
            <text:p>0,178924</text:p>
          </table:table-cell>
          <table:table-cell/>
        </table:table-row>
        <table:table-row table:style-name="ro1">
          <table:table-cell office:value-type="float" office:value="0.045135">
            <text:p>0,045135</text:p>
          </table:table-cell>
          <table:table-cell office:value-type="float" office:value="0.226062">
            <text:p>0,226062</text:p>
          </table:table-cell>
          <table:table-cell table:formula="of:=[.B102]-[.A102]" office:value-type="float" office:value="0.180927">
            <text:p>0,180927</text:p>
          </table:table-cell>
          <table:table-cell/>
        </table:table-row>
        <table:table-row table:style-name="ro1">
          <table:table-cell office:value-type="float" office:value="0.013024">
            <text:p>0,013024</text:p>
          </table:table-cell>
          <table:table-cell office:value-type="float" office:value="0.182928">
            <text:p>0,182928</text:p>
          </table:table-cell>
          <table:table-cell table:formula="of:=[.B103]-[.A103]" office:value-type="float" office:value="0.169904">
            <text:p>0,169904</text:p>
          </table:table-cell>
          <table:table-cell/>
        </table:table-row>
        <table:table-row table:style-name="ro1">
          <table:table-cell office:value-type="float" office:value="0.000637">
            <text:p>0,000637</text:p>
          </table:table-cell>
          <table:table-cell office:value-type="float" office:value="0.174037">
            <text:p>0,174037</text:p>
          </table:table-cell>
          <table:table-cell table:formula="of:=[.B104]-[.A104]" office:value-type="float" office:value="0.1734">
            <text:p>0,1734</text:p>
          </table:table-cell>
          <table:table-cell/>
        </table:table-row>
        <table:table-row table:style-name="ro1">
          <table:table-cell office:value-type="float" office:value="0.000078">
            <text:p>0,000078</text:p>
          </table:table-cell>
          <table:table-cell office:value-type="float" office:value="0.17328">
            <text:p>0,17328</text:p>
          </table:table-cell>
          <table:table-cell table:formula="of:=[.B105]-[.A105]" office:value-type="float" office:value="0.173202">
            <text:p>0,173202</text:p>
          </table:table-cell>
          <table:table-cell/>
        </table:table-row>
        <table:table-row table:style-name="ro1">
          <table:table-cell office:value-type="float" office:value="0.000008">
            <text:p>0,000008</text:p>
          </table:table-cell>
          <table:table-cell office:value-type="float" office:value="0.17325">
            <text:p>0,17325</text:p>
          </table:table-cell>
          <table:table-cell table:formula="of:=[.B106]-[.A106]" office:value-type="float" office:value="0.173242">
            <text:p>0,1732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3229">
            <text:p>0,173229</text:p>
          </table:table-cell>
          <table:table-cell table:formula="of:=[.B107]-[.A107]" office:value-type="float" office:value="0.173229">
            <text:p>0,17322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3233">
            <text:p>0,173233</text:p>
          </table:table-cell>
          <table:table-cell table:formula="of:=[.B108]-[.A108]" office:value-type="float" office:value="0.173233">
            <text:p>0,17323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23/03/2019</text:date>, <text:time>22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rboul</meta:initial-creator>
    <meta:creation-date>2019-03-22T08:41:48.19</meta:creation-date>
    <dc:date>2019-03-23T22:47:33.61</dc:date>
    <dc:creator>thomas kerboul</dc:creator>
    <meta:editing-duration>PT3H35M10S</meta:editing-duration>
    <meta:editing-cycles>3</meta:editing-cycles>
    <meta:generator>OpenOffice/4.1.2$Win32 OpenOffice.org_project/412m3$Build-9782</meta:generator>
    <meta:document-statistic meta:table-count="5" meta:cell-count="8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93cm" svg:height="9.07cm" xlink:href=".." xlink:type="simple" chart:class="chart:line" chart:style-name="ch1">
        <chart:legend chart:legend-position="end" svg:x="15.723cm" svg:y="3.699cm" style:legend-expansion="high" chart:style-name="ch2"/>
        <chart:plot-area chart:style-name="ch3" table:cell-range-address="Feuille1.M2:Feuille1.M4 Feuille1.A1:Feuille1.C44" chart:data-source-has-labels="row" svg:x="0.809cm" svg:y="0.859cm" svg:width="14.196cm" svg:height="7.61cm">
          <chartooo:coordinate-region svg:x="1.351cm" svg:y="1.071cm" svg:width="13.468cm" svg:height="7.0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44" chart:label-cell-address="Feuille1.M2:Feuille1.M2" chart:class="chart:line">
            <chart:data-point chart:repeated="44"/>
          </chart:series>
          <chart:series chart:style-name="ch7" chart:values-cell-range-address="Feuille1.B1:Feuille1.B44" chart:label-cell-address="Feuille1.M3:Feuille1.M3" chart:class="chart:line">
            <chart:data-point chart:repeated="44"/>
          </chart:series>
          <chart:series chart:style-name="ch8" chart:values-cell-range-address="Feuille1.C1:Feuille1.C44" chart:label-cell-address="Feuille1.M4:Feuille1.M4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Feuille1.M2:Feuille1.M2</svg:desc>
                </draw:g>
              </table:table-cell>
              <table:table-cell office:value-type="string">
                <text:p>hedge</text:p>
                <draw:g>
                  <svg:desc>Feuille1.M3:Feuille1.M3</svg:desc>
                </draw:g>
              </table:table-cell>
              <table:table-cell office:value-type="string">
                <text:p>p&amp;L</text:p>
                <draw:g>
                  <svg:desc>Feuille1.M4:Feuille1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4213">
                <text:p>4.864213</text:p>
                <draw:g>
                  <svg:desc>Feuille1.A1:Feuille1.A44</svg:desc>
                </draw:g>
              </table:table-cell>
              <table:table-cell office:value-type="float" office:value="4.864213">
                <text:p>4.864213</text:p>
                <draw:g>
                  <svg:desc>Feuille1.B1:Feuille1.B44</svg:desc>
                </draw:g>
              </table:table-cell>
              <table:table-cell office:value-type="float" office:value="0">
                <text:p>0</text:p>
                <draw:g>
                  <svg:desc>Feuille1.C1:Feuille1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39555">
                <text:p>4.739555</text:p>
              </table:table-cell>
              <table:table-cell office:value-type="float" office:value="4.842758">
                <text:p>4.842758</text:p>
              </table:table-cell>
              <table:table-cell office:value-type="float" office:value="0.103203">
                <text:p>0.103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98153">
                <text:p>4.798153</text:p>
              </table:table-cell>
              <table:table-cell office:value-type="float" office:value="4.826195">
                <text:p>4.826195</text:p>
              </table:table-cell>
              <table:table-cell office:value-type="float" office:value="0.0280420000000001">
                <text:p>0.028042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50029">
                <text:p>5.050029</text:p>
              </table:table-cell>
              <table:table-cell office:value-type="float" office:value="5.019917">
                <text:p>5.019917</text:p>
              </table:table-cell>
              <table:table-cell office:value-type="float" office:value="-0.0301119999999999">
                <text:p>-0.030111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5205">
                <text:p>5.085205</text:p>
              </table:table-cell>
              <table:table-cell office:value-type="float" office:value="4.95492">
                <text:p>4.95492</text:p>
              </table:table-cell>
              <table:table-cell office:value-type="float" office:value="-0.130285">
                <text:p>-0.130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54314">
                <text:p>5.254314</text:p>
              </table:table-cell>
              <table:table-cell office:value-type="float" office:value="5.245767">
                <text:p>5.245767</text:p>
              </table:table-cell>
              <table:table-cell office:value-type="float" office:value="-0.00854700000000008">
                <text:p>-0.00854700000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25972">
                <text:p>5.325972</text:p>
              </table:table-cell>
              <table:table-cell office:value-type="float" office:value="5.308394">
                <text:p>5.308394</text:p>
              </table:table-cell>
              <table:table-cell office:value-type="float" office:value="-0.0175780000000003">
                <text:p>-0.0175780000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37461">
                <text:p>5.937461</text:p>
              </table:table-cell>
              <table:table-cell office:value-type="float" office:value="5.819611">
                <text:p>5.819611</text:p>
              </table:table-cell>
              <table:table-cell office:value-type="float" office:value="-0.11785">
                <text:p>-0.1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37222">
                <text:p>6.037222</text:p>
              </table:table-cell>
              <table:table-cell office:value-type="float" office:value="5.884098">
                <text:p>5.884098</text:p>
              </table:table-cell>
              <table:table-cell office:value-type="float" office:value="-0.153124">
                <text:p>-0.1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04131">
                <text:p>6.304131</text:p>
              </table:table-cell>
              <table:table-cell office:value-type="float" office:value="6.08552">
                <text:p>6.08552</text:p>
              </table:table-cell>
              <table:table-cell office:value-type="float" office:value="-0.218611">
                <text:p>-0.218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50504">
                <text:p>6.350504</text:p>
              </table:table-cell>
              <table:table-cell office:value-type="float" office:value="6.269467">
                <text:p>6.269467</text:p>
              </table:table-cell>
              <table:table-cell office:value-type="float" office:value="-0.0810370000000003">
                <text:p>-0.081037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82839">
                <text:p>6.482839</text:p>
              </table:table-cell>
              <table:table-cell office:value-type="float" office:value="6.415573">
                <text:p>6.415573</text:p>
              </table:table-cell>
              <table:table-cell office:value-type="float" office:value="-0.0672660000000001">
                <text:p>-0.067266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57297">
                <text:p>6.457297</text:p>
              </table:table-cell>
              <table:table-cell office:value-type="float" office:value="6.37707">
                <text:p>6.37707</text:p>
              </table:table-cell>
              <table:table-cell office:value-type="float" office:value="-0.0802269999999998">
                <text:p>-0.080226999999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97203">
                <text:p>6.497203</text:p>
              </table:table-cell>
              <table:table-cell office:value-type="float" office:value="6.380064">
                <text:p>6.380064</text:p>
              </table:table-cell>
              <table:table-cell office:value-type="float" office:value="-0.117139">
                <text:p>-0.117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57783">
                <text:p>5.657783</text:p>
              </table:table-cell>
              <table:table-cell office:value-type="float" office:value="5.607145">
                <text:p>5.607145</text:p>
              </table:table-cell>
              <table:table-cell office:value-type="float" office:value="-0.0506380000000002">
                <text:p>-0.0506380000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4238">
                <text:p>5.44238</text:p>
              </table:table-cell>
              <table:table-cell office:value-type="float" office:value="5.607266">
                <text:p>5.607266</text:p>
              </table:table-cell>
              <table:table-cell office:value-type="float" office:value="0.164886">
                <text:p>0.164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25211">
                <text:p>5.325211</text:p>
              </table:table-cell>
              <table:table-cell office:value-type="float" office:value="5.572879">
                <text:p>5.572879</text:p>
              </table:table-cell>
              <table:table-cell office:value-type="float" office:value="0.247668">
                <text:p>0.247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70559">
                <text:p>5.470559</text:p>
              </table:table-cell>
              <table:table-cell office:value-type="float" office:value="5.67031">
                <text:p>5.67031</text:p>
              </table:table-cell>
              <table:table-cell office:value-type="float" office:value="0.199751">
                <text:p>0.199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98039">
                <text:p>6.098039</text:p>
              </table:table-cell>
              <table:table-cell office:value-type="float" office:value="6.048456">
                <text:p>6.048456</text:p>
              </table:table-cell>
              <table:table-cell office:value-type="float" office:value="-0.0495830000000002">
                <text:p>-0.049583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70977">
                <text:p>6.670977</text:p>
              </table:table-cell>
              <table:table-cell office:value-type="float" office:value="6.565359">
                <text:p>6.565359</text:p>
              </table:table-cell>
              <table:table-cell office:value-type="float" office:value="-0.105618">
                <text:p>-0.105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18479">
                <text:p>6.618479</text:p>
              </table:table-cell>
              <table:table-cell office:value-type="float" office:value="6.606676">
                <text:p>6.606676</text:p>
              </table:table-cell>
              <table:table-cell office:value-type="float" office:value="-0.0118029999999996">
                <text:p>-0.011802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06681">
                <text:p>6.706681</text:p>
              </table:table-cell>
              <table:table-cell office:value-type="float" office:value="6.649902">
                <text:p>6.649902</text:p>
              </table:table-cell>
              <table:table-cell office:value-type="float" office:value="-0.0567789999999997">
                <text:p>-0.0567789999999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86349">
                <text:p>6.386349</text:p>
              </table:table-cell>
              <table:table-cell office:value-type="float" office:value="6.344379">
                <text:p>6.344379</text:p>
              </table:table-cell>
              <table:table-cell office:value-type="float" office:value="-0.0419700000000001">
                <text:p>-0.04197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5692">
                <text:p>6.325692</text:p>
              </table:table-cell>
              <table:table-cell office:value-type="float" office:value="6.21431">
                <text:p>6.21431</text:p>
              </table:table-cell>
              <table:table-cell office:value-type="float" office:value="-0.111382">
                <text:p>-0.111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63353">
                <text:p>6.263353</text:p>
              </table:table-cell>
              <table:table-cell office:value-type="float" office:value="5.925078">
                <text:p>5.925078</text:p>
              </table:table-cell>
              <table:table-cell office:value-type="float" office:value="-0.338275">
                <text:p>-0.338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623623">
                <text:p>5.623623</text:p>
              </table:table-cell>
              <table:table-cell office:value-type="float" office:value="5.104351">
                <text:p>5.104351</text:p>
              </table:table-cell>
              <table:table-cell office:value-type="float" office:value="-0.519272">
                <text:p>-0.519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23987">
                <text:p>6.23987</text:p>
              </table:table-cell>
              <table:table-cell office:value-type="float" office:value="5.764054">
                <text:p>5.764054</text:p>
              </table:table-cell>
              <table:table-cell office:value-type="float" office:value="-0.475816">
                <text:p>-0.475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75279">
                <text:p>5.875279</text:p>
              </table:table-cell>
              <table:table-cell office:value-type="float" office:value="5.471126">
                <text:p>5.471126</text:p>
              </table:table-cell>
              <table:table-cell office:value-type="float" office:value="-0.404153">
                <text:p>-0.404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74087">
                <text:p>5.474087</text:p>
              </table:table-cell>
              <table:table-cell office:value-type="float" office:value="5.005042">
                <text:p>5.005042</text:p>
              </table:table-cell>
              <table:table-cell office:value-type="float" office:value="-0.469045">
                <text:p>-0.469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70724">
                <text:p>4.970724</text:p>
              </table:table-cell>
              <table:table-cell office:value-type="float" office:value="4.699101">
                <text:p>4.699101</text:p>
              </table:table-cell>
              <table:table-cell office:value-type="float" office:value="-0.271623">
                <text:p>-0.271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41191">
                <text:p>4.541191</text:p>
              </table:table-cell>
              <table:table-cell office:value-type="float" office:value="4.47324">
                <text:p>4.47324</text:p>
              </table:table-cell>
              <table:table-cell office:value-type="float" office:value="-0.0679509999999999">
                <text:p>-0.06795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73115">
                <text:p>4.373115</text:p>
              </table:table-cell>
              <table:table-cell office:value-type="float" office:value="4.278489">
                <text:p>4.278489</text:p>
              </table:table-cell>
              <table:table-cell office:value-type="float" office:value="-0.0946259999999999">
                <text:p>-0.094625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93959">
                <text:p>4.693959</text:p>
              </table:table-cell>
              <table:table-cell office:value-type="float" office:value="4.608548">
                <text:p>4.608548</text:p>
              </table:table-cell>
              <table:table-cell office:value-type="float" office:value="-0.0854109999999997">
                <text:p>-0.085410999999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757216">
                <text:p>4.757216</text:p>
              </table:table-cell>
              <table:table-cell office:value-type="float" office:value="4.639509">
                <text:p>4.639509</text:p>
              </table:table-cell>
              <table:table-cell office:value-type="float" office:value="-0.117706999999999">
                <text:p>-0.117706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98076">
                <text:p>4.298076</text:p>
              </table:table-cell>
              <table:table-cell office:value-type="float" office:value="4.432983">
                <text:p>4.432983</text:p>
              </table:table-cell>
              <table:table-cell office:value-type="float" office:value="0.134907">
                <text:p>0.134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93986">
                <text:p>3.693986</text:p>
              </table:table-cell>
              <table:table-cell office:value-type="float" office:value="4.003818">
                <text:p>4.003818</text:p>
              </table:table-cell>
              <table:table-cell office:value-type="float" office:value="0.309832">
                <text:p>0.309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34385">
                <text:p>3.834385</text:p>
              </table:table-cell>
              <table:table-cell office:value-type="float" office:value="4.132433">
                <text:p>4.132433</text:p>
              </table:table-cell>
              <table:table-cell office:value-type="float" office:value="0.298048">
                <text:p>0.298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40367">
                <text:p>3.740367</text:p>
              </table:table-cell>
              <table:table-cell office:value-type="float" office:value="4.117827">
                <text:p>4.117827</text:p>
              </table:table-cell>
              <table:table-cell office:value-type="float" office:value="0.37746">
                <text:p>0.37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9409">
                <text:p>3.29409</text:p>
              </table:table-cell>
              <table:table-cell office:value-type="float" office:value="3.717737">
                <text:p>3.717737</text:p>
              </table:table-cell>
              <table:table-cell office:value-type="float" office:value="0.423647">
                <text:p>0.423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31929">
                <text:p>3.131929</text:p>
              </table:table-cell>
              <table:table-cell office:value-type="float" office:value="3.522342">
                <text:p>3.522342</text:p>
              </table:table-cell>
              <table:table-cell office:value-type="float" office:value="0.390413">
                <text:p>0.390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2395">
                <text:p>2.112395</text:p>
              </table:table-cell>
              <table:table-cell office:value-type="float" office:value="2.60605">
                <text:p>2.60605</text:p>
              </table:table-cell>
              <table:table-cell office:value-type="float" office:value="0.493655">
                <text:p>0.493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06321">
                <text:p>1.706321</text:p>
              </table:table-cell>
              <table:table-cell office:value-type="float" office:value="2.320542">
                <text:p>2.320542</text:p>
              </table:table-cell>
              <table:table-cell office:value-type="float" office:value="0.614221">
                <text:p>0.614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52302">
                <text:p>1.952302</text:p>
              </table:table-cell>
              <table:table-cell office:value-type="float" office:value="2.579608">
                <text:p>2.579608</text:p>
              </table:table-cell>
              <table:table-cell office:value-type="float" office:value="0.627306">
                <text:p>0.627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1249">
                <text:p>1.831249</text:p>
              </table:table-cell>
              <table:table-cell office:value-type="float" office:value="2.481887">
                <text:p>2.481887</text:p>
              </table:table-cell>
              <table:table-cell office:value-type="float" office:value="0.650638">
                <text:p>0.650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line" chart:style-name="ch1">
        <chart:legend chart:legend-position="end" svg:x="13.73cm" svg:y="3.673cm" style:legend-expansion="high" chart:style-name="ch2"/>
        <chart:plot-area chart:style-name="ch3" table:cell-range-address="Feuille2.M3:Feuille2.M5 Feuille2.A1:Feuille2.C44" chart:data-source-has-labels="row" svg:x="0.77cm" svg:y="0.855cm" svg:width="12.32cm" svg:height="7.564cm">
          <chartooo:coordinate-region svg:x="1.312cm" svg:y="1.067cm" svg:width="11.591cm" svg:height="6.9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1:Feuille2.A44" chart:label-cell-address="Feuille2.M3:Feuille2.M3" chart:class="chart:line">
            <chart:data-point chart:repeated="44"/>
          </chart:series>
          <chart:series chart:style-name="ch7" chart:values-cell-range-address="Feuille2.B1:Feuille2.B44" chart:label-cell-address="Feuille2.M4:Feuille2.M4" chart:class="chart:line">
            <chart:data-point chart:repeated="44"/>
          </chart:series>
          <chart:series chart:style-name="ch8" chart:values-cell-range-address="Feuille2.C1:Feuille2.C44" chart:label-cell-address="Feuille2.M5:Feuille2.M5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Feuille2.M3:Feuille2.M3</svg:desc>
                </draw:g>
              </table:table-cell>
              <table:table-cell office:value-type="string">
                <text:p>hedge</text:p>
                <draw:g>
                  <svg:desc>Feuille2.M4:Feuille2.M4</svg:desc>
                </draw:g>
              </table:table-cell>
              <table:table-cell office:value-type="string">
                <text:p>p&amp;L</text:p>
                <draw:g>
                  <svg:desc>Feuille2.M5:Feuille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53231">
                <text:p>4.853231</text:p>
                <draw:g>
                  <svg:desc>Feuille2.A1:Feuille2.A44</svg:desc>
                </draw:g>
              </table:table-cell>
              <table:table-cell office:value-type="float" office:value="4.853231">
                <text:p>4.853231</text:p>
                <draw:g>
                  <svg:desc>Feuille2.B1:Feuille2.B44</svg:desc>
                </draw:g>
              </table:table-cell>
              <table:table-cell office:value-type="float" office:value="0">
                <text:p>0</text:p>
                <draw:g>
                  <svg:desc>Feuille2.C1:Feuille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65595">
                <text:p>5.565595</text:p>
              </table:table-cell>
              <table:table-cell office:value-type="float" office:value="5.549695">
                <text:p>5.549695</text:p>
              </table:table-cell>
              <table:table-cell office:value-type="float" office:value="-0.0159000000000002">
                <text:p>-0.01590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07528">
                <text:p>5.807528</text:p>
              </table:table-cell>
              <table:table-cell office:value-type="float" office:value="5.840663">
                <text:p>5.840663</text:p>
              </table:table-cell>
              <table:table-cell office:value-type="float" office:value="0.0331350000000006">
                <text:p>0.0331350000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32608">
                <text:p>5.632608</text:p>
              </table:table-cell>
              <table:table-cell office:value-type="float" office:value="5.672176">
                <text:p>5.672176</text:p>
              </table:table-cell>
              <table:table-cell office:value-type="float" office:value="0.039568">
                <text:p>0.039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74594">
                <text:p>5.574594</text:p>
              </table:table-cell>
              <table:table-cell office:value-type="float" office:value="5.506948">
                <text:p>5.506948</text:p>
              </table:table-cell>
              <table:table-cell office:value-type="float" office:value="-0.0676460000000008">
                <text:p>-0.0676460000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60149">
                <text:p>5.360149</text:p>
              </table:table-cell>
              <table:table-cell office:value-type="float" office:value="5.229049">
                <text:p>5.229049</text:p>
              </table:table-cell>
              <table:table-cell office:value-type="float" office:value="-0.1311">
                <text:p>-0.1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8434">
                <text:p>5.48434</text:p>
              </table:table-cell>
              <table:table-cell office:value-type="float" office:value="5.129293">
                <text:p>5.129293</text:p>
              </table:table-cell>
              <table:table-cell office:value-type="float" office:value="-0.355047">
                <text:p>-0.355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69791">
                <text:p>5.169791</text:p>
              </table:table-cell>
              <table:table-cell office:value-type="float" office:value="4.735823">
                <text:p>4.735823</text:p>
              </table:table-cell>
              <table:table-cell office:value-type="float" office:value="-0.433968">
                <text:p>-0.433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22138">
                <text:p>5.322138</text:p>
              </table:table-cell>
              <table:table-cell office:value-type="float" office:value="4.945132">
                <text:p>4.945132</text:p>
              </table:table-cell>
              <table:table-cell office:value-type="float" office:value="-0.377006">
                <text:p>-0.377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49033">
                <text:p>5.249033</text:p>
              </table:table-cell>
              <table:table-cell office:value-type="float" office:value="4.897119">
                <text:p>4.897119</text:p>
              </table:table-cell>
              <table:table-cell office:value-type="float" office:value="-0.351914">
                <text:p>-0.351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72557">
                <text:p>4.672557</text:p>
              </table:table-cell>
              <table:table-cell office:value-type="float" office:value="4.485361">
                <text:p>4.485361</text:p>
              </table:table-cell>
              <table:table-cell office:value-type="float" office:value="-0.187196">
                <text:p>-0.187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48137">
                <text:p>5.048137</text:p>
              </table:table-cell>
              <table:table-cell office:value-type="float" office:value="4.801784">
                <text:p>4.801784</text:p>
              </table:table-cell>
              <table:table-cell office:value-type="float" office:value="-0.246353">
                <text:p>-0.246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7313">
                <text:p>4.717313</text:p>
              </table:table-cell>
              <table:table-cell office:value-type="float" office:value="4.485425">
                <text:p>4.485425</text:p>
              </table:table-cell>
              <table:table-cell office:value-type="float" office:value="-0.231888">
                <text:p>-0.231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031">
                <text:p>4.711031</text:p>
              </table:table-cell>
              <table:table-cell office:value-type="float" office:value="4.553813">
                <text:p>4.553813</text:p>
              </table:table-cell>
              <table:table-cell office:value-type="float" office:value="-0.157218">
                <text:p>-0.157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69029">
                <text:p>4.869029</text:p>
              </table:table-cell>
              <table:table-cell office:value-type="float" office:value="4.584797">
                <text:p>4.584797</text:p>
              </table:table-cell>
              <table:table-cell office:value-type="float" office:value="-0.284232">
                <text:p>-0.284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6762">
                <text:p>4.246762</text:p>
              </table:table-cell>
              <table:table-cell office:value-type="float" office:value="4.246599">
                <text:p>4.246599</text:p>
              </table:table-cell>
              <table:table-cell office:value-type="float" office:value="-0.000163000000000579">
                <text:p>-0.000163000000000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2884">
                <text:p>4.32884</text:p>
              </table:table-cell>
              <table:table-cell office:value-type="float" office:value="4.260074">
                <text:p>4.260074</text:p>
              </table:table-cell>
              <table:table-cell office:value-type="float" office:value="-0.0687659999999992">
                <text:p>-0.0687659999999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62869">
                <text:p>4.262869</text:p>
              </table:table-cell>
              <table:table-cell office:value-type="float" office:value="4.297687">
                <text:p>4.297687</text:p>
              </table:table-cell>
              <table:table-cell office:value-type="float" office:value="0.0348179999999996">
                <text:p>0.034817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89324">
                <text:p>4.589324</text:p>
              </table:table-cell>
              <table:table-cell office:value-type="float" office:value="4.743792">
                <text:p>4.743792</text:p>
              </table:table-cell>
              <table:table-cell office:value-type="float" office:value="0.154468000000001">
                <text:p>0.154468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84008">
                <text:p>4.284008</text:p>
              </table:table-cell>
              <table:table-cell office:value-type="float" office:value="4.498377">
                <text:p>4.498377</text:p>
              </table:table-cell>
              <table:table-cell office:value-type="float" office:value="0.214369">
                <text:p>0.214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72782">
                <text:p>3.972782</text:p>
              </table:table-cell>
              <table:table-cell office:value-type="float" office:value="4.414017">
                <text:p>4.414017</text:p>
              </table:table-cell>
              <table:table-cell office:value-type="float" office:value="0.441235">
                <text:p>0.441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6191">
                <text:p>4.16191</text:p>
              </table:table-cell>
              <table:table-cell office:value-type="float" office:value="4.521133">
                <text:p>4.521133</text:p>
              </table:table-cell>
              <table:table-cell office:value-type="float" office:value="0.359223">
                <text:p>0.359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91207">
                <text:p>4.291207</text:p>
              </table:table-cell>
              <table:table-cell office:value-type="float" office:value="4.670734">
                <text:p>4.670734</text:p>
              </table:table-cell>
              <table:table-cell office:value-type="float" office:value="0.379526999999999">
                <text:p>0.379526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77353">
                <text:p>4.777353</text:p>
              </table:table-cell>
              <table:table-cell office:value-type="float" office:value="5.146629">
                <text:p>5.146629</text:p>
              </table:table-cell>
              <table:table-cell office:value-type="float" office:value="0.369276">
                <text:p>0.369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99545">
                <text:p>4.899545</text:p>
              </table:table-cell>
              <table:table-cell office:value-type="float" office:value="5.204293">
                <text:p>5.204293</text:p>
              </table:table-cell>
              <table:table-cell office:value-type="float" office:value="0.304748">
                <text:p>0.304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47884">
                <text:p>4.247884</text:p>
              </table:table-cell>
              <table:table-cell office:value-type="float" office:value="4.710655">
                <text:p>4.710655</text:p>
              </table:table-cell>
              <table:table-cell office:value-type="float" office:value="0.462771">
                <text:p>0.462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78272">
                <text:p>4.178272</text:p>
              </table:table-cell>
              <table:table-cell office:value-type="float" office:value="4.773307">
                <text:p>4.773307</text:p>
              </table:table-cell>
              <table:table-cell office:value-type="float" office:value="0.595035">
                <text:p>0.595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45415">
                <text:p>4.445415</text:p>
              </table:table-cell>
              <table:table-cell office:value-type="float" office:value="4.844752">
                <text:p>4.844752</text:p>
              </table:table-cell>
              <table:table-cell office:value-type="float" office:value="0.399337">
                <text:p>0.399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63715">
                <text:p>4.063715</text:p>
              </table:table-cell>
              <table:table-cell office:value-type="float" office:value="4.565312">
                <text:p>4.565312</text:p>
              </table:table-cell>
              <table:table-cell office:value-type="float" office:value="0.501596999999999">
                <text:p>0.501596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8776">
                <text:p>4.198776</text:p>
              </table:table-cell>
              <table:table-cell office:value-type="float" office:value="4.696471">
                <text:p>4.696471</text:p>
              </table:table-cell>
              <table:table-cell office:value-type="float" office:value="0.497695">
                <text:p>0.497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60316">
                <text:p>4.460316</text:p>
              </table:table-cell>
              <table:table-cell office:value-type="float" office:value="4.88506">
                <text:p>4.88506</text:p>
              </table:table-cell>
              <table:table-cell office:value-type="float" office:value="0.424744">
                <text:p>0.424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47282">
                <text:p>4.147282</text:p>
              </table:table-cell>
              <table:table-cell office:value-type="float" office:value="4.699134">
                <text:p>4.699134</text:p>
              </table:table-cell>
              <table:table-cell office:value-type="float" office:value="0.551852">
                <text:p>0.551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33991">
                <text:p>4.633991</text:p>
              </table:table-cell>
              <table:table-cell office:value-type="float" office:value="4.985928">
                <text:p>4.985928</text:p>
              </table:table-cell>
              <table:table-cell office:value-type="float" office:value="0.351936999999999">
                <text:p>0.351936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00908">
                <text:p>4.500908</text:p>
              </table:table-cell>
              <table:table-cell office:value-type="float" office:value="4.968989">
                <text:p>4.968989</text:p>
              </table:table-cell>
              <table:table-cell office:value-type="float" office:value="0.468081">
                <text:p>0.468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54178">
                <text:p>4.654178</text:p>
              </table:table-cell>
              <table:table-cell office:value-type="float" office:value="5.134158">
                <text:p>5.134158</text:p>
              </table:table-cell>
              <table:table-cell office:value-type="float" office:value="0.47998">
                <text:p>0.47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31999">
                <text:p>5.731999</text:p>
              </table:table-cell>
              <table:table-cell office:value-type="float" office:value="6.084323">
                <text:p>6.084323</text:p>
              </table:table-cell>
              <table:table-cell office:value-type="float" office:value="0.352324">
                <text:p>0.352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92356">
                <text:p>5.592356</text:p>
              </table:table-cell>
              <table:table-cell office:value-type="float" office:value="6.102079">
                <text:p>6.102079</text:p>
              </table:table-cell>
              <table:table-cell office:value-type="float" office:value="0.509723">
                <text:p>0.509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217188">
                <text:p>5.217188</text:p>
              </table:table-cell>
              <table:table-cell office:value-type="float" office:value="5.790734">
                <text:p>5.790734</text:p>
              </table:table-cell>
              <table:table-cell office:value-type="float" office:value="0.573545999999999">
                <text:p>0.573545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5024">
                <text:p>5.55024</text:p>
              </table:table-cell>
              <table:table-cell office:value-type="float" office:value="6.210908">
                <text:p>6.210908</text:p>
              </table:table-cell>
              <table:table-cell office:value-type="float" office:value="0.660668">
                <text:p>0.660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552579">
                <text:p>5.552579</text:p>
              </table:table-cell>
              <table:table-cell office:value-type="float" office:value="6.2667">
                <text:p>6.2667</text:p>
              </table:table-cell>
              <table:table-cell office:value-type="float" office:value="0.714121">
                <text:p>0.714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08706">
                <text:p>6.108706</text:p>
              </table:table-cell>
              <table:table-cell office:value-type="float" office:value="7.065761">
                <text:p>7.065761</text:p>
              </table:table-cell>
              <table:table-cell office:value-type="float" office:value="0.957055">
                <text:p>0.957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02288">
                <text:p>7.502288</text:p>
              </table:table-cell>
              <table:table-cell office:value-type="float" office:value="8.284977">
                <text:p>8.284977</text:p>
              </table:table-cell>
              <table:table-cell office:value-type="float" office:value="0.782689">
                <text:p>0.782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43485">
                <text:p>7.543485</text:p>
              </table:table-cell>
              <table:table-cell office:value-type="float" office:value="8.231386">
                <text:p>8.231386</text:p>
              </table:table-cell>
              <table:table-cell office:value-type="float" office:value="0.687901">
                <text:p>0.687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80772">
                <text:p>7.380772</text:p>
              </table:table-cell>
              <table:table-cell office:value-type="float" office:value="8.084136">
                <text:p>8.084136</text:p>
              </table:table-cell>
              <table:table-cell office:value-type="float" office:value="0.703364000000001">
                <text:p>0.703364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3.A1:Feuille3.C44" svg:x="0.77cm" svg:y="0.855cm" svg:width="11.658cm" svg:height="7.545cm">
          <chartooo:coordinate-region svg:x="1.206cm" svg:y="1.068cm" svg:width="11.036cm" svg:height="6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3.A1:Feuille3.A44" chart:class="chart:line">
            <chart:data-point chart:repeated="44"/>
          </chart:series>
          <chart:series chart:style-name="ch7" chart:values-cell-range-address="Feuille3.B1:Feuille3.B44" chart:class="chart:line">
            <chart:data-point chart:repeated="44"/>
          </chart:series>
          <chart:series chart:style-name="ch8" chart:values-cell-range-address="Feuille3.C1:Feuille3.C44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50896">
                <text:p>4.850896</text:p>
                <draw:g>
                  <svg:desc>Feuille3.A1:Feuille3.A44</svg:desc>
                </draw:g>
              </table:table-cell>
              <table:table-cell office:value-type="float" office:value="4.850896">
                <text:p>4.850896</text:p>
                <draw:g>
                  <svg:desc>Feuille3.B1:Feuille3.B44</svg:desc>
                </draw:g>
              </table:table-cell>
              <table:table-cell office:value-type="float" office:value="0">
                <text:p>0</text:p>
                <draw:g>
                  <svg:desc>Feuille3.C1:Feuille3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57214">
                <text:p>3.857214</text:p>
              </table:table-cell>
              <table:table-cell office:value-type="float" office:value="4.134978">
                <text:p>4.134978</text:p>
              </table:table-cell>
              <table:table-cell office:value-type="float" office:value="0.277764">
                <text:p>0.277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8254">
                <text:p>4.028254</text:p>
              </table:table-cell>
              <table:table-cell office:value-type="float" office:value="4.238168">
                <text:p>4.238168</text:p>
              </table:table-cell>
              <table:table-cell office:value-type="float" office:value="0.209914">
                <text:p>0.209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1357">
                <text:p>4.211357</text:p>
              </table:table-cell>
              <table:table-cell office:value-type="float" office:value="4.331724">
                <text:p>4.331724</text:p>
              </table:table-cell>
              <table:table-cell office:value-type="float" office:value="0.120367000000001">
                <text:p>0.120367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27527">
                <text:p>4.327527</text:p>
              </table:table-cell>
              <table:table-cell office:value-type="float" office:value="4.505519">
                <text:p>4.505519</text:p>
              </table:table-cell>
              <table:table-cell office:value-type="float" office:value="0.177992">
                <text:p>0.177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0387">
                <text:p>4.00387</text:p>
              </table:table-cell>
              <table:table-cell office:value-type="float" office:value="4.393257">
                <text:p>4.393257</text:p>
              </table:table-cell>
              <table:table-cell office:value-type="float" office:value="0.389387">
                <text:p>0.389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43769">
                <text:p>3.943769</text:p>
              </table:table-cell>
              <table:table-cell office:value-type="float" office:value="4.175088">
                <text:p>4.175088</text:p>
              </table:table-cell>
              <table:table-cell office:value-type="float" office:value="0.231319">
                <text:p>0.231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44083">
                <text:p>4.144083</text:p>
              </table:table-cell>
              <table:table-cell office:value-type="float" office:value="4.373368">
                <text:p>4.373368</text:p>
              </table:table-cell>
              <table:table-cell office:value-type="float" office:value="0.229285">
                <text:p>0.229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76976">
                <text:p>4.076976</text:p>
              </table:table-cell>
              <table:table-cell office:value-type="float" office:value="4.162553">
                <text:p>4.162553</text:p>
              </table:table-cell>
              <table:table-cell office:value-type="float" office:value="0.0855769999999998">
                <text:p>0.085576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08563">
                <text:p>3.408563</text:p>
              </table:table-cell>
              <table:table-cell office:value-type="float" office:value="3.578328">
                <text:p>3.578328</text:p>
              </table:table-cell>
              <table:table-cell office:value-type="float" office:value="0.169765">
                <text:p>0.169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94683">
                <text:p>2.994683</text:p>
              </table:table-cell>
              <table:table-cell office:value-type="float" office:value="3.164703">
                <text:p>3.164703</text:p>
              </table:table-cell>
              <table:table-cell office:value-type="float" office:value="0.17002">
                <text:p>0.17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7791">
                <text:p>3.147791</text:p>
              </table:table-cell>
              <table:table-cell office:value-type="float" office:value="3.201039">
                <text:p>3.201039</text:p>
              </table:table-cell>
              <table:table-cell office:value-type="float" office:value="0.0532480000000004">
                <text:p>0.053248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35546">
                <text:p>3.335546</text:p>
              </table:table-cell>
              <table:table-cell office:value-type="float" office:value="3.429583">
                <text:p>3.429583</text:p>
              </table:table-cell>
              <table:table-cell office:value-type="float" office:value="0.0940370000000002">
                <text:p>0.094037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31561">
                <text:p>3.431561</text:p>
              </table:table-cell>
              <table:table-cell office:value-type="float" office:value="3.543329">
                <text:p>3.543329</text:p>
              </table:table-cell>
              <table:table-cell office:value-type="float" office:value="0.111768">
                <text:p>0.111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72039">
                <text:p>2.972039</text:p>
              </table:table-cell>
              <table:table-cell office:value-type="float" office:value="3.321639">
                <text:p>3.321639</text:p>
              </table:table-cell>
              <table:table-cell office:value-type="float" office:value="0.3496">
                <text:p>0.3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7117">
                <text:p>2.727117</text:p>
              </table:table-cell>
              <table:table-cell office:value-type="float" office:value="3.413034">
                <text:p>3.413034</text:p>
              </table:table-cell>
              <table:table-cell office:value-type="float" office:value="0.685917">
                <text:p>0.685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0699">
                <text:p>2.660699</text:p>
              </table:table-cell>
              <table:table-cell office:value-type="float" office:value="3.49635">
                <text:p>3.49635</text:p>
              </table:table-cell>
              <table:table-cell office:value-type="float" office:value="0.835651">
                <text:p>0.835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2694">
                <text:p>2.042694</text:p>
              </table:table-cell>
              <table:table-cell office:value-type="float" office:value="2.989039">
                <text:p>2.989039</text:p>
              </table:table-cell>
              <table:table-cell office:value-type="float" office:value="0.946345">
                <text:p>0.946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5208">
                <text:p>1.995208</text:p>
              </table:table-cell>
              <table:table-cell office:value-type="float" office:value="2.962404">
                <text:p>2.962404</text:p>
              </table:table-cell>
              <table:table-cell office:value-type="float" office:value="0.967196">
                <text:p>0.967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1327">
                <text:p>1.561327</text:p>
              </table:table-cell>
              <table:table-cell office:value-type="float" office:value="2.604007">
                <text:p>2.604007</text:p>
              </table:table-cell>
              <table:table-cell office:value-type="float" office:value="1.04268">
                <text:p>1.042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11968">
                <text:p>1.611968</text:p>
              </table:table-cell>
              <table:table-cell office:value-type="float" office:value="2.811602">
                <text:p>2.811602</text:p>
              </table:table-cell>
              <table:table-cell office:value-type="float" office:value="1.199634">
                <text:p>1.199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36067">
                <text:p>1.636067</text:p>
              </table:table-cell>
              <table:table-cell office:value-type="float" office:value="2.759741">
                <text:p>2.759741</text:p>
              </table:table-cell>
              <table:table-cell office:value-type="float" office:value="1.123674">
                <text:p>1.123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4804">
                <text:p>2.254804</text:p>
              </table:table-cell>
              <table:table-cell office:value-type="float" office:value="3.26608">
                <text:p>3.26608</text:p>
              </table:table-cell>
              <table:table-cell office:value-type="float" office:value="1.011276">
                <text:p>1.011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697">
                <text:p>2.49697</text:p>
              </table:table-cell>
              <table:table-cell office:value-type="float" office:value="3.656832">
                <text:p>3.656832</text:p>
              </table:table-cell>
              <table:table-cell office:value-type="float" office:value="1.159862">
                <text:p>1.159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17906">
                <text:p>2.617906</text:p>
              </table:table-cell>
              <table:table-cell office:value-type="float" office:value="3.742044">
                <text:p>3.742044</text:p>
              </table:table-cell>
              <table:table-cell office:value-type="float" office:value="1.124138">
                <text:p>1.124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33595">
                <text:p>2.533595</text:p>
              </table:table-cell>
              <table:table-cell office:value-type="float" office:value="3.695116">
                <text:p>3.695116</text:p>
              </table:table-cell>
              <table:table-cell office:value-type="float" office:value="1.161521">
                <text:p>1.161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2052">
                <text:p>1.932052</text:p>
              </table:table-cell>
              <table:table-cell office:value-type="float" office:value="3.187926">
                <text:p>3.187926</text:p>
              </table:table-cell>
              <table:table-cell office:value-type="float" office:value="1.255874">
                <text:p>1.255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6227">
                <text:p>1.826227</text:p>
              </table:table-cell>
              <table:table-cell office:value-type="float" office:value="2.985017">
                <text:p>2.985017</text:p>
              </table:table-cell>
              <table:table-cell office:value-type="float" office:value="1.15879">
                <text:p>1.15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7873">
                <text:p>1.967873</text:p>
              </table:table-cell>
              <table:table-cell office:value-type="float" office:value="3.018128">
                <text:p>3.018128</text:p>
              </table:table-cell>
              <table:table-cell office:value-type="float" office:value="1.050255">
                <text:p>1.050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5056">
                <text:p>1.585056</text:p>
              </table:table-cell>
              <table:table-cell office:value-type="float" office:value="2.67087">
                <text:p>2.67087</text:p>
              </table:table-cell>
              <table:table-cell office:value-type="float" office:value="1.085814">
                <text:p>1.085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59607">
                <text:p>1.459607</text:p>
              </table:table-cell>
              <table:table-cell office:value-type="float" office:value="2.605702">
                <text:p>2.605702</text:p>
              </table:table-cell>
              <table:table-cell office:value-type="float" office:value="1.146095">
                <text:p>1.146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92938">
                <text:p>2.192938</text:p>
              </table:table-cell>
              <table:table-cell office:value-type="float" office:value="3.171372">
                <text:p>3.171372</text:p>
              </table:table-cell>
              <table:table-cell office:value-type="float" office:value="0.978434">
                <text:p>0.978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4952">
                <text:p>1.904952</text:p>
              </table:table-cell>
              <table:table-cell office:value-type="float" office:value="2.980819">
                <text:p>2.980819</text:p>
              </table:table-cell>
              <table:table-cell office:value-type="float" office:value="1.075867">
                <text:p>1.075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14798">
                <text:p>1.814798</text:p>
              </table:table-cell>
              <table:table-cell office:value-type="float" office:value="3.03022">
                <text:p>3.03022</text:p>
              </table:table-cell>
              <table:table-cell office:value-type="float" office:value="1.215422">
                <text:p>1.215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0697">
                <text:p>1.540697</text:p>
              </table:table-cell>
              <table:table-cell office:value-type="float" office:value="2.826151">
                <text:p>2.826151</text:p>
              </table:table-cell>
              <table:table-cell office:value-type="float" office:value="1.285454">
                <text:p>1.285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38217">
                <text:p>1.538217</text:p>
              </table:table-cell>
              <table:table-cell office:value-type="float" office:value="2.755446">
                <text:p>2.755446</text:p>
              </table:table-cell>
              <table:table-cell office:value-type="float" office:value="1.217229">
                <text:p>1.217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9614">
                <text:p>1.689614</text:p>
              </table:table-cell>
              <table:table-cell office:value-type="float" office:value="3.052831">
                <text:p>3.052831</text:p>
              </table:table-cell>
              <table:table-cell office:value-type="float" office:value="1.363217">
                <text:p>1.363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11898">
                <text:p>1.811898</text:p>
              </table:table-cell>
              <table:table-cell office:value-type="float" office:value="3.063647">
                <text:p>3.063647</text:p>
              </table:table-cell>
              <table:table-cell office:value-type="float" office:value="1.251749">
                <text:p>1.2517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4224">
                <text:p>1.294224</text:p>
              </table:table-cell>
              <table:table-cell office:value-type="float" office:value="2.580763">
                <text:p>2.580763</text:p>
              </table:table-cell>
              <table:table-cell office:value-type="float" office:value="1.286539">
                <text:p>1.286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5511">
                <text:p>1.355511</text:p>
              </table:table-cell>
              <table:table-cell office:value-type="float" office:value="2.56454">
                <text:p>2.56454</text:p>
              </table:table-cell>
              <table:table-cell office:value-type="float" office:value="1.209029">
                <text:p>1.209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55388">
                <text:p>1.855388</text:p>
              </table:table-cell>
              <table:table-cell office:value-type="float" office:value="3.006784">
                <text:p>3.006784</text:p>
              </table:table-cell>
              <table:table-cell office:value-type="float" office:value="1.151396">
                <text:p>1.1513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64428">
                <text:p>1.764428</text:p>
              </table:table-cell>
              <table:table-cell office:value-type="float" office:value="2.944009">
                <text:p>2.944009</text:p>
              </table:table-cell>
              <table:table-cell office:value-type="float" office:value="1.179581">
                <text:p>1.179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55258">
                <text:p>1.955258</text:p>
              </table:table-cell>
              <table:table-cell office:value-type="float" office:value="3.121027">
                <text:p>3.121027</text:p>
              </table:table-cell>
              <table:table-cell office:value-type="float" office:value="1.165769">
                <text:p>1.165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78794">
                <text:p>2.078794</text:p>
              </table:table-cell>
              <table:table-cell office:value-type="float" office:value="3.039504">
                <text:p>3.039504</text:p>
              </table:table-cell>
              <table:table-cell office:value-type="float" office:value="0.96071">
                <text:p>0.96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4.A1:Feuille4.C44" svg:x="0.77cm" svg:y="0.855cm" svg:width="11.658cm" svg:height="7.545cm">
          <chartooo:coordinate-region svg:x="1.312cm" svg:y="1.067cm" svg:width="10.92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A1:Feuille4.A44" chart:class="chart:line">
            <chart:data-point chart:repeated="44"/>
          </chart:series>
          <chart:series chart:style-name="ch7" chart:values-cell-range-address="Feuille4.B1:Feuille4.B44" chart:class="chart:line">
            <chart:data-point chart:repeated="44"/>
          </chart:series>
          <chart:series chart:style-name="ch8" chart:values-cell-range-address="Feuille4.C1:Feuille4.C44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72438">
                <text:p>4.872438</text:p>
                <draw:g>
                  <svg:desc>Feuille4.A1:Feuille4.A44</svg:desc>
                </draw:g>
              </table:table-cell>
              <table:table-cell office:value-type="float" office:value="4.872438">
                <text:p>4.872438</text:p>
                <draw:g>
                  <svg:desc>Feuille4.B1:Feuille4.B44</svg:desc>
                </draw:g>
              </table:table-cell>
              <table:table-cell office:value-type="float" office:value="0">
                <text:p>0</text:p>
                <draw:g>
                  <svg:desc>Feuille4.C1:Feuille4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83315">
                <text:p>4.683315</text:p>
              </table:table-cell>
              <table:table-cell office:value-type="float" office:value="4.777585">
                <text:p>4.777585</text:p>
              </table:table-cell>
              <table:table-cell office:value-type="float" office:value="0.0942699999999999">
                <text:p>0.09426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1723">
                <text:p>5.31723</text:p>
              </table:table-cell>
              <table:table-cell office:value-type="float" office:value="5.297406">
                <text:p>5.297406</text:p>
              </table:table-cell>
              <table:table-cell office:value-type="float" office:value="-0.0198240000000007">
                <text:p>-0.0198240000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95771">
                <text:p>5.495771</text:p>
              </table:table-cell>
              <table:table-cell office:value-type="float" office:value="5.531207">
                <text:p>5.531207</text:p>
              </table:table-cell>
              <table:table-cell office:value-type="float" office:value="0.0354360000000007">
                <text:p>0.0354360000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41555">
                <text:p>5.041555</text:p>
              </table:table-cell>
              <table:table-cell office:value-type="float" office:value="5.294624">
                <text:p>5.294624</text:p>
              </table:table-cell>
              <table:table-cell office:value-type="float" office:value="0.253069">
                <text:p>0.253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14082">
                <text:p>4.714082</text:p>
              </table:table-cell>
              <table:table-cell office:value-type="float" office:value="5.19758">
                <text:p>5.19758</text:p>
              </table:table-cell>
              <table:table-cell office:value-type="float" office:value="0.483498">
                <text:p>0.483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72735">
                <text:p>4.572735</text:p>
              </table:table-cell>
              <table:table-cell office:value-type="float" office:value="5.033298">
                <text:p>5.033298</text:p>
              </table:table-cell>
              <table:table-cell office:value-type="float" office:value="0.460563000000001">
                <text:p>0.460563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72337">
                <text:p>5.072337</text:p>
              </table:table-cell>
              <table:table-cell office:value-type="float" office:value="5.381422">
                <text:p>5.381422</text:p>
              </table:table-cell>
              <table:table-cell office:value-type="float" office:value="0.309085">
                <text:p>0.309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75996">
                <text:p>5.175996</text:p>
              </table:table-cell>
              <table:table-cell office:value-type="float" office:value="5.393203">
                <text:p>5.393203</text:p>
              </table:table-cell>
              <table:table-cell office:value-type="float" office:value="0.217207">
                <text:p>0.217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58032">
                <text:p>5.258032</text:p>
              </table:table-cell>
              <table:table-cell office:value-type="float" office:value="5.518516">
                <text:p>5.518516</text:p>
              </table:table-cell>
              <table:table-cell office:value-type="float" office:value="0.260484">
                <text:p>0.260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58615">
                <text:p>5.258615</text:p>
              </table:table-cell>
              <table:table-cell office:value-type="float" office:value="5.606231">
                <text:p>5.606231</text:p>
              </table:table-cell>
              <table:table-cell office:value-type="float" office:value="0.347616">
                <text:p>0.347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93087">
                <text:p>4.993087</text:p>
              </table:table-cell>
              <table:table-cell office:value-type="float" office:value="5.438646">
                <text:p>5.438646</text:p>
              </table:table-cell>
              <table:table-cell office:value-type="float" office:value="0.445559">
                <text:p>0.445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7647">
                <text:p>4.607647</text:p>
              </table:table-cell>
              <table:table-cell office:value-type="float" office:value="5.143137">
                <text:p>5.143137</text:p>
              </table:table-cell>
              <table:table-cell office:value-type="float" office:value="0.53549">
                <text:p>0.53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62927">
                <text:p>5.062927</text:p>
              </table:table-cell>
              <table:table-cell office:value-type="float" office:value="5.475029">
                <text:p>5.475029</text:p>
              </table:table-cell>
              <table:table-cell office:value-type="float" office:value="0.412102">
                <text:p>0.412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10614">
                <text:p>4.810614</text:p>
              </table:table-cell>
              <table:table-cell office:value-type="float" office:value="5.20071">
                <text:p>5.20071</text:p>
              </table:table-cell>
              <table:table-cell office:value-type="float" office:value="0.390096">
                <text:p>0.390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4184">
                <text:p>5.494184</text:p>
              </table:table-cell>
              <table:table-cell office:value-type="float" office:value="5.734242">
                <text:p>5.734242</text:p>
              </table:table-cell>
              <table:table-cell office:value-type="float" office:value="0.240058">
                <text:p>0.240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01133">
                <text:p>5.201133</text:p>
              </table:table-cell>
              <table:table-cell office:value-type="float" office:value="5.506287">
                <text:p>5.506287</text:p>
              </table:table-cell>
              <table:table-cell office:value-type="float" office:value="0.305154000000001">
                <text:p>0.305154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02162">
                <text:p>5.102162</text:p>
              </table:table-cell>
              <table:table-cell office:value-type="float" office:value="5.493176">
                <text:p>5.493176</text:p>
              </table:table-cell>
              <table:table-cell office:value-type="float" office:value="0.391014">
                <text:p>0.391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50365">
                <text:p>5.650365</text:p>
              </table:table-cell>
              <table:table-cell office:value-type="float" office:value="5.876239">
                <text:p>5.876239</text:p>
              </table:table-cell>
              <table:table-cell office:value-type="float" office:value="0.225874">
                <text:p>0.225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18989">
                <text:p>5.418989</text:p>
              </table:table-cell>
              <table:table-cell office:value-type="float" office:value="5.829796">
                <text:p>5.829796</text:p>
              </table:table-cell>
              <table:table-cell office:value-type="float" office:value="0.410807">
                <text:p>0.410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70886">
                <text:p>4.370886</text:p>
              </table:table-cell>
              <table:table-cell office:value-type="float" office:value="4.832355">
                <text:p>4.832355</text:p>
              </table:table-cell>
              <table:table-cell office:value-type="float" office:value="0.461469">
                <text:p>0.461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57856">
                <text:p>3.957856</text:p>
              </table:table-cell>
              <table:table-cell office:value-type="float" office:value="4.388057">
                <text:p>4.388057</text:p>
              </table:table-cell>
              <table:table-cell office:value-type="float" office:value="0.430201">
                <text:p>0.430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35797">
                <text:p>4.435797</text:p>
              </table:table-cell>
              <table:table-cell office:value-type="float" office:value="4.83606">
                <text:p>4.83606</text:p>
              </table:table-cell>
              <table:table-cell office:value-type="float" office:value="0.400263">
                <text:p>0.400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86061">
                <text:p>4.086061</text:p>
              </table:table-cell>
              <table:table-cell office:value-type="float" office:value="4.62809">
                <text:p>4.62809</text:p>
              </table:table-cell>
              <table:table-cell office:value-type="float" office:value="0.542029">
                <text:p>0.542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03505">
                <text:p>3.803505</text:p>
              </table:table-cell>
              <table:table-cell office:value-type="float" office:value="4.328576">
                <text:p>4.328576</text:p>
              </table:table-cell>
              <table:table-cell office:value-type="float" office:value="0.525071">
                <text:p>0.525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08228">
                <text:p>4.608228</text:p>
              </table:table-cell>
              <table:table-cell office:value-type="float" office:value="4.737077">
                <text:p>4.737077</text:p>
              </table:table-cell>
              <table:table-cell office:value-type="float" office:value="0.128849">
                <text:p>0.128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9173">
                <text:p>4.169173</text:p>
              </table:table-cell>
              <table:table-cell office:value-type="float" office:value="4.211311">
                <text:p>4.211311</text:p>
              </table:table-cell>
              <table:table-cell office:value-type="float" office:value="0.0421380000000005">
                <text:p>0.04213800000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4513">
                <text:p>4.34513</text:p>
              </table:table-cell>
              <table:table-cell office:value-type="float" office:value="4.42673">
                <text:p>4.42673</text:p>
              </table:table-cell>
              <table:table-cell office:value-type="float" office:value="0.0815999999999999">
                <text:p>0.0815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83437">
                <text:p>4.383437</text:p>
              </table:table-cell>
              <table:table-cell office:value-type="float" office:value="4.150348">
                <text:p>4.150348</text:p>
              </table:table-cell>
              <table:table-cell office:value-type="float" office:value="-0.233089">
                <text:p>-0.233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45881">
                <text:p>4.745881</text:p>
              </table:table-cell>
              <table:table-cell office:value-type="float" office:value="4.5148">
                <text:p>4.5148</text:p>
              </table:table-cell>
              <table:table-cell office:value-type="float" office:value="-0.231081">
                <text:p>-0.231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2418">
                <text:p>4.02418</text:p>
              </table:table-cell>
              <table:table-cell office:value-type="float" office:value="3.41801">
                <text:p>3.41801</text:p>
              </table:table-cell>
              <table:table-cell office:value-type="float" office:value="-0.606170000000001">
                <text:p>-0.60617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1939">
                <text:p>3.761939</text:p>
              </table:table-cell>
              <table:table-cell office:value-type="float" office:value="3.123456">
                <text:p>3.123456</text:p>
              </table:table-cell>
              <table:table-cell office:value-type="float" office:value="-0.638483">
                <text:p>-0.638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69164">
                <text:p>3.869164</text:p>
              </table:table-cell>
              <table:table-cell office:value-type="float" office:value="3.149588">
                <text:p>3.149588</text:p>
              </table:table-cell>
              <table:table-cell office:value-type="float" office:value="-0.719576">
                <text:p>-0.719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69533">
                <text:p>3.769533</text:p>
              </table:table-cell>
              <table:table-cell office:value-type="float" office:value="3.160037">
                <text:p>3.160037</text:p>
              </table:table-cell>
              <table:table-cell office:value-type="float" office:value="-0.609496">
                <text:p>-0.609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667371">
                <text:p>4.667371</text:p>
              </table:table-cell>
              <table:table-cell office:value-type="float" office:value="3.938554">
                <text:p>3.938554</text:p>
              </table:table-cell>
              <table:table-cell office:value-type="float" office:value="-0.728817">
                <text:p>-0.728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87362">
                <text:p>4.187362</text:p>
              </table:table-cell>
              <table:table-cell office:value-type="float" office:value="3.514857">
                <text:p>3.514857</text:p>
              </table:table-cell>
              <table:table-cell office:value-type="float" office:value="-0.672505">
                <text:p>-0.67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74678">
                <text:p>3.974678</text:p>
              </table:table-cell>
              <table:table-cell office:value-type="float" office:value="2.93155">
                <text:p>2.93155</text:p>
              </table:table-cell>
              <table:table-cell office:value-type="float" office:value="-1.043128">
                <text:p>-1.043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52748">
                <text:p>3.952748</text:p>
              </table:table-cell>
              <table:table-cell office:value-type="float" office:value="2.84977">
                <text:p>2.84977</text:p>
              </table:table-cell>
              <table:table-cell office:value-type="float" office:value="-1.102978">
                <text:p>-1.102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51473">
                <text:p>3.351473</text:p>
              </table:table-cell>
              <table:table-cell office:value-type="float" office:value="2.240368">
                <text:p>2.240368</text:p>
              </table:table-cell>
              <table:table-cell office:value-type="float" office:value="-1.111105">
                <text:p>-1.111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40695">
                <text:p>3.140695</text:p>
              </table:table-cell>
              <table:table-cell office:value-type="float" office:value="2.156777">
                <text:p>2.156777</text:p>
              </table:table-cell>
              <table:table-cell office:value-type="float" office:value="-0.983918">
                <text:p>-0.983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36975">
                <text:p>2.836975</text:p>
              </table:table-cell>
              <table:table-cell office:value-type="float" office:value="1.727245">
                <text:p>1.727245</text:p>
              </table:table-cell>
              <table:table-cell office:value-type="float" office:value="-1.10973">
                <text:p>-1.10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60765">
                <text:p>3.260765</text:p>
              </table:table-cell>
              <table:table-cell office:value-type="float" office:value="2.024748">
                <text:p>2.024748</text:p>
              </table:table-cell>
              <table:table-cell office:value-type="float" office:value="-1.236017">
                <text:p>-1.236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07893">
                <text:p>2.307893</text:p>
              </table:table-cell>
              <table:table-cell office:value-type="float" office:value="1.055664">
                <text:p>1.055664</text:p>
              </table:table-cell>
              <table:table-cell office:value-type="float" office:value="-1.252229">
                <text:p>-1.252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42986">
                <text:p>1.742986</text:p>
              </table:table-cell>
              <table:table-cell office:value-type="float" office:value="0.703099">
                <text:p>0.703099</text:p>
              </table:table-cell>
              <table:table-cell office:value-type="float" office:value="-1.039887">
                <text:p>-1.0398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85cm" svg:height="15.835cm" xlink:href=".." xlink:type="simple" chart:class="chart:line" chart:style-name="ch1">
        <chart:legend chart:legend-position="end" svg:x="29.853cm" svg:y="7.081cm" style:legend-expansion="high" chart:style-name="ch2"/>
        <chart:plot-area chart:style-name="ch3" table:cell-range-address="Feuille5.A1:Feuille5.C108" svg:x="1.105cm" svg:y="1.399cm" svg:width="27.438cm" svg:height="13.7cm">
          <chartooo:coordinate-region svg:x="1.938cm" svg:y="1.611cm" svg:width="26.572cm" svg:height="13.2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5.A1:Feuille5.A108" chart:class="chart:line">
            <chart:data-point chart:repeated="108"/>
          </chart:series>
          <chart:series chart:style-name="ch7" chart:values-cell-range-address="Feuille5.B1:Feuille5.B108" chart:class="chart:line">
            <chart:data-point chart:repeated="108"/>
          </chart:series>
          <chart:series chart:style-name="ch8" chart:values-cell-range-address="Feuille5.C1:Feuille5.C108" chart:class="chart:line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7505">
                <text:p>0.877505</text:p>
                <draw:g>
                  <svg:desc>Feuille5.A1:Feuille5.A108</svg:desc>
                </draw:g>
              </table:table-cell>
              <table:table-cell office:value-type="float" office:value="0.877505">
                <text:p>0.877505</text:p>
                <draw:g>
                  <svg:desc>Feuille5.B1:Feuille5.B108</svg:desc>
                </draw:g>
              </table:table-cell>
              <table:table-cell office:value-type="float" office:value="0">
                <text:p>0</text:p>
                <draw:g>
                  <svg:desc>Feuille5.C1:Feuille5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805">
                <text:p>0.947805</text:p>
              </table:table-cell>
              <table:table-cell office:value-type="float" office:value="0.96464">
                <text:p>0.96464</text:p>
              </table:table-cell>
              <table:table-cell office:value-type="float" office:value="0.0168349999999999">
                <text:p>0.016834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8682">
                <text:p>0.928682</text:p>
              </table:table-cell>
              <table:table-cell office:value-type="float" office:value="0.959289">
                <text:p>0.959289</text:p>
              </table:table-cell>
              <table:table-cell office:value-type="float" office:value="0.0306069999999999">
                <text:p>0.030606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384">
                <text:p>0.845384</text:p>
              </table:table-cell>
              <table:table-cell office:value-type="float" office:value="0.954448">
                <text:p>0.954448</text:p>
              </table:table-cell>
              <table:table-cell office:value-type="float" office:value="0.109064">
                <text:p>0.109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0342">
                <text:p>0.890342</text:p>
              </table:table-cell>
              <table:table-cell office:value-type="float" office:value="0.97779">
                <text:p>0.97779</text:p>
              </table:table-cell>
              <table:table-cell office:value-type="float" office:value="0.087448">
                <text:p>0.087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0273">
                <text:p>0.790273</text:p>
              </table:table-cell>
              <table:table-cell office:value-type="float" office:value="0.768329">
                <text:p>0.768329</text:p>
              </table:table-cell>
              <table:table-cell office:value-type="float" office:value="-0.0219440000000001">
                <text:p>-0.021944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837">
                <text:p>0.896837</text:p>
              </table:table-cell>
              <table:table-cell office:value-type="float" office:value="0.914528">
                <text:p>0.914528</text:p>
              </table:table-cell>
              <table:table-cell office:value-type="float" office:value="0.017691">
                <text:p>0.01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3563">
                <text:p>0.933563</text:p>
              </table:table-cell>
              <table:table-cell office:value-type="float" office:value="0.955866">
                <text:p>0.955866</text:p>
              </table:table-cell>
              <table:table-cell office:value-type="float" office:value="0.0223030000000001">
                <text:p>0.022303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2516">
                <text:p>1.012516</text:p>
              </table:table-cell>
              <table:table-cell office:value-type="float" office:value="1.011465">
                <text:p>1.011465</text:p>
              </table:table-cell>
              <table:table-cell office:value-type="float" office:value="-0.00105099999999991">
                <text:p>-0.00105099999999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7727">
                <text:p>1.097727</text:p>
              </table:table-cell>
              <table:table-cell office:value-type="float" office:value="1.084673">
                <text:p>1.084673</text:p>
              </table:table-cell>
              <table:table-cell office:value-type="float" office:value="-0.0130539999999999">
                <text:p>-0.013053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6922">
                <text:p>0.866922</text:p>
              </table:table-cell>
              <table:table-cell office:value-type="float" office:value="0.846594">
                <text:p>0.846594</text:p>
              </table:table-cell>
              <table:table-cell office:value-type="float" office:value="-0.020328">
                <text:p>-0.020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6853">
                <text:p>0.776853</text:p>
              </table:table-cell>
              <table:table-cell office:value-type="float" office:value="0.734459">
                <text:p>0.734459</text:p>
              </table:table-cell>
              <table:table-cell office:value-type="float" office:value="-0.042394">
                <text:p>-0.042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592">
                <text:p>0.600592</text:p>
              </table:table-cell>
              <table:table-cell office:value-type="float" office:value="0.587598">
                <text:p>0.587598</text:p>
              </table:table-cell>
              <table:table-cell office:value-type="float" office:value="-0.0129940000000001">
                <text:p>-0.012994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5398">
                <text:p>0.705398</text:p>
              </table:table-cell>
              <table:table-cell office:value-type="float" office:value="0.658979">
                <text:p>0.658979</text:p>
              </table:table-cell>
              <table:table-cell office:value-type="float" office:value="-0.046419">
                <text:p>-0.046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44">
                <text:p>0.6644</text:p>
              </table:table-cell>
              <table:table-cell office:value-type="float" office:value="0.603012">
                <text:p>0.603012</text:p>
              </table:table-cell>
              <table:table-cell office:value-type="float" office:value="-0.061388">
                <text:p>-0.061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727">
                <text:p>0.428727</text:p>
              </table:table-cell>
              <table:table-cell office:value-type="float" office:value="0.40941">
                <text:p>0.40941</text:p>
              </table:table-cell>
              <table:table-cell office:value-type="float" office:value="-0.019317">
                <text:p>-0.019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4872">
                <text:p>0.364872</text:p>
              </table:table-cell>
              <table:table-cell office:value-type="float" office:value="0.332049">
                <text:p>0.332049</text:p>
              </table:table-cell>
              <table:table-cell office:value-type="float" office:value="-0.032823">
                <text:p>-0.032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0617">
                <text:p>0.380617</text:p>
              </table:table-cell>
              <table:table-cell office:value-type="float" office:value="0.336407">
                <text:p>0.336407</text:p>
              </table:table-cell>
              <table:table-cell office:value-type="float" office:value="-0.04421">
                <text:p>-0.04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709">
                <text:p>0.39709</text:p>
              </table:table-cell>
              <table:table-cell office:value-type="float" office:value="0.312815">
                <text:p>0.312815</text:p>
              </table:table-cell>
              <table:table-cell office:value-type="float" office:value="-0.084275">
                <text:p>-0.084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4222">
                <text:p>0.384222</text:p>
              </table:table-cell>
              <table:table-cell office:value-type="float" office:value="0.318848">
                <text:p>0.318848</text:p>
              </table:table-cell>
              <table:table-cell office:value-type="float" office:value="-0.065374">
                <text:p>-0.065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0263">
                <text:p>0.430263</text:p>
              </table:table-cell>
              <table:table-cell office:value-type="float" office:value="0.359228">
                <text:p>0.359228</text:p>
              </table:table-cell>
              <table:table-cell office:value-type="float" office:value="-0.071035">
                <text:p>-0.071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4498">
                <text:p>0.494498</text:p>
              </table:table-cell>
              <table:table-cell office:value-type="float" office:value="0.396434">
                <text:p>0.396434</text:p>
              </table:table-cell>
              <table:table-cell office:value-type="float" office:value="-0.098064">
                <text:p>-0.098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9525">
                <text:p>0.349525</text:p>
              </table:table-cell>
              <table:table-cell office:value-type="float" office:value="0.258523">
                <text:p>0.258523</text:p>
              </table:table-cell>
              <table:table-cell office:value-type="float" office:value="-0.091002">
                <text:p>-0.091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6179">
                <text:p>0.326179</text:p>
              </table:table-cell>
              <table:table-cell office:value-type="float" office:value="0.231072">
                <text:p>0.231072</text:p>
              </table:table-cell>
              <table:table-cell office:value-type="float" office:value="-0.095107">
                <text:p>-0.095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7854">
                <text:p>0.297854</text:p>
              </table:table-cell>
              <table:table-cell office:value-type="float" office:value="0.240383">
                <text:p>0.240383</text:p>
              </table:table-cell>
              <table:table-cell office:value-type="float" office:value="-0.057471">
                <text:p>-0.057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808">
                <text:p>0.25808</text:p>
              </table:table-cell>
              <table:table-cell office:value-type="float" office:value="0.153867">
                <text:p>0.153867</text:p>
              </table:table-cell>
              <table:table-cell office:value-type="float" office:value="-0.104213">
                <text:p>-0.104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338">
                <text:p>0.227338</text:p>
              </table:table-cell>
              <table:table-cell office:value-type="float" office:value="0.143612">
                <text:p>0.143612</text:p>
              </table:table-cell>
              <table:table-cell office:value-type="float" office:value="-0.083726">
                <text:p>-0.083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4917">
                <text:p>0.234917</text:p>
              </table:table-cell>
              <table:table-cell office:value-type="float" office:value="0.162356">
                <text:p>0.162356</text:p>
              </table:table-cell>
              <table:table-cell office:value-type="float" office:value="-0.072561">
                <text:p>-0.072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4739">
                <text:p>0.154739</text:p>
              </table:table-cell>
              <table:table-cell office:value-type="float" office:value="0.063899">
                <text:p>0.063899</text:p>
              </table:table-cell>
              <table:table-cell office:value-type="float" office:value="-0.09084">
                <text:p>-0.09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7987">
                <text:p>0.107987</text:p>
              </table:table-cell>
              <table:table-cell office:value-type="float" office:value="0.034162">
                <text:p>0.034162</text:p>
              </table:table-cell>
              <table:table-cell office:value-type="float" office:value="-0.073825">
                <text:p>-0.07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1962">
                <text:p>0.091962</text:p>
              </table:table-cell>
              <table:table-cell office:value-type="float" office:value="0.016302">
                <text:p>0.016302</text:p>
              </table:table-cell>
              <table:table-cell office:value-type="float" office:value="-0.07566">
                <text:p>-0.07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1925">
                <text:p>0.101925</text:p>
              </table:table-cell>
              <table:table-cell office:value-type="float" office:value="0.026096">
                <text:p>0.026096</text:p>
              </table:table-cell>
              <table:table-cell office:value-type="float" office:value="-0.075829">
                <text:p>-0.07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179">
                <text:p>0.09179</text:p>
              </table:table-cell>
              <table:table-cell office:value-type="float" office:value="0.027109">
                <text:p>0.027109</text:p>
              </table:table-cell>
              <table:table-cell office:value-type="float" office:value="-0.064681">
                <text:p>-0.064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0225">
                <text:p>0.090225</text:p>
              </table:table-cell>
              <table:table-cell office:value-type="float" office:value="0.028905">
                <text:p>0.028905</text:p>
              </table:table-cell>
              <table:table-cell office:value-type="float" office:value="-0.06132">
                <text:p>-0.06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291">
                <text:p>0.085291</text:p>
              </table:table-cell>
              <table:table-cell office:value-type="float" office:value="0.035691">
                <text:p>0.035691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2941">
                <text:p>0.082941</text:p>
              </table:table-cell>
              <table:table-cell office:value-type="float" office:value="0.04537">
                <text:p>0.04537</text:p>
              </table:table-cell>
              <table:table-cell office:value-type="float" office:value="-0.037571">
                <text:p>-0.037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101">
                <text:p>0.119101</text:p>
              </table:table-cell>
              <table:table-cell office:value-type="float" office:value="0.064383">
                <text:p>0.064383</text:p>
              </table:table-cell>
              <table:table-cell office:value-type="float" office:value="-0.054718">
                <text:p>-0.054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994">
                <text:p>0.084994</text:p>
              </table:table-cell>
              <table:table-cell office:value-type="float" office:value="0.053478">
                <text:p>0.053478</text:p>
              </table:table-cell>
              <table:table-cell office:value-type="float" office:value="-0.031516">
                <text:p>-0.031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3508">
                <text:p>0.093508</text:p>
              </table:table-cell>
              <table:table-cell office:value-type="float" office:value="0.063547">
                <text:p>0.063547</text:p>
              </table:table-cell>
              <table:table-cell office:value-type="float" office:value="-0.029961">
                <text:p>-0.029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6373">
                <text:p>0.086373</text:p>
              </table:table-cell>
              <table:table-cell office:value-type="float" office:value="0.061848">
                <text:p>0.061848</text:p>
              </table:table-cell>
              <table:table-cell office:value-type="float" office:value="-0.024525">
                <text:p>-0.024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997">
                <text:p>0.10997</text:p>
              </table:table-cell>
              <table:table-cell office:value-type="float" office:value="0.069223">
                <text:p>0.069223</text:p>
              </table:table-cell>
              <table:table-cell office:value-type="float" office:value="-0.040747">
                <text:p>-0.040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0172">
                <text:p>0.080172</text:p>
              </table:table-cell>
              <table:table-cell office:value-type="float" office:value="0.053112">
                <text:p>0.053112</text:p>
              </table:table-cell>
              <table:table-cell office:value-type="float" office:value="-0.02706">
                <text:p>-0.02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8999">
                <text:p>0.108999</text:p>
              </table:table-cell>
              <table:table-cell office:value-type="float" office:value="0.071438">
                <text:p>0.071438</text:p>
              </table:table-cell>
              <table:table-cell office:value-type="float" office:value="-0.037561">
                <text:p>-0.037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9001">
                <text:p>0.119001</text:p>
              </table:table-cell>
              <table:table-cell office:value-type="float" office:value="0.093614">
                <text:p>0.093614</text:p>
              </table:table-cell>
              <table:table-cell office:value-type="float" office:value="-0.025387">
                <text:p>-0.025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4191">
                <text:p>0.124191</text:p>
              </table:table-cell>
              <table:table-cell office:value-type="float" office:value="0.091686">
                <text:p>0.091686</text:p>
              </table:table-cell>
              <table:table-cell office:value-type="float" office:value="-0.032505">
                <text:p>-0.032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3106">
                <text:p>0.143106</text:p>
              </table:table-cell>
              <table:table-cell office:value-type="float" office:value="0.097302">
                <text:p>0.097302</text:p>
              </table:table-cell>
              <table:table-cell office:value-type="float" office:value="-0.045804">
                <text:p>-0.045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2345">
                <text:p>0.132345</text:p>
              </table:table-cell>
              <table:table-cell office:value-type="float" office:value="0.07694">
                <text:p>0.07694</text:p>
              </table:table-cell>
              <table:table-cell office:value-type="float" office:value="-0.055405">
                <text:p>-0.055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0181">
                <text:p>0.180181</text:p>
              </table:table-cell>
              <table:table-cell office:value-type="float" office:value="0.143136">
                <text:p>0.143136</text:p>
              </table:table-cell>
              <table:table-cell office:value-type="float" office:value="-0.037045">
                <text:p>-0.037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7972">
                <text:p>0.207972</text:p>
              </table:table-cell>
              <table:table-cell office:value-type="float" office:value="0.147849">
                <text:p>0.147849</text:p>
              </table:table-cell>
              <table:table-cell office:value-type="float" office:value="-0.060123">
                <text:p>-0.060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3189">
                <text:p>0.143189</text:p>
              </table:table-cell>
              <table:table-cell office:value-type="float" office:value="0.109859">
                <text:p>0.109859</text:p>
              </table:table-cell>
              <table:table-cell office:value-type="float" office:value="-0.03333">
                <text:p>-0.0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036">
                <text:p>0.101036</text:p>
              </table:table-cell>
              <table:table-cell office:value-type="float" office:value="0.047338">
                <text:p>0.047338</text:p>
              </table:table-cell>
              <table:table-cell office:value-type="float" office:value="-0.053698">
                <text:p>-0.053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7849">
                <text:p>0.057849</text:p>
              </table:table-cell>
              <table:table-cell office:value-type="float" office:value="0.005159">
                <text:p>0.005159</text:p>
              </table:table-cell>
              <table:table-cell office:value-type="float" office:value="-0.05269">
                <text:p>-0.05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3057">
                <text:p>0.043057</text:p>
              </table:table-cell>
              <table:table-cell office:value-type="float" office:value="0.001923">
                <text:p>0.001923</text:p>
              </table:table-cell>
              <table:table-cell office:value-type="float" office:value="-0.041134">
                <text:p>-0.041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589">
                <text:p>0.059589</text:p>
              </table:table-cell>
              <table:table-cell office:value-type="float" office:value="0.010297">
                <text:p>0.010297</text:p>
              </table:table-cell>
              <table:table-cell office:value-type="float" office:value="-0.049292">
                <text:p>-0.049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1547">
                <text:p>0.061547</text:p>
              </table:table-cell>
              <table:table-cell office:value-type="float" office:value="0.006178">
                <text:p>0.006178</text:p>
              </table:table-cell>
              <table:table-cell office:value-type="float" office:value="-0.055369">
                <text:p>-0.055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589">
                <text:p>0.13589</text:p>
              </table:table-cell>
              <table:table-cell office:value-type="float" office:value="0.059636">
                <text:p>0.059636</text:p>
              </table:table-cell>
              <table:table-cell office:value-type="float" office:value="-0.076254">
                <text:p>-0.076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6622">
                <text:p>0.156622</text:p>
              </table:table-cell>
              <table:table-cell office:value-type="float" office:value="0.078829">
                <text:p>0.078829</text:p>
              </table:table-cell>
              <table:table-cell office:value-type="float" office:value="-0.077793">
                <text:p>-0.077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1353">
                <text:p>0.161353</text:p>
              </table:table-cell>
              <table:table-cell office:value-type="float" office:value="0.095633">
                <text:p>0.095633</text:p>
              </table:table-cell>
              <table:table-cell office:value-type="float" office:value="-0.06572">
                <text:p>-0.06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2151">
                <text:p>0.242151</text:p>
              </table:table-cell>
              <table:table-cell office:value-type="float" office:value="0.129618">
                <text:p>0.129618</text:p>
              </table:table-cell>
              <table:table-cell office:value-type="float" office:value="-0.112533">
                <text:p>-0.112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38">
                <text:p>0.24138</text:p>
              </table:table-cell>
              <table:table-cell office:value-type="float" office:value="0.116749">
                <text:p>0.116749</text:p>
              </table:table-cell>
              <table:table-cell office:value-type="float" office:value="-0.124631">
                <text:p>-0.1246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0571">
                <text:p>0.210571</text:p>
              </table:table-cell>
              <table:table-cell office:value-type="float" office:value="0.068999">
                <text:p>0.068999</text:p>
              </table:table-cell>
              <table:table-cell office:value-type="float" office:value="-0.141572">
                <text:p>-0.141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687">
                <text:p>0.142687</text:p>
              </table:table-cell>
              <table:table-cell office:value-type="float" office:value="0.024092">
                <text:p>0.024092</text:p>
              </table:table-cell>
              <table:table-cell office:value-type="float" office:value="-0.118595">
                <text:p>-0.118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6073">
                <text:p>0.206073</text:p>
              </table:table-cell>
              <table:table-cell office:value-type="float" office:value="0.073562">
                <text:p>0.073562</text:p>
              </table:table-cell>
              <table:table-cell office:value-type="float" office:value="-0.132511">
                <text:p>-0.132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5669">
                <text:p>0.295669</text:p>
              </table:table-cell>
              <table:table-cell office:value-type="float" office:value="0.132678">
                <text:p>0.132678</text:p>
              </table:table-cell>
              <table:table-cell office:value-type="float" office:value="-0.162991">
                <text:p>-0.162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9487">
                <text:p>0.239487</text:p>
              </table:table-cell>
              <table:table-cell office:value-type="float" office:value="0.120126">
                <text:p>0.120126</text:p>
              </table:table-cell>
              <table:table-cell office:value-type="float" office:value="-0.119361">
                <text:p>-0.119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5205">
                <text:p>0.225205</text:p>
              </table:table-cell>
              <table:table-cell office:value-type="float" office:value="0.102181">
                <text:p>0.102181</text:p>
              </table:table-cell>
              <table:table-cell office:value-type="float" office:value="-0.123024">
                <text:p>-0.1230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107">
                <text:p>0.18107</text:p>
              </table:table-cell>
              <table:table-cell office:value-type="float" office:value="0.085188">
                <text:p>0.085188</text:p>
              </table:table-cell>
              <table:table-cell office:value-type="float" office:value="-0.095882">
                <text:p>-0.0958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9488">
                <text:p>0.259488</text:p>
              </table:table-cell>
              <table:table-cell office:value-type="float" office:value="0.172594">
                <text:p>0.172594</text:p>
              </table:table-cell>
              <table:table-cell office:value-type="float" office:value="-0.086894">
                <text:p>-0.0868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0992">
                <text:p>0.160992</text:p>
              </table:table-cell>
              <table:table-cell office:value-type="float" office:value="0.081384">
                <text:p>0.081384</text:p>
              </table:table-cell>
              <table:table-cell office:value-type="float" office:value="-0.079608">
                <text:p>-0.079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0641">
                <text:p>0.150641</text:p>
              </table:table-cell>
              <table:table-cell office:value-type="float" office:value="0.121306">
                <text:p>0.121306</text:p>
              </table:table-cell>
              <table:table-cell office:value-type="float" office:value="-0.029335">
                <text:p>-0.029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26">
                <text:p>0.1626</text:p>
              </table:table-cell>
              <table:table-cell office:value-type="float" office:value="0.107632">
                <text:p>0.107632</text:p>
              </table:table-cell>
              <table:table-cell office:value-type="float" office:value="-0.054968">
                <text:p>-0.054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1223">
                <text:p>0.161223</text:p>
              </table:table-cell>
              <table:table-cell office:value-type="float" office:value="0.118312">
                <text:p>0.118312</text:p>
              </table:table-cell>
              <table:table-cell office:value-type="float" office:value="-0.042911">
                <text:p>-0.042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8144">
                <text:p>0.108144</text:p>
              </table:table-cell>
              <table:table-cell office:value-type="float" office:value="0.073162">
                <text:p>0.073162</text:p>
              </table:table-cell>
              <table:table-cell office:value-type="float" office:value="-0.034982">
                <text:p>-0.034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2919">
                <text:p>0.192919</text:p>
              </table:table-cell>
              <table:table-cell office:value-type="float" office:value="0.145494">
                <text:p>0.145494</text:p>
              </table:table-cell>
              <table:table-cell office:value-type="float" office:value="-0.047425">
                <text:p>-0.047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1443">
                <text:p>0.171443</text:p>
              </table:table-cell>
              <table:table-cell office:value-type="float" office:value="0.1044">
                <text:p>0.1044</text:p>
              </table:table-cell>
              <table:table-cell office:value-type="float" office:value="-0.067043">
                <text:p>-0.067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962">
                <text:p>0.187962</text:p>
              </table:table-cell>
              <table:table-cell office:value-type="float" office:value="0.110336">
                <text:p>0.110336</text:p>
              </table:table-cell>
              <table:table-cell office:value-type="float" office:value="-0.077626">
                <text:p>-0.077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586">
                <text:p>0.133586</text:p>
              </table:table-cell>
              <table:table-cell office:value-type="float" office:value="0.07647">
                <text:p>0.07647</text:p>
              </table:table-cell>
              <table:table-cell office:value-type="float" office:value="-0.057116">
                <text:p>-0.057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3831">
                <text:p>0.183831</text:p>
              </table:table-cell>
              <table:table-cell office:value-type="float" office:value="0.12802">
                <text:p>0.12802</text:p>
              </table:table-cell>
              <table:table-cell office:value-type="float" office:value="-0.055811">
                <text:p>-0.0558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9857">
                <text:p>0.159857</text:p>
              </table:table-cell>
              <table:table-cell office:value-type="float" office:value="0.103581">
                <text:p>0.103581</text:p>
              </table:table-cell>
              <table:table-cell office:value-type="float" office:value="-0.056276">
                <text:p>-0.056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4738">
                <text:p>0.234738</text:p>
              </table:table-cell>
              <table:table-cell office:value-type="float" office:value="0.154923">
                <text:p>0.154923</text:p>
              </table:table-cell>
              <table:table-cell office:value-type="float" office:value="-0.079815">
                <text:p>-0.079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8438">
                <text:p>0.278438</text:p>
              </table:table-cell>
              <table:table-cell office:value-type="float" office:value="0.190657">
                <text:p>0.190657</text:p>
              </table:table-cell>
              <table:table-cell office:value-type="float" office:value="-0.087781">
                <text:p>-0.087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5405">
                <text:p>0.285405</text:p>
              </table:table-cell>
              <table:table-cell office:value-type="float" office:value="0.239555">
                <text:p>0.239555</text:p>
              </table:table-cell>
              <table:table-cell office:value-type="float" office:value="-0.04585">
                <text:p>-0.045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6572">
                <text:p>0.206572</text:p>
              </table:table-cell>
              <table:table-cell office:value-type="float" office:value="0.170385">
                <text:p>0.170385</text:p>
              </table:table-cell>
              <table:table-cell office:value-type="float" office:value="-0.036187">
                <text:p>-0.036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0887">
                <text:p>0.260887</text:p>
              </table:table-cell>
              <table:table-cell office:value-type="float" office:value="0.227536">
                <text:p>0.227536</text:p>
              </table:table-cell>
              <table:table-cell office:value-type="float" office:value="-0.033351">
                <text:p>-0.033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0113">
                <text:p>0.300113</text:p>
              </table:table-cell>
              <table:table-cell office:value-type="float" office:value="0.268696">
                <text:p>0.268696</text:p>
              </table:table-cell>
              <table:table-cell office:value-type="float" office:value="-0.031417">
                <text:p>-0.031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72437">
                <text:p>0.272437</text:p>
              </table:table-cell>
              <table:table-cell office:value-type="float" office:value="0.267077">
                <text:p>0.267077</text:p>
              </table:table-cell>
              <table:table-cell office:value-type="float" office:value="-0.00535999999999998">
                <text:p>-0.00535999999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765">
                <text:p>0.303765</text:p>
              </table:table-cell>
              <table:table-cell office:value-type="float" office:value="0.266663">
                <text:p>0.266663</text:p>
              </table:table-cell>
              <table:table-cell office:value-type="float" office:value="-0.037102">
                <text:p>-0.037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6794">
                <text:p>0.316794</text:p>
              </table:table-cell>
              <table:table-cell office:value-type="float" office:value="0.263755">
                <text:p>0.263755</text:p>
              </table:table-cell>
              <table:table-cell office:value-type="float" office:value="-0.053039">
                <text:p>-0.053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6034">
                <text:p>0.376034</text:p>
              </table:table-cell>
              <table:table-cell office:value-type="float" office:value="0.314779">
                <text:p>0.314779</text:p>
              </table:table-cell>
              <table:table-cell office:value-type="float" office:value="-0.061255">
                <text:p>-0.061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9672">
                <text:p>0.319672</text:p>
              </table:table-cell>
              <table:table-cell office:value-type="float" office:value="0.243684">
                <text:p>0.243684</text:p>
              </table:table-cell>
              <table:table-cell office:value-type="float" office:value="-0.075988">
                <text:p>-0.075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1793">
                <text:p>0.321793</text:p>
              </table:table-cell>
              <table:table-cell office:value-type="float" office:value="0.283996">
                <text:p>0.283996</text:p>
              </table:table-cell>
              <table:table-cell office:value-type="float" office:value="-0.037797">
                <text:p>-0.037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473">
                <text:p>0.26473</text:p>
              </table:table-cell>
              <table:table-cell office:value-type="float" office:value="0.281939">
                <text:p>0.281939</text:p>
              </table:table-cell>
              <table:table-cell office:value-type="float" office:value="0.017209">
                <text:p>0.017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4993">
                <text:p>0.364993</text:p>
              </table:table-cell>
              <table:table-cell office:value-type="float" office:value="0.354191">
                <text:p>0.354191</text:p>
              </table:table-cell>
              <table:table-cell office:value-type="float" office:value="-0.010802">
                <text:p>-0.0108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2239">
                <text:p>0.382239</text:p>
              </table:table-cell>
              <table:table-cell office:value-type="float" office:value="0.465778">
                <text:p>0.465778</text:p>
              </table:table-cell>
              <table:table-cell office:value-type="float" office:value="0.083539">
                <text:p>0.083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6122">
                <text:p>0.346122</text:p>
              </table:table-cell>
              <table:table-cell office:value-type="float" office:value="0.448718">
                <text:p>0.448718</text:p>
              </table:table-cell>
              <table:table-cell office:value-type="float" office:value="0.102596">
                <text:p>0.102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5398">
                <text:p>0.245398</text:p>
              </table:table-cell>
              <table:table-cell office:value-type="float" office:value="0.422171">
                <text:p>0.422171</text:p>
              </table:table-cell>
              <table:table-cell office:value-type="float" office:value="0.176773">
                <text:p>0.176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4699">
                <text:p>0.234699</text:p>
              </table:table-cell>
              <table:table-cell office:value-type="float" office:value="0.412804">
                <text:p>0.412804</text:p>
              </table:table-cell>
              <table:table-cell office:value-type="float" office:value="0.178105">
                <text:p>0.178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2801">
                <text:p>0.142801</text:p>
              </table:table-cell>
              <table:table-cell office:value-type="float" office:value="0.364226">
                <text:p>0.364226</text:p>
              </table:table-cell>
              <table:table-cell office:value-type="float" office:value="0.221425">
                <text:p>0.22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6607">
                <text:p>0.036607</text:p>
              </table:table-cell>
              <table:table-cell office:value-type="float" office:value="0.210701">
                <text:p>0.210701</text:p>
              </table:table-cell>
              <table:table-cell office:value-type="float" office:value="0.174094">
                <text:p>0.174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4537">
                <text:p>0.034537</text:p>
              </table:table-cell>
              <table:table-cell office:value-type="float" office:value="0.221353">
                <text:p>0.221353</text:p>
              </table:table-cell>
              <table:table-cell office:value-type="float" office:value="0.186816">
                <text:p>0.186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8927">
                <text:p>0.038927</text:p>
              </table:table-cell>
              <table:table-cell office:value-type="float" office:value="0.217851">
                <text:p>0.217851</text:p>
              </table:table-cell>
              <table:table-cell office:value-type="float" office:value="0.178924">
                <text:p>0.178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5135">
                <text:p>0.045135</text:p>
              </table:table-cell>
              <table:table-cell office:value-type="float" office:value="0.226062">
                <text:p>0.226062</text:p>
              </table:table-cell>
              <table:table-cell office:value-type="float" office:value="0.180927">
                <text:p>0.1809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024">
                <text:p>0.013024</text:p>
              </table:table-cell>
              <table:table-cell office:value-type="float" office:value="0.182928">
                <text:p>0.182928</text:p>
              </table:table-cell>
              <table:table-cell office:value-type="float" office:value="0.169904">
                <text:p>0.1699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37">
                <text:p>0.000637</text:p>
              </table:table-cell>
              <table:table-cell office:value-type="float" office:value="0.174037">
                <text:p>0.174037</text:p>
              </table:table-cell>
              <table:table-cell office:value-type="float" office:value="0.1734">
                <text:p>0.17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8">
                <text:p>0.000078</text:p>
              </table:table-cell>
              <table:table-cell office:value-type="float" office:value="0.17328">
                <text:p>0.17328</text:p>
              </table:table-cell>
              <table:table-cell office:value-type="float" office:value="0.173202">
                <text:p>0.173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8">
                <text:p>0.000008</text:p>
              </table:table-cell>
              <table:table-cell office:value-type="float" office:value="0.17325">
                <text:p>0.17325</text:p>
              </table:table-cell>
              <table:table-cell office:value-type="float" office:value="0.173242">
                <text:p>0.173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173229">
                <text:p>0.173229</text:p>
              </table:table-cell>
              <table:table-cell office:value-type="float" office:value="0.173229">
                <text:p>0.173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173233">
                <text:p>0.173233</text:p>
              </table:table-cell>
              <table:table-cell office:value-type="float" office:value="0.173233">
                <text:p>0.1732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